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ans" svg:font-family="Sans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1.0047in"/>
    </style:style>
    <style:style style:name="co2" style:family="table-column">
      <style:table-column-properties fo:break-before="auto" style:column-width="1.1362in"/>
    </style:style>
    <style:style style:name="co3" style:family="table-column">
      <style:table-column-properties fo:break-before="auto" style:column-width="1.2126in"/>
    </style:style>
    <style:style style:name="co4" style:family="table-column">
      <style:table-column-properties fo:break-before="auto" style:column-width="1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0.5547in"/>
    </style:style>
    <style:style style:name="co7" style:family="table-column">
      <style:table-column-properties fo:break-before="auto" style:column-width="0.752in"/>
    </style:style>
    <style:style style:name="co8" style:family="table-column">
      <style:table-column-properties fo:break-before="auto" style:column-width="0.7102in"/>
    </style:style>
    <style:style style:name="co9" style:family="table-column">
      <style:table-column-properties fo:break-before="auto" style:column-width="0.6374in"/>
    </style:style>
    <style:style style:name="co10" style:family="table-column">
      <style:table-column-properties fo:break-before="auto" style:column-width="0.7209in"/>
    </style:style>
    <style:style style:name="co11" style:family="table-column">
      <style:table-column-properties fo:break-before="auto" style:column-width="0.472in"/>
    </style:style>
    <style:style style:name="co12" style:family="table-column">
      <style:table-column-properties fo:break-before="auto" style:column-width="0.5862in"/>
    </style:style>
    <style:style style:name="co13" style:family="table-column">
      <style:table-column-properties fo:break-before="auto" style:column-width="0.5028in"/>
    </style:style>
    <style:style style:name="co14" style:family="table-column">
      <style:table-column-properties fo:break-before="auto" style:column-width="0.8953in"/>
    </style:style>
    <style:style style:name="ro1" style:family="table-row">
      <style:table-row-properties style:row-height="0.2681in" fo:break-before="auto" style:use-optimal-row-height="true"/>
    </style:style>
    <style:style style:name="ro2" style:family="table-row">
      <style:table-row-properties style:row-height="0.18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fo:border-bottom="none" fo:border-left="0.0008in solid #000000" fo:border-right="none" fo:border-top="0.0008in solid #000000"/>
    </style:style>
    <style:style style:name="ce3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</style:style>
    <style:style style:name="ce4" style:family="table-cell" style:parent-style-name="Default" style:data-style-name="N0">
      <style:table-cell-properties style:glyph-orientation-vertical="0" fo:border-bottom="0.0008in solid #000000" style:cell-protect="protected" style:print-content="true" style:diagonal-bl-tr="none" style:diagonal-tl-br="none" style:text-align-source="value-type" style:repeat-content="false" fo:background-color="transparent" fo:wrap-option="no-wrap" fo:border-left="0.0008in solid #000000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order-bottom="none" fo:border-left="0.0008in solid #000000" fo:border-right="none" fo:border-top="0.0008in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0.0008in solid #000000" fo:border-right="none" fo:border-top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order-left="0.0008in solid #000000" fo:border-right="none" fo:border-top="none"/>
    </style:style>
    <style:style style:name="ce8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008in solid #00000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008in solid #000000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008in solid #000000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2">
      <style:table-cell-properties style:glyph-orientation-vertical="0" fo:border-bottom="0.0008in solid #000000" style:cell-protect="protected" style:print-content="true" style:diagonal-bl-tr="none" style:diagonal-tl-br="none" style:text-align-source="value-type" style:repeat-content="false" fo:background-color="transparent" fo:wrap-option="no-wrap" fo:border-left="0.0008in solid #000000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order-bottom="0.0008in solid #000000" fo:border-left="0.0008in solid #000000" fo:border-right="none" fo:border-top="none"/>
    </style:style>
    <style:style style:name="ce13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008in solid #000000" style:direction="ltr" fo:border-right="none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order-bottom="none" fo:border-left="none" fo:border-right="none" fo:border-top="0.0008in solid #000000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6" style:family="table-cell" style:parent-style-name="Default">
      <style:table-cell-properties fo:border-bottom="0.0008in solid #000000" fo:border-left="none" fo:border-right="none" fo:border-top="none"/>
    </style:style>
    <style:style style:name="ce1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2">
      <style:table-cell-properties style:glyph-orientation-vertical="0" fo:border-bottom="0.0008in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order-bottom="none" fo:border-left="none" fo:border-right="0.0008in solid #000000" fo:border-top="0.0008in solid #000000"/>
    </style:style>
    <style:style style:name="ce23" style:family="table-cell" style:parent-style-name="Default">
      <style:table-cell-properties fo:border-bottom="none" fo:border-left="none" fo:border-right="0.0008in solid #000000" fo:border-top="none"/>
    </style:style>
    <style:style style:name="ce24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0008in solid #000000" style:rotation-angle="0" style:rotation-align="none" style:shrink-to-fit="false" fo:border-top="none" style:vertical-align="automatic"/>
      <style:paragraph-properties fo:margin-left="0in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0008in solid #000000" style:rotation-angle="0" style:rotation-align="none" style:shrink-to-fit="false" fo:border-top="none" style:vertical-align="automatic"/>
      <style:paragraph-properties fo:margin-left="0in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2">
      <style:table-cell-properties style:glyph-orientation-vertical="0" fo:border-bottom="0.0008in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0008in solid #000000" style:rotation-angle="0" style:rotation-align="none" style:shrink-to-fit="false" fo:border-top="none" style:vertical-align="automatic"/>
      <style:paragraph-properties fo:margin-left="0in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fo:border-bottom="none" style:text-align-source="fix" style:repeat-content="false" fo:border-left="0.0008in solid #000000" fo:border-right="none" fo:border-top="0.0008in solid #000000"/>
      <style:paragraph-properties fo:text-align="center" fo:margin-left="0in"/>
    </style:style>
    <style:style style:name="ce30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center" fo:margin-left="0in"/>
    </style:style>
    <style:style style:name="ce31" style:family="table-cell" style:parent-style-name="Default" style:data-style-name="N2">
      <style:table-cell-properties fo:border-bottom="none" fo:border-left="none" fo:border-right="0.0008in solid #000000" fo:border-top="none"/>
    </style:style>
    <style:style style:name="ce32" style:family="table-cell" style:parent-style-name="Default" style:data-style-name="N2">
      <style:table-cell-properties fo:border-bottom="0.0008in solid #000000" fo:border-left="none" fo:border-right="0.0008in solid #000000" fo:border-top="none"/>
    </style:style>
    <style:style style:name="ce33" style:family="table-cell" style:parent-style-name="Default">
      <style:table-cell-properties fo:border-bottom="none" style:text-align-source="fix" style:repeat-content="false" fo:border-left="none" fo:border-right="0.0008in solid #000000" fo:border-top="0.0008in solid #000000"/>
      <style:paragraph-properties fo:text-align="center" fo:margin-left="0in"/>
    </style:style>
    <style:style style:name="ce34" style:family="table-cell" style:parent-style-name="Default">
      <style:table-cell-properties fo:border="none"/>
    </style:style>
    <style:style style:name="ce35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</style:style>
    <style:style style:name="ce36" style:family="table-cell" style:parent-style-name="Default" style:data-style-name="N2"/>
    <style:style style:name="ce37" style:family="table-cell" style:parent-style-name="Default" style:data-style-name="N2">
      <style:table-cell-properties fo:border-bottom="0.0008in solid #000000" fo:border-left="none" fo:border-right="none" fo:border-top="none"/>
    </style:style>
    <style:style style:name="ce38" style:family="table-cell" style:parent-style-name="Default">
      <style:table-cell-properties fo:border-bottom="0.0008in solid #000000" fo:border-left="none" fo:border-right="0.0008in solid #000000" fo:border-top="none"/>
    </style:style>
    <style:style style:name="gr1" style:family="graphic">
      <style:graphic-properties draw:ole-draw-aspect="1"/>
    </style:style>
  </office:automatic-styles>
  <office:body>
    <office:spreadsheet>
      <table:table table:name="Anonimo" table:style-name="ta1" table:print="false">
        <office:forms form:automatic-focus="false" form:apply-design-mode="false"/>
        <table:table-column table:style-name="co1" table:default-cell-style-name="ce10"/>
        <table:table-column table:style-name="co1" table:default-cell-style-name="ce19"/>
        <table:table-column table:style-name="co1" table:default-cell-style-name="ce26"/>
        <table:table-column table:style-name="co2" table:default-cell-style-name="ce10"/>
        <table:table-column table:style-name="co3" table:default-cell-style-name="ce31"/>
        <table:table-column table:style-name="co4" table:default-cell-style-name="ce10"/>
        <table:table-column table:style-name="co4" table:default-cell-style-name="ce19"/>
        <table:table-column table:style-name="co4" table:default-cell-style-name="ce36"/>
        <table:table-column table:style-name="co4" table:default-cell-style-name="ce31"/>
        <table:table-row table:style-name="ro1">
          <table:table-cell table:style-name="ce1" office:value-type="string">
            <text:p>Sint Wind calcolo velocita' anemometriche</text:p>
          </table:table-cell>
          <table:table-cell table:style-name="Default" table:number-columns-repeated="8"/>
        </table:table-row>
        <table:table-row table:style-name="ro2">
          <table:table-cell table:style-name="Default" table:number-columns-repeated="9"/>
        </table:table-row>
        <table:table-row table:style-name="ro2">
          <table:table-cell table:style-name="ce2" office:value-type="string">
            <text:p>Fclk = Freq. Di clock (Hz)</text:p>
          </table:table-cell>
          <table:table-cell table:style-name="ce14"/>
          <table:table-cell table:style-name="ce14" office:value-type="string">
            <text:p>Prsc. = Prescaler contatore</text:p>
          </table:table-cell>
          <table:table-cell table:style-name="ce14"/>
          <table:table-cell table:style-name="ce14" office:value-type="string">
            <text:p>t(Hz) = Freq. Contatore</text:p>
          </table:table-cell>
          <table:table-cell table:style-name="ce14"/>
          <table:table-cell table:style-name="ce14" office:value-type="string">
            <text:p>t(sec) = Durata di un ciclo in sec.</text:p>
          </table:table-cell>
          <table:table-cell table:style-name="ce14"/>
          <table:table-cell table:style-name="ce22"/>
        </table:table-row>
        <table:table-row table:style-name="ro2">
          <table:table-cell table:style-name="ce3" office:value-type="string">
            <text:p>Fclk</text:p>
          </table:table-cell>
          <table:table-cell table:style-name="ce15" office:value-type="string">
            <text:p>Prsc</text:p>
          </table:table-cell>
          <table:table-cell table:style-name="ce15" office:value-type="string">
            <text:p>t(Hz)</text:p>
          </table:table-cell>
          <table:table-cell table:style-name="ce15" office:value-type="string">
            <text:p>t(sec)</text:p>
          </table:table-cell>
          <table:table-cell table:style-name="Default" table:number-columns-repeated="4"/>
          <table:table-cell table:style-name="ce23"/>
        </table:table-row>
        <table:table-row table:style-name="ro2">
          <table:table-cell table:style-name="ce4" office:value-type="float" office:value="4000000">
            <text:p>4000000</text:p>
          </table:table-cell>
          <table:table-cell table:style-name="ce16" office:value-type="float" office:value="256">
            <text:p>256</text:p>
          </table:table-cell>
          <table:table-cell table:style-name="ce16" table:formula="oooc:=[.A5]/[.B5]/65535" office:value-type="float" office:value="0.238422217135882">
            <text:p>0,24</text:p>
          </table:table-cell>
          <table:table-cell table:style-name="ce16" table:formula="oooc:=1/[.C5]" office:value-type="float" office:value="4.19424">
            <text:p>4,19</text:p>
          </table:table-cell>
          <table:table-cell table:style-name="ce16" table:number-columns-repeated="4"/>
          <table:table-cell table:style-name="ce38"/>
        </table:table-row>
        <table:table-row table:style-name="ro2">
          <table:table-cell table:style-name="Default" table:number-columns-repeated="9"/>
        </table:table-row>
        <table:table-row table:style-name="ro2">
          <table:table-cell table:style-name="ce5" office:value-type="string">
            <text:p>Valori Rilevati In macchina su</text:p>
          </table:table-cell>
          <table:table-cell table:style-name="ce14"/>
          <table:table-cell table:style-name="ce22"/>
          <table:table-cell table:style-name="ce5" office:value-type="string">
            <text:p>Valori calcolati</text:p>
          </table:table-cell>
          <table:table-cell table:style-name="ce22"/>
          <table:table-cell table:style-name="ce5" office:value-type="string">
            <text:p>Simulazione anonima</text:p>
          </table:table-cell>
          <table:table-cell table:style-name="ce14" table:number-columns-repeated="2"/>
          <table:table-cell table:style-name="ce22"/>
        </table:table-row>
        <table:table-row table:style-name="ro2">
          <table:table-cell table:style-name="ce6" office:value-type="string">
            <text:p>anemometro anonimo e oscilloscopio</text:p>
          </table:table-cell>
          <table:table-cell table:style-name="Default"/>
          <table:table-cell table:style-name="ce23"/>
          <table:table-cell table:style-name="ce7"/>
          <table:table-cell table:style-name="ce23"/>
          <table:table-cell table:style-name="ce7"/>
          <table:table-cell table:style-name="Default" table:number-columns-repeated="2"/>
          <table:table-cell table:style-name="ce23"/>
        </table:table-row>
        <table:table-row table:style-name="ro2">
          <table:table-cell table:style-name="ce7" office:value-type="string">
            <text:p>t(ms) = millisecondi rilevati</text:p>
          </table:table-cell>
          <table:table-cell table:style-name="Default"/>
          <table:table-cell table:style-name="ce23"/>
          <table:table-cell table:style-name="ce7" office:value-type="string">
            <text:p>I/C = Impulsi x ciclo</text:p>
          </table:table-cell>
          <table:table-cell table:style-name="ce23"/>
          <table:table-cell table:style-name="ce7" office:value-type="string">
            <text:p>(IcKmh)M = Divisore di test</text:p>
          </table:table-cell>
          <table:table-cell table:style-name="Default" table:number-columns-repeated="2"/>
          <table:table-cell table:style-name="ce23"/>
        </table:table-row>
        <table:table-row table:style-name="ro2">
          <table:table-cell table:style-name="ce7" office:value-type="string">
            <text:p>Km/h = chilometri all'ora della vettura</text:p>
          </table:table-cell>
          <table:table-cell table:style-name="Default"/>
          <table:table-cell table:style-name="ce23"/>
          <table:table-cell table:style-name="ce7" office:value-type="string">
            <text:p>Ic/Kmh = Impulsi x ciclo / Km/h</text:p>
          </table:table-cell>
          <table:table-cell table:style-name="ce23"/>
          <table:table-cell table:style-name="ce7" office:value-type="string">
            <text:p>(I/C)M = Calcolo degli impulsi x cliclo con il nuovo divisore</text:p>
          </table:table-cell>
          <table:table-cell table:style-name="Default" table:number-columns-repeated="2"/>
          <table:table-cell table:style-name="ce23"/>
        </table:table-row>
        <table:table-row table:style-name="ro2">
          <table:table-cell table:style-name="ce7" office:value-type="string">
            <text:p>Hz = frequenza rilevata dall'oscilloscopio</text:p>
          </table:table-cell>
          <table:table-cell table:style-name="Default"/>
          <table:table-cell table:style-name="ce23"/>
          <table:table-cell table:style-name="ce7"/>
          <table:table-cell table:style-name="ce23"/>
          <table:table-cell table:style-name="ce7" office:value-type="string">
            <text:p>(Km/h)M = Velocita' teorica calcolata</text:p>
          </table:table-cell>
          <table:table-cell table:style-name="Default" table:number-columns-repeated="2"/>
          <table:table-cell table:style-name="ce23"/>
        </table:table-row>
        <table:table-row table:style-name="ro2">
          <table:table-cell table:style-name="ce7"/>
          <table:table-cell table:style-name="Default"/>
          <table:table-cell table:style-name="ce23"/>
          <table:table-cell table:style-name="ce7"/>
          <table:table-cell table:style-name="ce23"/>
          <table:table-cell table:style-name="ce7" office:value-type="string">
            <text:p>Diff = differenza dalla simulazione alla vera</text:p>
          </table:table-cell>
          <table:table-cell table:style-name="ce34" table:number-columns-repeated="2"/>
          <table:table-cell table:style-name="ce23"/>
        </table:table-row>
        <table:table-row table:style-name="ro2">
          <table:table-cell table:style-name="ce7"/>
          <table:table-cell table:style-name="Default"/>
          <table:table-cell table:style-name="ce23"/>
          <table:table-cell table:style-name="ce7"/>
          <table:table-cell table:style-name="ce23"/>
          <table:table-cell table:style-name="ce7"/>
          <table:table-cell table:style-name="Default" table:number-columns-repeated="2"/>
          <table:table-cell table:style-name="ce23"/>
        </table:table-row>
        <table:table-row table:style-name="ro2">
          <table:table-cell table:style-name="ce8" office:value-type="string">
            <text:p>t(ms)</text:p>
          </table:table-cell>
          <table:table-cell table:style-name="ce17" office:value-type="string">
            <text:p>km/h</text:p>
          </table:table-cell>
          <table:table-cell table:style-name="ce24" office:value-type="string">
            <text:p>Hz</text:p>
          </table:table-cell>
          <table:table-cell table:style-name="ce3" office:value-type="string">
            <text:p>I/C</text:p>
          </table:table-cell>
          <table:table-cell table:style-name="ce30" office:value-type="string">
            <text:p>Ic/Kmh</text:p>
          </table:table-cell>
          <table:table-cell table:style-name="ce3" office:value-type="string">
            <text:p>(IcKmh)M</text:p>
          </table:table-cell>
          <table:table-cell table:style-name="ce15" office:value-type="string">
            <text:p>(I/C)M</text:p>
          </table:table-cell>
          <table:table-cell table:style-name="ce15" office:value-type="string">
            <text:p>(Km/h)M</text:p>
          </table:table-cell>
          <table:table-cell table:style-name="ce30" office:value-type="string">
            <text:p>Diff</text:p>
          </table:table-cell>
        </table:table-row>
        <table:table-row table:style-name="ro2">
          <table:table-cell table:style-name="ce9"/>
          <table:table-cell table:style-name="ce18"/>
          <table:table-cell table:style-name="ce25"/>
          <table:table-cell table:style-name="ce7"/>
          <table:table-cell table:style-name="ce23"/>
          <table:table-cell table:style-name="ce7"/>
          <table:table-cell table:style-name="Default" table:number-columns-repeated="2"/>
          <table:table-cell table:style-name="ce23"/>
        </table:table-row>
        <table:table-row table:style-name="ro2">
          <table:table-cell office:value-type="float" office:value="400">
            <text:p>400,00</text:p>
          </table:table-cell>
          <table:table-cell office:value-type="float" office:value="4">
            <text:p>4,00</text:p>
          </table:table-cell>
          <table:table-cell table:formula="oooc:=1000/[.A16]" office:value-type="float" office:value="2.5">
            <text:p>2,50</text:p>
          </table:table-cell>
          <table:table-cell table:formula="oooc:=TRUNC([.C16]*[.$D$5];0)" office:value-type="float" office:value="10">
            <text:p>10,00</text:p>
          </table:table-cell>
          <table:table-cell table:formula="oooc:=[.D16]/[.B16]" office:value-type="float" office:value="2.5">
            <text:p>2,50</text:p>
          </table:table-cell>
          <table:table-cell office:value-type="float" office:value="2.7">
            <text:p>2,70</text:p>
          </table:table-cell>
          <table:table-cell table:formula="oooc:=[.F16]*[.B16]" office:value-type="float" office:value="10.8">
            <text:p>10,80</text:p>
          </table:table-cell>
          <table:table-cell table:formula="oooc:=[.D16]/[.F16]" office:value-type="float" office:value="3.7037037037037">
            <text:p>3,70</text:p>
          </table:table-cell>
          <table:table-cell table:formula="oooc:=[.B16]-[.H16]" office:value-type="float" office:value="0.296296296296297">
            <text:p>0,30</text:p>
          </table:table-cell>
        </table:table-row>
        <table:table-row table:style-name="ro2">
          <table:table-cell office:value-type="float" office:value="350">
            <text:p>350,00</text:p>
          </table:table-cell>
          <table:table-cell office:value-type="float" office:value="5">
            <text:p>5,00</text:p>
          </table:table-cell>
          <table:table-cell table:formula="oooc:=1000/[.A17]" office:value-type="float" office:value="2.85714285714286">
            <text:p>2,86</text:p>
          </table:table-cell>
          <table:table-cell table:formula="oooc:=TRUNC([.C17]*[.$D$5];0)" office:value-type="float" office:value="11">
            <text:p>11,00</text:p>
          </table:table-cell>
          <table:table-cell table:formula="oooc:=[.D17]/[.B17]" office:value-type="float" office:value="2.2">
            <text:p>2,20</text:p>
          </table:table-cell>
          <table:table-cell office:value-type="float" office:value="2.7">
            <text:p>2,70</text:p>
          </table:table-cell>
          <table:table-cell table:formula="oooc:=[.F17]*[.B17]" office:value-type="float" office:value="13.5">
            <text:p>13,50</text:p>
          </table:table-cell>
          <table:table-cell table:formula="oooc:=[.D17]/[.F17]" office:value-type="float" office:value="4.07407407407407">
            <text:p>4,07</text:p>
          </table:table-cell>
          <table:table-cell table:formula="oooc:=[.B17]-[.H17]" office:value-type="float" office:value="0.925925925925927">
            <text:p>0,93</text:p>
          </table:table-cell>
        </table:table-row>
        <table:table-row table:style-name="ro2">
          <table:table-cell office:value-type="float" office:value="300">
            <text:p>300,00</text:p>
          </table:table-cell>
          <table:table-cell office:value-type="float" office:value="6">
            <text:p>6,00</text:p>
          </table:table-cell>
          <table:table-cell table:formula="oooc:=1000/[.A18]" office:value-type="float" office:value="3.33333333333333">
            <text:p>3,33</text:p>
          </table:table-cell>
          <table:table-cell table:formula="oooc:=TRUNC([.C18]*[.$D$5];0)" office:value-type="float" office:value="13">
            <text:p>13,00</text:p>
          </table:table-cell>
          <table:table-cell table:formula="oooc:=[.D18]/[.B18]" office:value-type="float" office:value="2.16666666666667">
            <text:p>2,17</text:p>
          </table:table-cell>
          <table:table-cell office:value-type="float" office:value="2.7">
            <text:p>2,70</text:p>
          </table:table-cell>
          <table:table-cell table:formula="oooc:=[.F18]*[.B18]" office:value-type="float" office:value="16.2">
            <text:p>16,20</text:p>
          </table:table-cell>
          <table:table-cell table:formula="oooc:=[.D18]/[.F18]" office:value-type="float" office:value="4.81481481481482">
            <text:p>4,81</text:p>
          </table:table-cell>
          <table:table-cell table:formula="oooc:=[.B18]-[.H18]" office:value-type="float" office:value="1.18518518518519">
            <text:p>1,19</text:p>
          </table:table-cell>
        </table:table-row>
        <table:table-row table:style-name="ro2">
          <table:table-cell office:value-type="float" office:value="250">
            <text:p>250,00</text:p>
          </table:table-cell>
          <table:table-cell office:value-type="float" office:value="7">
            <text:p>7,00</text:p>
          </table:table-cell>
          <table:table-cell table:formula="oooc:=1000/[.A19]" office:value-type="float" office:value="4">
            <text:p>4,00</text:p>
          </table:table-cell>
          <table:table-cell table:formula="oooc:=TRUNC([.C19]*[.$D$5];0)" office:value-type="float" office:value="16">
            <text:p>16,00</text:p>
          </table:table-cell>
          <table:table-cell table:formula="oooc:=[.D19]/[.B19]" office:value-type="float" office:value="2.28571428571429">
            <text:p>2,29</text:p>
          </table:table-cell>
          <table:table-cell office:value-type="float" office:value="2.7">
            <text:p>2,70</text:p>
          </table:table-cell>
          <table:table-cell table:formula="oooc:=[.F19]*[.B19]" office:value-type="float" office:value="18.9">
            <text:p>18,90</text:p>
          </table:table-cell>
          <table:table-cell table:formula="oooc:=[.D19]/[.F19]" office:value-type="float" office:value="5.92592592592593">
            <text:p>5,93</text:p>
          </table:table-cell>
          <table:table-cell table:formula="oooc:=[.B19]-[.H19]" office:value-type="float" office:value="1.07407407407407">
            <text:p>1,07</text:p>
          </table:table-cell>
        </table:table-row>
        <table:table-row table:style-name="ro2">
          <table:table-cell office:value-type="float" office:value="200">
            <text:p>200,00</text:p>
          </table:table-cell>
          <table:table-cell office:value-type="float" office:value="8">
            <text:p>8,00</text:p>
          </table:table-cell>
          <table:table-cell table:formula="oooc:=1000/[.A20]" office:value-type="float" office:value="5">
            <text:p>5,00</text:p>
          </table:table-cell>
          <table:table-cell table:formula="oooc:=TRUNC([.C20]*[.$D$5];0)" office:value-type="float" office:value="20">
            <text:p>20,00</text:p>
          </table:table-cell>
          <table:table-cell table:formula="oooc:=[.D20]/[.B20]" office:value-type="float" office:value="2.5">
            <text:p>2,50</text:p>
          </table:table-cell>
          <table:table-cell office:value-type="float" office:value="2.7">
            <text:p>2,70</text:p>
          </table:table-cell>
          <table:table-cell table:formula="oooc:=[.F20]*[.B20]" office:value-type="float" office:value="21.6">
            <text:p>21,60</text:p>
          </table:table-cell>
          <table:table-cell table:formula="oooc:=[.D20]/[.F20]" office:value-type="float" office:value="7.40740740740741">
            <text:p>7,41</text:p>
          </table:table-cell>
          <table:table-cell table:formula="oooc:=[.B20]-[.H20]" office:value-type="float" office:value="0.592592592592593">
            <text:p>0,59</text:p>
          </table:table-cell>
        </table:table-row>
        <table:table-row table:style-name="ro2">
          <table:table-cell office:value-type="float" office:value="175">
            <text:p>175,00</text:p>
          </table:table-cell>
          <table:table-cell office:value-type="float" office:value="10">
            <text:p>10,00</text:p>
          </table:table-cell>
          <table:table-cell table:formula="oooc:=1000/[.A21]" office:value-type="float" office:value="5.71428571428571">
            <text:p>5,71</text:p>
          </table:table-cell>
          <table:table-cell table:formula="oooc:=TRUNC([.C21]*[.$D$5];0)" office:value-type="float" office:value="23">
            <text:p>23,00</text:p>
          </table:table-cell>
          <table:table-cell table:formula="oooc:=[.D21]/[.B21]" office:value-type="float" office:value="2.3">
            <text:p>2,30</text:p>
          </table:table-cell>
          <table:table-cell office:value-type="float" office:value="2.7">
            <text:p>2,70</text:p>
          </table:table-cell>
          <table:table-cell table:formula="oooc:=[.F21]*[.B21]" office:value-type="float" office:value="27">
            <text:p>27,00</text:p>
          </table:table-cell>
          <table:table-cell table:formula="oooc:=[.D21]/[.F21]" office:value-type="float" office:value="8.51851851851852">
            <text:p>8,52</text:p>
          </table:table-cell>
          <table:table-cell table:formula="oooc:=[.B21]-[.H21]" office:value-type="float" office:value="1.48148148148148">
            <text:p>1,48</text:p>
          </table:table-cell>
        </table:table-row>
        <table:table-row table:style-name="ro2">
          <table:table-cell office:value-type="float" office:value="150">
            <text:p>150,00</text:p>
          </table:table-cell>
          <table:table-cell office:value-type="float" office:value="11">
            <text:p>11,00</text:p>
          </table:table-cell>
          <table:table-cell table:formula="oooc:=1000/[.A22]" office:value-type="float" office:value="6.66666666666667">
            <text:p>6,67</text:p>
          </table:table-cell>
          <table:table-cell table:formula="oooc:=TRUNC([.C22]*[.$D$5];0)" office:value-type="float" office:value="27">
            <text:p>27,00</text:p>
          </table:table-cell>
          <table:table-cell table:formula="oooc:=[.D22]/[.B22]" office:value-type="float" office:value="2.45454545454545">
            <text:p>2,45</text:p>
          </table:table-cell>
          <table:table-cell office:value-type="float" office:value="2.7">
            <text:p>2,70</text:p>
          </table:table-cell>
          <table:table-cell table:formula="oooc:=[.F22]*[.B22]" office:value-type="float" office:value="29.7">
            <text:p>29,70</text:p>
          </table:table-cell>
          <table:table-cell table:formula="oooc:=[.D22]/[.F22]" office:value-type="float" office:value="10">
            <text:p>10,00</text:p>
          </table:table-cell>
          <table:table-cell table:formula="oooc:=[.B22]-[.H22]" office:value-type="float" office:value="1">
            <text:p>1,00</text:p>
          </table:table-cell>
        </table:table-row>
        <table:table-row table:style-name="ro2">
          <table:table-cell office:value-type="float" office:value="125">
            <text:p>125,00</text:p>
          </table:table-cell>
          <table:table-cell office:value-type="float" office:value="12">
            <text:p>12,00</text:p>
          </table:table-cell>
          <table:table-cell table:formula="oooc:=1000/[.A23]" office:value-type="float" office:value="8">
            <text:p>8,00</text:p>
          </table:table-cell>
          <table:table-cell table:formula="oooc:=TRUNC([.C23]*[.$D$5];0)" office:value-type="float" office:value="33">
            <text:p>33,00</text:p>
          </table:table-cell>
          <table:table-cell table:formula="oooc:=[.D23]/[.B23]" office:value-type="float" office:value="2.75">
            <text:p>2,75</text:p>
          </table:table-cell>
          <table:table-cell office:value-type="float" office:value="2.7">
            <text:p>2,70</text:p>
          </table:table-cell>
          <table:table-cell table:formula="oooc:=[.F23]*[.B23]" office:value-type="float" office:value="32.4">
            <text:p>32,40</text:p>
          </table:table-cell>
          <table:table-cell table:formula="oooc:=[.D23]/[.F23]" office:value-type="float" office:value="12.2222222222222">
            <text:p>12,22</text:p>
          </table:table-cell>
          <table:table-cell table:formula="oooc:=[.B23]-[.H23]" office:value-type="float" office:value="-0.222222222222221">
            <text:p>-0,22</text:p>
          </table:table-cell>
        </table:table-row>
        <table:table-row table:style-name="ro2">
          <table:table-cell office:value-type="float" office:value="100">
            <text:p>100,00</text:p>
          </table:table-cell>
          <table:table-cell office:value-type="float" office:value="15">
            <text:p>15,00</text:p>
          </table:table-cell>
          <table:table-cell table:formula="oooc:=1000/[.A24]" office:value-type="float" office:value="10">
            <text:p>10,00</text:p>
          </table:table-cell>
          <table:table-cell table:formula="oooc:=TRUNC([.C24]*[.$D$5];0)" office:value-type="float" office:value="41">
            <text:p>41,00</text:p>
          </table:table-cell>
          <table:table-cell table:formula="oooc:=[.D24]/[.B24]" office:value-type="float" office:value="2.73333333333333">
            <text:p>2,73</text:p>
          </table:table-cell>
          <table:table-cell office:value-type="float" office:value="2.7">
            <text:p>2,70</text:p>
          </table:table-cell>
          <table:table-cell table:formula="oooc:=[.F24]*[.B24]" office:value-type="float" office:value="40.5">
            <text:p>40,50</text:p>
          </table:table-cell>
          <table:table-cell table:formula="oooc:=[.D24]/[.F24]" office:value-type="float" office:value="15.1851851851852">
            <text:p>15,19</text:p>
          </table:table-cell>
          <table:table-cell table:formula="oooc:=[.B24]-[.H24]" office:value-type="float" office:value="-0.185185185185183">
            <text:p>-0,19</text:p>
          </table:table-cell>
        </table:table-row>
        <table:table-row table:style-name="ro2">
          <table:table-cell office:value-type="float" office:value="80">
            <text:p>80,00</text:p>
          </table:table-cell>
          <table:table-cell office:value-type="float" office:value="20">
            <text:p>20,00</text:p>
          </table:table-cell>
          <table:table-cell table:formula="oooc:=1000/[.A25]" office:value-type="float" office:value="12.5">
            <text:p>12,50</text:p>
          </table:table-cell>
          <table:table-cell table:formula="oooc:=TRUNC([.C25]*[.$D$5];0)" office:value-type="float" office:value="52">
            <text:p>52,00</text:p>
          </table:table-cell>
          <table:table-cell table:formula="oooc:=[.D25]/[.B25]" office:value-type="float" office:value="2.6">
            <text:p>2,60</text:p>
          </table:table-cell>
          <table:table-cell office:value-type="float" office:value="2.7">
            <text:p>2,70</text:p>
          </table:table-cell>
          <table:table-cell table:formula="oooc:=[.F25]*[.B25]" office:value-type="float" office:value="54">
            <text:p>54,00</text:p>
          </table:table-cell>
          <table:table-cell table:formula="oooc:=[.D25]/[.F25]" office:value-type="float" office:value="19.2592592592593">
            <text:p>19,26</text:p>
          </table:table-cell>
          <table:table-cell table:formula="oooc:=[.B25]-[.H25]" office:value-type="float" office:value="0.740740740740741">
            <text:p>0,74</text:p>
          </table:table-cell>
        </table:table-row>
        <table:table-row table:style-name="ro2">
          <table:table-cell office:value-type="float" office:value="60">
            <text:p>60,00</text:p>
          </table:table-cell>
          <table:table-cell office:value-type="float" office:value="25">
            <text:p>25,00</text:p>
          </table:table-cell>
          <table:table-cell table:formula="oooc:=1000/[.A26]" office:value-type="float" office:value="16.6666666666667">
            <text:p>16,67</text:p>
          </table:table-cell>
          <table:table-cell table:formula="oooc:=TRUNC([.C26]*[.$D$5];0)" office:value-type="float" office:value="69">
            <text:p>69,00</text:p>
          </table:table-cell>
          <table:table-cell table:formula="oooc:=[.D26]/[.B26]" office:value-type="float" office:value="2.76">
            <text:p>2,76</text:p>
          </table:table-cell>
          <table:table-cell office:value-type="float" office:value="2.7">
            <text:p>2,70</text:p>
          </table:table-cell>
          <table:table-cell table:formula="oooc:=[.F26]*[.B26]" office:value-type="float" office:value="67.5">
            <text:p>67,50</text:p>
          </table:table-cell>
          <table:table-cell table:formula="oooc:=[.D26]/[.F26]" office:value-type="float" office:value="25.5555555555556">
            <text:p>25,56</text:p>
          </table:table-cell>
          <table:table-cell table:formula="oooc:=[.B26]-[.H26]" office:value-type="float" office:value="-0.555555555555554">
            <text:p>-0,56</text:p>
          </table:table-cell>
        </table:table-row>
        <table:table-row table:style-name="ro2">
          <table:table-cell table:number-columns-repeated="2" office:value-type="float" office:value="40">
            <text:p>40,00</text:p>
          </table:table-cell>
          <table:table-cell table:formula="oooc:=1000/[.A27]" office:value-type="float" office:value="25">
            <text:p>25,00</text:p>
          </table:table-cell>
          <table:table-cell table:formula="oooc:=TRUNC([.C27]*[.$D$5];0)" office:value-type="float" office:value="104">
            <text:p>104,00</text:p>
          </table:table-cell>
          <table:table-cell table:formula="oooc:=[.D27]/[.B27]" office:value-type="float" office:value="2.6">
            <text:p>2,60</text:p>
          </table:table-cell>
          <table:table-cell office:value-type="float" office:value="2.7">
            <text:p>2,70</text:p>
          </table:table-cell>
          <table:table-cell table:formula="oooc:=[.F27]*[.B27]" office:value-type="float" office:value="108">
            <text:p>108,00</text:p>
          </table:table-cell>
          <table:table-cell table:formula="oooc:=[.D27]/[.F27]" office:value-type="float" office:value="38.5185185185185">
            <text:p>38,52</text:p>
          </table:table-cell>
          <table:table-cell table:formula="oooc:=[.B27]-[.H27]" office:value-type="float" office:value="1.48148148148148">
            <text:p>1,48</text:p>
          </table:table-cell>
        </table:table-row>
        <table:table-row table:style-name="ro2">
          <table:table-cell office:value-type="float" office:value="30">
            <text:p>30,00</text:p>
          </table:table-cell>
          <table:table-cell office:value-type="float" office:value="50">
            <text:p>50,00</text:p>
          </table:table-cell>
          <table:table-cell table:formula="oooc:=1000/[.A28]" office:value-type="float" office:value="33.3333333333333">
            <text:p>33,33</text:p>
          </table:table-cell>
          <table:table-cell table:formula="oooc:=TRUNC([.C28]*[.$D$5];0)" office:value-type="float" office:value="139">
            <text:p>139,00</text:p>
          </table:table-cell>
          <table:table-cell table:formula="oooc:=[.D28]/[.B28]" office:value-type="float" office:value="2.78">
            <text:p>2,78</text:p>
          </table:table-cell>
          <table:table-cell office:value-type="float" office:value="2.7">
            <text:p>2,70</text:p>
          </table:table-cell>
          <table:table-cell table:formula="oooc:=[.F28]*[.B28]" office:value-type="float" office:value="135">
            <text:p>135,00</text:p>
          </table:table-cell>
          <table:table-cell table:formula="oooc:=[.D28]/[.F28]" office:value-type="float" office:value="51.4814814814815">
            <text:p>51,48</text:p>
          </table:table-cell>
          <table:table-cell table:formula="oooc:=[.B28]-[.H28]" office:value-type="float" office:value="-1.48148148148148">
            <text:p>-1,48</text:p>
          </table:table-cell>
        </table:table-row>
        <table:table-row table:style-name="ro2">
          <table:table-cell office:value-type="float" office:value="25">
            <text:p>25,00</text:p>
          </table:table-cell>
          <table:table-cell office:value-type="float" office:value="55">
            <text:p>55,00</text:p>
          </table:table-cell>
          <table:table-cell table:formula="oooc:=1000/[.A29]" office:value-type="float" office:value="40">
            <text:p>40,00</text:p>
          </table:table-cell>
          <table:table-cell table:formula="oooc:=TRUNC([.C29]*[.$D$5];0)" office:value-type="float" office:value="167">
            <text:p>167,00</text:p>
          </table:table-cell>
          <table:table-cell table:formula="oooc:=[.D29]/[.B29]" office:value-type="float" office:value="3.03636363636364">
            <text:p>3,04</text:p>
          </table:table-cell>
          <table:table-cell office:value-type="float" office:value="3">
            <text:p>3,00</text:p>
          </table:table-cell>
          <table:table-cell table:formula="oooc:=[.F29]*[.B29]" office:value-type="float" office:value="165">
            <text:p>165,00</text:p>
          </table:table-cell>
          <table:table-cell table:formula="oooc:=[.D29]/[.F29]" office:value-type="float" office:value="55.6666666666667">
            <text:p>55,67</text:p>
          </table:table-cell>
          <table:table-cell table:formula="oooc:=[.B29]-[.H29]" office:value-type="float" office:value="-0.666666666666664">
            <text:p>-0,67</text:p>
          </table:table-cell>
        </table:table-row>
        <table:table-row table:style-name="ro2">
          <table:table-cell office:value-type="float" office:value="20">
            <text:p>20,00</text:p>
          </table:table-cell>
          <table:table-cell office:value-type="float" office:value="60">
            <text:p>60,00</text:p>
          </table:table-cell>
          <table:table-cell table:formula="oooc:=1000/[.A30]" office:value-type="float" office:value="50">
            <text:p>50,00</text:p>
          </table:table-cell>
          <table:table-cell table:formula="oooc:=TRUNC([.C30]*[.$D$5];0)" office:value-type="float" office:value="209">
            <text:p>209,00</text:p>
          </table:table-cell>
          <table:table-cell table:formula="oooc:=[.D30]/[.B30]" office:value-type="float" office:value="3.48333333333333">
            <text:p>3,48</text:p>
          </table:table-cell>
          <table:table-cell office:value-type="float" office:value="3.5">
            <text:p>3,50</text:p>
          </table:table-cell>
          <table:table-cell table:formula="oooc:=[.F30]*[.B30]" office:value-type="float" office:value="210">
            <text:p>210,00</text:p>
          </table:table-cell>
          <table:table-cell table:formula="oooc:=[.D30]/[.F30]" office:value-type="float" office:value="59.7142857142857">
            <text:p>59,71</text:p>
          </table:table-cell>
          <table:table-cell table:formula="oooc:=[.B30]-[.H30]" office:value-type="float" office:value="0.285714285714285">
            <text:p>0,29</text:p>
          </table:table-cell>
        </table:table-row>
        <table:table-row table:style-name="ro2">
          <table:table-cell table:style-name="ce11" office:value-type="float" office:value="10">
            <text:p>10,00</text:p>
          </table:table-cell>
          <table:table-cell table:style-name="ce20" office:value-type="float" office:value="70">
            <text:p>70,00</text:p>
          </table:table-cell>
          <table:table-cell table:style-name="ce27" table:formula="oooc:=1000/[.A31]" office:value-type="float" office:value="100">
            <text:p>100,00</text:p>
          </table:table-cell>
          <table:table-cell table:style-name="ce11" table:formula="oooc:=TRUNC([.C31]*[.$D$5];0)" office:value-type="float" office:value="419">
            <text:p>419,00</text:p>
          </table:table-cell>
          <table:table-cell table:style-name="ce32" table:formula="oooc:=[.D31]/[.B31]" office:value-type="float" office:value="5.98571428571429">
            <text:p>5,99</text:p>
          </table:table-cell>
          <table:table-cell table:style-name="ce11" office:value-type="float" office:value="6">
            <text:p>6,00</text:p>
          </table:table-cell>
          <table:table-cell table:style-name="ce20" table:formula="oooc:=[.F31]*[.B31]" office:value-type="float" office:value="420">
            <text:p>420,00</text:p>
          </table:table-cell>
          <table:table-cell table:style-name="ce37" table:formula="oooc:=[.D31]/[.F31]" office:value-type="float" office:value="69.8333333333333">
            <text:p>69,83</text:p>
          </table:table-cell>
          <table:table-cell table:style-name="ce32" table:formula="oooc:=[.B31]-[.H31]" office:value-type="float" office:value="0.166666666666671">
            <text:p>0,17</text:p>
          </table:table-cell>
        </table:table-row>
        <table:table-row table:style-name="ro2">
          <table:table-cell table:style-name="Default" table:number-columns-repeated="9"/>
        </table:table-row>
        <table:table-row table:style-name="ro2">
          <table:table-cell table:style-name="ce5" office:value-type="string">
            <text:p>Simulazione sensore Davis</text:p>
          </table:table-cell>
          <table:table-cell table:style-name="ce14" table:number-columns-repeated="7"/>
          <table:table-cell table:style-name="ce22"/>
        </table:table-row>
        <table:table-row table:style-name="ro2">
          <table:table-cell table:style-name="ce12" office:value-type="string">
            <text:p>Supponendo come sopra, ma con frequenza in uscita ½ del sensore anonimo</text:p>
          </table:table-cell>
          <table:table-cell table:style-name="ce16" table:number-columns-repeated="7"/>
          <table:table-cell table:style-name="ce38"/>
        </table:table-row>
        <table:table-row table:style-name="ro2">
          <table:table-cell table:style-name="Default" table:number-columns-repeated="9"/>
        </table:table-row>
        <table:table-row table:style-name="ro2">
          <table:table-cell table:style-name="ce13" office:value-type="string">
            <text:p>t(ms)</text:p>
          </table:table-cell>
          <table:table-cell table:style-name="ce21" office:value-type="string">
            <text:p>km/h</text:p>
          </table:table-cell>
          <table:table-cell table:style-name="ce28" office:value-type="string">
            <text:p>Hz</text:p>
          </table:table-cell>
          <table:table-cell table:style-name="ce29" office:value-type="string">
            <text:p>I/C</text:p>
          </table:table-cell>
          <table:table-cell table:style-name="ce33" office:value-type="string">
            <text:p>Ic/Kmh</text:p>
          </table:table-cell>
          <table:table-cell table:style-name="ce29" office:value-type="string">
            <text:p>(IcKmh)M</text:p>
          </table:table-cell>
          <table:table-cell table:style-name="ce35" office:value-type="string">
            <text:p>(I/C)M</text:p>
          </table:table-cell>
          <table:table-cell table:style-name="ce35" office:value-type="string">
            <text:p>(Km/h)M</text:p>
          </table:table-cell>
          <table:table-cell table:style-name="ce33" office:value-type="string">
            <text:p>Diff</text:p>
          </table:table-cell>
        </table:table-row>
        <table:table-row table:style-name="ro2">
          <table:table-cell table:style-name="ce9"/>
          <table:table-cell table:style-name="ce18"/>
          <table:table-cell table:style-name="ce25"/>
          <table:table-cell table:style-name="ce7"/>
          <table:table-cell table:style-name="ce23"/>
          <table:table-cell table:style-name="ce7"/>
          <table:table-cell table:style-name="Default" table:number-columns-repeated="2"/>
          <table:table-cell table:style-name="ce23"/>
        </table:table-row>
        <table:table-row table:style-name="ro2">
          <table:table-cell table:formula="oooc:=[.A16]*2" office:value-type="float" office:value="800">
            <text:p>800,00</text:p>
          </table:table-cell>
          <table:table-cell office:value-type="float" office:value="4">
            <text:p>4,00</text:p>
          </table:table-cell>
          <table:table-cell table:formula="oooc:=1000/[.A38]" office:value-type="float" office:value="1.25">
            <text:p>1,25</text:p>
          </table:table-cell>
          <table:table-cell table:formula="oooc:=TRUNC([.C38]*[.$D$5];0)" office:value-type="float" office:value="5">
            <text:p>5,00</text:p>
          </table:table-cell>
          <table:table-cell table:formula="oooc:=[.D38]/[.B38]" office:value-type="float" office:value="1.25">
            <text:p>1,25</text:p>
          </table:table-cell>
          <table:table-cell table:formula="oooc:=[.F16]/2" office:value-type="float" office:value="1.35">
            <text:p>1,35</text:p>
          </table:table-cell>
          <table:table-cell table:formula="oooc:=[.F38]*[.B38]" office:value-type="float" office:value="5.4">
            <text:p>5,40</text:p>
          </table:table-cell>
          <table:table-cell table:formula="oooc:=[.D38]/[.F38]" office:value-type="float" office:value="3.7037037037037">
            <text:p>3,70</text:p>
          </table:table-cell>
          <table:table-cell table:formula="oooc:=[.B38]-[.H38]" office:value-type="float" office:value="0.296296296296297">
            <text:p>0,30</text:p>
          </table:table-cell>
        </table:table-row>
        <table:table-row table:style-name="ro2">
          <table:table-cell table:formula="oooc:=[.A17]*2" office:value-type="float" office:value="700">
            <text:p>700,00</text:p>
          </table:table-cell>
          <table:table-cell office:value-type="float" office:value="5">
            <text:p>5,00</text:p>
          </table:table-cell>
          <table:table-cell table:formula="oooc:=1000/[.A39]" office:value-type="float" office:value="1.42857142857143">
            <text:p>1,43</text:p>
          </table:table-cell>
          <table:table-cell table:formula="oooc:=TRUNC([.C39]*[.$D$5];0)" office:value-type="float" office:value="5">
            <text:p>5,00</text:p>
          </table:table-cell>
          <table:table-cell table:formula="oooc:=[.D39]/[.B39]" office:value-type="float" office:value="1">
            <text:p>1,00</text:p>
          </table:table-cell>
          <table:table-cell table:formula="oooc:=[.F17]/2" office:value-type="float" office:value="1.35">
            <text:p>1,35</text:p>
          </table:table-cell>
          <table:table-cell table:formula="oooc:=[.F39]*[.B39]" office:value-type="float" office:value="6.75">
            <text:p>6,75</text:p>
          </table:table-cell>
          <table:table-cell table:formula="oooc:=[.D39]/[.F39]" office:value-type="float" office:value="3.7037037037037">
            <text:p>3,70</text:p>
          </table:table-cell>
          <table:table-cell table:formula="oooc:=[.B39]-[.H39]" office:value-type="float" office:value="1.2962962962963">
            <text:p>1,30</text:p>
          </table:table-cell>
        </table:table-row>
        <table:table-row table:style-name="ro2">
          <table:table-cell table:formula="oooc:=[.A18]*2" office:value-type="float" office:value="600">
            <text:p>600,00</text:p>
          </table:table-cell>
          <table:table-cell office:value-type="float" office:value="6">
            <text:p>6,00</text:p>
          </table:table-cell>
          <table:table-cell table:formula="oooc:=1000/[.A40]" office:value-type="float" office:value="1.66666666666667">
            <text:p>1,67</text:p>
          </table:table-cell>
          <table:table-cell table:formula="oooc:=TRUNC([.C40]*[.$D$5];0)" office:value-type="float" office:value="6">
            <text:p>6,00</text:p>
          </table:table-cell>
          <table:table-cell table:formula="oooc:=[.D40]/[.B40]" office:value-type="float" office:value="1">
            <text:p>1,00</text:p>
          </table:table-cell>
          <table:table-cell table:formula="oooc:=[.F18]/2" office:value-type="float" office:value="1.35">
            <text:p>1,35</text:p>
          </table:table-cell>
          <table:table-cell table:formula="oooc:=[.F40]*[.B40]" office:value-type="float" office:value="8.1">
            <text:p>8,10</text:p>
          </table:table-cell>
          <table:table-cell table:formula="oooc:=[.D40]/[.F40]" office:value-type="float" office:value="4.44444444444444">
            <text:p>4,44</text:p>
          </table:table-cell>
          <table:table-cell table:formula="oooc:=[.B40]-[.H40]" office:value-type="float" office:value="1.55555555555556">
            <text:p>1,56</text:p>
          </table:table-cell>
        </table:table-row>
        <table:table-row table:style-name="ro2">
          <table:table-cell table:formula="oooc:=[.A19]*2" office:value-type="float" office:value="500">
            <text:p>500,00</text:p>
          </table:table-cell>
          <table:table-cell office:value-type="float" office:value="7">
            <text:p>7,00</text:p>
          </table:table-cell>
          <table:table-cell table:formula="oooc:=1000/[.A41]" office:value-type="float" office:value="2">
            <text:p>2,00</text:p>
          </table:table-cell>
          <table:table-cell table:formula="oooc:=TRUNC([.C41]*[.$D$5];0)" office:value-type="float" office:value="8">
            <text:p>8,00</text:p>
          </table:table-cell>
          <table:table-cell table:formula="oooc:=[.D41]/[.B41]" office:value-type="float" office:value="1.14285714285714">
            <text:p>1,14</text:p>
          </table:table-cell>
          <table:table-cell table:formula="oooc:=[.F19]/2" office:value-type="float" office:value="1.35">
            <text:p>1,35</text:p>
          </table:table-cell>
          <table:table-cell table:formula="oooc:=[.F41]*[.B41]" office:value-type="float" office:value="9.45">
            <text:p>9,45</text:p>
          </table:table-cell>
          <table:table-cell table:formula="oooc:=[.D41]/[.F41]" office:value-type="float" office:value="5.92592592592593">
            <text:p>5,93</text:p>
          </table:table-cell>
          <table:table-cell table:formula="oooc:=[.B41]-[.H41]" office:value-type="float" office:value="1.07407407407407">
            <text:p>1,07</text:p>
          </table:table-cell>
        </table:table-row>
        <table:table-row table:style-name="ro2">
          <table:table-cell table:formula="oooc:=[.A20]*2" office:value-type="float" office:value="400">
            <text:p>400,00</text:p>
          </table:table-cell>
          <table:table-cell office:value-type="float" office:value="8">
            <text:p>8,00</text:p>
          </table:table-cell>
          <table:table-cell table:formula="oooc:=1000/[.A42]" office:value-type="float" office:value="2.5">
            <text:p>2,50</text:p>
          </table:table-cell>
          <table:table-cell table:formula="oooc:=TRUNC([.C42]*[.$D$5];0)" office:value-type="float" office:value="10">
            <text:p>10,00</text:p>
          </table:table-cell>
          <table:table-cell table:formula="oooc:=[.D42]/[.B42]" office:value-type="float" office:value="1.25">
            <text:p>1,25</text:p>
          </table:table-cell>
          <table:table-cell table:formula="oooc:=[.F20]/2" office:value-type="float" office:value="1.35">
            <text:p>1,35</text:p>
          </table:table-cell>
          <table:table-cell table:formula="oooc:=[.F42]*[.B42]" office:value-type="float" office:value="10.8">
            <text:p>10,80</text:p>
          </table:table-cell>
          <table:table-cell table:formula="oooc:=[.D42]/[.F42]" office:value-type="float" office:value="7.40740740740741">
            <text:p>7,41</text:p>
          </table:table-cell>
          <table:table-cell table:formula="oooc:=[.B42]-[.H42]" office:value-type="float" office:value="0.592592592592593">
            <text:p>0,59</text:p>
          </table:table-cell>
        </table:table-row>
        <table:table-row table:style-name="ro2">
          <table:table-cell table:formula="oooc:=[.A21]*2" office:value-type="float" office:value="350">
            <text:p>350,00</text:p>
          </table:table-cell>
          <table:table-cell office:value-type="float" office:value="10">
            <text:p>10,00</text:p>
          </table:table-cell>
          <table:table-cell table:formula="oooc:=1000/[.A43]" office:value-type="float" office:value="2.85714285714286">
            <text:p>2,86</text:p>
          </table:table-cell>
          <table:table-cell table:formula="oooc:=TRUNC([.C43]*[.$D$5];0)" office:value-type="float" office:value="11">
            <text:p>11,00</text:p>
          </table:table-cell>
          <table:table-cell table:formula="oooc:=[.D43]/[.B43]" office:value-type="float" office:value="1.1">
            <text:p>1,10</text:p>
          </table:table-cell>
          <table:table-cell table:formula="oooc:=[.F21]/2" office:value-type="float" office:value="1.35">
            <text:p>1,35</text:p>
          </table:table-cell>
          <table:table-cell table:formula="oooc:=[.F43]*[.B43]" office:value-type="float" office:value="13.5">
            <text:p>13,50</text:p>
          </table:table-cell>
          <table:table-cell table:formula="oooc:=[.D43]/[.F43]" office:value-type="float" office:value="8.14814814814815">
            <text:p>8,15</text:p>
          </table:table-cell>
          <table:table-cell table:formula="oooc:=[.B43]-[.H43]" office:value-type="float" office:value="1.85185185185185">
            <text:p>1,85</text:p>
          </table:table-cell>
        </table:table-row>
        <table:table-row table:style-name="ro2">
          <table:table-cell table:formula="oooc:=[.A22]*2" office:value-type="float" office:value="300">
            <text:p>300,00</text:p>
          </table:table-cell>
          <table:table-cell office:value-type="float" office:value="11">
            <text:p>11,00</text:p>
          </table:table-cell>
          <table:table-cell table:formula="oooc:=1000/[.A44]" office:value-type="float" office:value="3.33333333333333">
            <text:p>3,33</text:p>
          </table:table-cell>
          <table:table-cell table:formula="oooc:=TRUNC([.C44]*[.$D$5];0)" office:value-type="float" office:value="13">
            <text:p>13,00</text:p>
          </table:table-cell>
          <table:table-cell table:formula="oooc:=[.D44]/[.B44]" office:value-type="float" office:value="1.18181818181818">
            <text:p>1,18</text:p>
          </table:table-cell>
          <table:table-cell table:formula="oooc:=[.F22]/2" office:value-type="float" office:value="1.35">
            <text:p>1,35</text:p>
          </table:table-cell>
          <table:table-cell table:formula="oooc:=[.F44]*[.B44]" office:value-type="float" office:value="14.85">
            <text:p>14,85</text:p>
          </table:table-cell>
          <table:table-cell table:formula="oooc:=[.D44]/[.F44]" office:value-type="float" office:value="9.62962962962963">
            <text:p>9,63</text:p>
          </table:table-cell>
          <table:table-cell table:formula="oooc:=[.B44]-[.H44]" office:value-type="float" office:value="1.37037037037037">
            <text:p>1,37</text:p>
          </table:table-cell>
        </table:table-row>
        <table:table-row table:style-name="ro2">
          <table:table-cell table:formula="oooc:=[.A23]*2" office:value-type="float" office:value="250">
            <text:p>250,00</text:p>
          </table:table-cell>
          <table:table-cell office:value-type="float" office:value="12">
            <text:p>12,00</text:p>
          </table:table-cell>
          <table:table-cell table:formula="oooc:=1000/[.A45]" office:value-type="float" office:value="4">
            <text:p>4,00</text:p>
          </table:table-cell>
          <table:table-cell table:formula="oooc:=TRUNC([.C45]*[.$D$5];0)" office:value-type="float" office:value="16">
            <text:p>16,00</text:p>
          </table:table-cell>
          <table:table-cell table:formula="oooc:=[.D45]/[.B45]" office:value-type="float" office:value="1.33333333333333">
            <text:p>1,33</text:p>
          </table:table-cell>
          <table:table-cell table:formula="oooc:=[.F23]/2" office:value-type="float" office:value="1.35">
            <text:p>1,35</text:p>
          </table:table-cell>
          <table:table-cell table:formula="oooc:=[.F45]*[.B45]" office:value-type="float" office:value="16.2">
            <text:p>16,20</text:p>
          </table:table-cell>
          <table:table-cell table:formula="oooc:=[.D45]/[.F45]" office:value-type="float" office:value="11.8518518518519">
            <text:p>11,85</text:p>
          </table:table-cell>
          <table:table-cell table:formula="oooc:=[.B45]-[.H45]" office:value-type="float" office:value="0.148148148148149">
            <text:p>0,15</text:p>
          </table:table-cell>
        </table:table-row>
        <table:table-row table:style-name="ro2">
          <table:table-cell table:formula="oooc:=[.A24]*2" office:value-type="float" office:value="200">
            <text:p>200,00</text:p>
          </table:table-cell>
          <table:table-cell office:value-type="float" office:value="15">
            <text:p>15,00</text:p>
          </table:table-cell>
          <table:table-cell table:formula="oooc:=1000/[.A46]" office:value-type="float" office:value="5">
            <text:p>5,00</text:p>
          </table:table-cell>
          <table:table-cell table:formula="oooc:=TRUNC([.C46]*[.$D$5];0)" office:value-type="float" office:value="20">
            <text:p>20,00</text:p>
          </table:table-cell>
          <table:table-cell table:formula="oooc:=[.D46]/[.B46]" office:value-type="float" office:value="1.33333333333333">
            <text:p>1,33</text:p>
          </table:table-cell>
          <table:table-cell table:formula="oooc:=[.F24]/2" office:value-type="float" office:value="1.35">
            <text:p>1,35</text:p>
          </table:table-cell>
          <table:table-cell table:formula="oooc:=[.F46]*[.B46]" office:value-type="float" office:value="20.25">
            <text:p>20,25</text:p>
          </table:table-cell>
          <table:table-cell table:formula="oooc:=[.D46]/[.F46]" office:value-type="float" office:value="14.8148148148148">
            <text:p>14,81</text:p>
          </table:table-cell>
          <table:table-cell table:formula="oooc:=[.B46]-[.H46]" office:value-type="float" office:value="0.185185185185187">
            <text:p>0,19</text:p>
          </table:table-cell>
        </table:table-row>
        <table:table-row table:style-name="ro2">
          <table:table-cell table:formula="oooc:=[.A25]*2" office:value-type="float" office:value="160">
            <text:p>160,00</text:p>
          </table:table-cell>
          <table:table-cell office:value-type="float" office:value="20">
            <text:p>20,00</text:p>
          </table:table-cell>
          <table:table-cell table:formula="oooc:=1000/[.A47]" office:value-type="float" office:value="6.25">
            <text:p>6,25</text:p>
          </table:table-cell>
          <table:table-cell table:formula="oooc:=TRUNC([.C47]*[.$D$5];0)" office:value-type="float" office:value="26">
            <text:p>26,00</text:p>
          </table:table-cell>
          <table:table-cell table:formula="oooc:=[.D47]/[.B47]" office:value-type="float" office:value="1.3">
            <text:p>1,30</text:p>
          </table:table-cell>
          <table:table-cell table:formula="oooc:=[.F25]/2" office:value-type="float" office:value="1.35">
            <text:p>1,35</text:p>
          </table:table-cell>
          <table:table-cell table:formula="oooc:=[.F47]*[.B47]" office:value-type="float" office:value="27">
            <text:p>27,00</text:p>
          </table:table-cell>
          <table:table-cell table:formula="oooc:=[.D47]/[.F47]" office:value-type="float" office:value="19.2592592592593">
            <text:p>19,26</text:p>
          </table:table-cell>
          <table:table-cell table:formula="oooc:=[.B47]-[.H47]" office:value-type="float" office:value="0.740740740740741">
            <text:p>0,74</text:p>
          </table:table-cell>
        </table:table-row>
        <table:table-row table:style-name="ro2">
          <table:table-cell table:formula="oooc:=[.A26]*2" office:value-type="float" office:value="120">
            <text:p>120,00</text:p>
          </table:table-cell>
          <table:table-cell office:value-type="float" office:value="25">
            <text:p>25,00</text:p>
          </table:table-cell>
          <table:table-cell table:formula="oooc:=1000/[.A48]" office:value-type="float" office:value="8.33333333333333">
            <text:p>8,33</text:p>
          </table:table-cell>
          <table:table-cell table:formula="oooc:=TRUNC([.C48]*[.$D$5];0)" office:value-type="float" office:value="34">
            <text:p>34,00</text:p>
          </table:table-cell>
          <table:table-cell table:formula="oooc:=[.D48]/[.B48]" office:value-type="float" office:value="1.36">
            <text:p>1,36</text:p>
          </table:table-cell>
          <table:table-cell table:formula="oooc:=[.F26]/2" office:value-type="float" office:value="1.35">
            <text:p>1,35</text:p>
          </table:table-cell>
          <table:table-cell table:formula="oooc:=[.F48]*[.B48]" office:value-type="float" office:value="33.75">
            <text:p>33,75</text:p>
          </table:table-cell>
          <table:table-cell table:formula="oooc:=[.D48]/[.F48]" office:value-type="float" office:value="25.1851851851852">
            <text:p>25,19</text:p>
          </table:table-cell>
          <table:table-cell table:formula="oooc:=[.B48]-[.H48]" office:value-type="float" office:value="-0.185185185185183">
            <text:p>-0,19</text:p>
          </table:table-cell>
        </table:table-row>
        <table:table-row table:style-name="ro2">
          <table:table-cell table:formula="oooc:=[.A27]*2" office:value-type="float" office:value="80">
            <text:p>80,00</text:p>
          </table:table-cell>
          <table:table-cell office:value-type="float" office:value="40">
            <text:p>40,00</text:p>
          </table:table-cell>
          <table:table-cell table:formula="oooc:=1000/[.A49]" office:value-type="float" office:value="12.5">
            <text:p>12,50</text:p>
          </table:table-cell>
          <table:table-cell table:formula="oooc:=TRUNC([.C49]*[.$D$5];0)" office:value-type="float" office:value="52">
            <text:p>52,00</text:p>
          </table:table-cell>
          <table:table-cell table:formula="oooc:=[.D49]/[.B49]" office:value-type="float" office:value="1.3">
            <text:p>1,30</text:p>
          </table:table-cell>
          <table:table-cell table:formula="oooc:=[.F27]/2" office:value-type="float" office:value="1.35">
            <text:p>1,35</text:p>
          </table:table-cell>
          <table:table-cell table:formula="oooc:=[.F49]*[.B49]" office:value-type="float" office:value="54">
            <text:p>54,00</text:p>
          </table:table-cell>
          <table:table-cell table:formula="oooc:=[.D49]/[.F49]" office:value-type="float" office:value="38.5185185185185">
            <text:p>38,52</text:p>
          </table:table-cell>
          <table:table-cell table:formula="oooc:=[.B49]-[.H49]" office:value-type="float" office:value="1.48148148148148">
            <text:p>1,48</text:p>
          </table:table-cell>
        </table:table-row>
        <table:table-row table:style-name="ro2">
          <table:table-cell table:formula="oooc:=[.A28]*2" office:value-type="float" office:value="60">
            <text:p>60,00</text:p>
          </table:table-cell>
          <table:table-cell office:value-type="float" office:value="50">
            <text:p>50,00</text:p>
          </table:table-cell>
          <table:table-cell table:formula="oooc:=1000/[.A50]" office:value-type="float" office:value="16.6666666666667">
            <text:p>16,67</text:p>
          </table:table-cell>
          <table:table-cell table:formula="oooc:=TRUNC([.C50]*[.$D$5];0)" office:value-type="float" office:value="69">
            <text:p>69,00</text:p>
          </table:table-cell>
          <table:table-cell table:formula="oooc:=[.D50]/[.B50]" office:value-type="float" office:value="1.38">
            <text:p>1,38</text:p>
          </table:table-cell>
          <table:table-cell table:formula="oooc:=[.F28]/2" office:value-type="float" office:value="1.35">
            <text:p>1,35</text:p>
          </table:table-cell>
          <table:table-cell table:formula="oooc:=[.F50]*[.B50]" office:value-type="float" office:value="67.5">
            <text:p>67,50</text:p>
          </table:table-cell>
          <table:table-cell table:formula="oooc:=[.D50]/[.F50]" office:value-type="float" office:value="51.1111111111111">
            <text:p>51,11</text:p>
          </table:table-cell>
          <table:table-cell table:formula="oooc:=[.B50]-[.H50]" office:value-type="float" office:value="-1.11111111111111">
            <text:p>-1,11</text:p>
          </table:table-cell>
        </table:table-row>
        <table:table-row table:style-name="ro2">
          <table:table-cell table:formula="oooc:=[.A29]*2" office:value-type="float" office:value="50">
            <text:p>50,00</text:p>
          </table:table-cell>
          <table:table-cell office:value-type="float" office:value="55">
            <text:p>55,00</text:p>
          </table:table-cell>
          <table:table-cell table:formula="oooc:=1000/[.A51]" office:value-type="float" office:value="20">
            <text:p>20,00</text:p>
          </table:table-cell>
          <table:table-cell table:formula="oooc:=TRUNC([.C51]*[.$D$5];0)" office:value-type="float" office:value="83">
            <text:p>83,00</text:p>
          </table:table-cell>
          <table:table-cell table:formula="oooc:=[.D51]/[.B51]" office:value-type="float" office:value="1.50909090909091">
            <text:p>1,51</text:p>
          </table:table-cell>
          <table:table-cell table:formula="oooc:=[.F29]/2" office:value-type="float" office:value="1.5">
            <text:p>1,50</text:p>
          </table:table-cell>
          <table:table-cell table:formula="oooc:=[.F51]*[.B51]" office:value-type="float" office:value="82.5">
            <text:p>82,50</text:p>
          </table:table-cell>
          <table:table-cell table:formula="oooc:=[.D51]/[.F51]" office:value-type="float" office:value="55.3333333333333">
            <text:p>55,33</text:p>
          </table:table-cell>
          <table:table-cell table:formula="oooc:=[.B51]-[.H51]" office:value-type="float" office:value="-0.333333333333336">
            <text:p>-0,33</text:p>
          </table:table-cell>
        </table:table-row>
        <table:table-row table:style-name="ro2">
          <table:table-cell table:formula="oooc:=[.A30]*2" office:value-type="float" office:value="40">
            <text:p>40,00</text:p>
          </table:table-cell>
          <table:table-cell office:value-type="float" office:value="60">
            <text:p>60,00</text:p>
          </table:table-cell>
          <table:table-cell table:formula="oooc:=1000/[.A52]" office:value-type="float" office:value="25">
            <text:p>25,00</text:p>
          </table:table-cell>
          <table:table-cell table:formula="oooc:=TRUNC([.C52]*[.$D$5];0)" office:value-type="float" office:value="104">
            <text:p>104,00</text:p>
          </table:table-cell>
          <table:table-cell table:formula="oooc:=[.D52]/[.B52]" office:value-type="float" office:value="1.73333333333333">
            <text:p>1,73</text:p>
          </table:table-cell>
          <table:table-cell table:formula="oooc:=[.F30]/2" office:value-type="float" office:value="1.75">
            <text:p>1,75</text:p>
          </table:table-cell>
          <table:table-cell table:formula="oooc:=[.F52]*[.B52]" office:value-type="float" office:value="105">
            <text:p>105,00</text:p>
          </table:table-cell>
          <table:table-cell table:formula="oooc:=[.D52]/[.F52]" office:value-type="float" office:value="59.4285714285714">
            <text:p>59,43</text:p>
          </table:table-cell>
          <table:table-cell table:formula="oooc:=[.B52]-[.H52]" office:value-type="float" office:value="0.571428571428569">
            <text:p>0,57</text:p>
          </table:table-cell>
        </table:table-row>
        <table:table-row table:style-name="ro2">
          <table:table-cell table:style-name="ce11" table:formula="oooc:=[.A31]*2" office:value-type="float" office:value="20">
            <text:p>20,00</text:p>
          </table:table-cell>
          <table:table-cell table:style-name="ce20" office:value-type="float" office:value="70">
            <text:p>70,00</text:p>
          </table:table-cell>
          <table:table-cell table:style-name="ce27" table:formula="oooc:=1000/[.A53]" office:value-type="float" office:value="50">
            <text:p>50,00</text:p>
          </table:table-cell>
          <table:table-cell table:style-name="ce11" table:formula="oooc:=TRUNC([.C53]*[.$D$5];0)" office:value-type="float" office:value="209">
            <text:p>209,00</text:p>
          </table:table-cell>
          <table:table-cell table:style-name="ce32" table:formula="oooc:=[.D53]/[.B53]" office:value-type="float" office:value="2.98571428571429">
            <text:p>2,99</text:p>
          </table:table-cell>
          <table:table-cell table:style-name="ce11" table:formula="oooc:=[.F31]/2" office:value-type="float" office:value="3">
            <text:p>3,00</text:p>
          </table:table-cell>
          <table:table-cell table:style-name="ce20" table:formula="oooc:=[.F53]*[.B53]" office:value-type="float" office:value="210">
            <text:p>210,00</text:p>
          </table:table-cell>
          <table:table-cell table:style-name="ce37" table:formula="oooc:=[.D53]/[.F53]" office:value-type="float" office:value="69.6666666666667">
            <text:p>69,67</text:p>
          </table:table-cell>
          <table:table-cell table:style-name="ce32" table:formula="oooc:=[.B53]-[.H53]" office:value-type="float" office:value="0.333333333333329">
            <text:p>0,33</text:p>
          </table:table-cell>
        </table:table-row>
        <table:table-row table:style-name="ro2">
          <table:table-cell table:style-name="Default">
            <draw:frame table:end-cell-address="Anonimo.J70" table:end-x="0.0114in" table:end-y="0.0339in" draw:z-index="0" draw:style-name="gr1" svg:width="8.9024in" svg:height="2.8657in" svg:x="0.437in" svg:y="0.1126in">
              <draw:object draw:notify-on-update-of-ranges="Anonimo.B38:Anonimo.B53 Anonimo.B38:Anonimo.B53 Anonimo.D38:Anonimo.D53 'simulazione pre 3_3'.B2:'simulazione pre 3_3'.B301 'simulazione pre 3_3'.A2:'simulazione pre 3_3'.A301 'simulazione pre 3_3'.J2:'simulazione pre 3_3'.J301 'simulazione pre 3_3'.A2:'simulazione pre 3_3'.A30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Default" table:number-columns-repeated="8"/>
        </table:table-row>
      </table:table>
      <table:table table:name="simulazione pre 3_3" table:style-name="ta1" table:print="false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ce36"/>
        <table:table-row table:style-name="ro2">
          <table:table-cell office:value-type="string">
            <text:p>In (Hz) </text:p>
          </table:table-cell>
          <table:table-cell office:value-type="string">
            <text:p><text:s/>SpeesRT </text:p>
          </table:table-cell>
          <table:table-cell office:value-type="string">
            <text:p><text:s/>AngleRT </text:p>
          </table:table-cell>
          <table:table-cell office:value-type="string">
            <text:p><text:s/>vminRT </text:p>
          </table:table-cell>
          <table:table-cell office:value-type="string">
            <text:p><text:s/>VmaxRT </text:p>
          </table:table-cell>
          <table:table-cell office:value-type="string">
            <text:p><text:s/>vmin </text:p>
          </table:table-cell>
          <table:table-cell office:value-type="string">
            <text:p><text:s/>Vmax </text:p>
          </table:table-cell>
          <table:table-cell office:value-type="string">
            <text:p><text:s/>Speed </text:p>
          </table:table-cell>
          <table:table-cell office:value-type="string">
            <text:p><text:s/>Angle</text:p>
          </table:table-cell>
          <table:table-cell table:style-name="ce15" office:value-type="string">
            <text:p>coeff.</text:p>
          </table:table-cell>
        </table:table-row>
        <table:table-row table:style-name="ro2">
          <table:table-cell table:number-columns-repeated="9" office:value-type="float" office:value="0">
            <text:p>0</text:p>
          </table:table-cell>
          <table:table-cell table:formula="oooc:=ATAN([.A2]/50)*[.A2]/10" office:value-type="float" office:value="0">
            <text:p>0,0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formula="oooc:=ATAN([.A3]/50)*[.A3]/10" office:value-type="float" office:value="0.00199973339731505">
            <text:p>0,0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ooc:=ATAN([.A4]/50)*[.A4]/10" office:value-type="float" office:value="0.00799573742465801">
            <text:p>0,01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formula="oooc:=ATAN([.A5]/50)*[.A5]/10" office:value-type="float" office:value="0.0179784465363624">
            <text:p>0,02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formula="oooc:=ATAN([.A6]/50)*[.A6]/10" office:value-type="float" office:value="0.0319319942848949">
            <text:p>0,03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table:formula="oooc:=ATAN([.A7]/50)*[.A7]/10" office:value-type="float" office:value="0.049834326245581">
            <text:p>0,05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table:formula="oooc:=ATAN([.A8]/50)*[.A8]/10" office:value-type="float" office:value="0.0716573556110031">
            <text:p>0,07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table:formula="oooc:=ATAN([.A9]/50)*[.A9]/10" office:value-type="float" office:value="0.0973671590374499">
            <text:p>0,10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table:formula="oooc:=ATAN([.A10]/50)*[.A10]/10" office:value-type="float" office:value="0.126924209749121">
            <text:p>0,13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table:formula="oooc:=ATAN([.A11]/50)*[.A11]/10" office:value-type="float" office:value="0.160283644408078">
            <text:p>0,16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table:formula="oooc:=ATAN([.A12]/50)*[.A12]/10" office:value-type="float" office:value="0.197395559849881">
            <text:p>0,20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table:formula="oooc:=ATAN([.A13]/50)*[.A13]/10" office:value-type="float" office:value="0.238205335473698">
            <text:p>0,24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table:formula="oooc:=ATAN([.A14]/50)*[.A14]/10" office:value-type="float" office:value="0.282653976865036">
            <text:p>0,28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table:formula="oooc:=ATAN([.A15]/50)*[.A15]/10" office:value-type="float" office:value="0.330678476119246">
            <text:p>0,33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ooc:=ATAN([.A16]/50)*[.A16]/10" office:value-type="float" office:value="0.382212184321395">
            <text:p>0,38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ooc:=ATAN([.A17]/50)*[.A17]/10" office:value-type="float" office:value="0.437185191716801">
            <text:p>0,44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ooc:=ATAN([.A18]/50)*[.A18]/10" office:value-type="float" office:value="0.49552471126793">
            <text:p>0,50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ooc:=ATAN([.A19]/50)*[.A19]/10" office:value-type="float" office:value="0.557155461526944">
            <text:p>0,56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ooc:=ATAN([.A20]/50)*[.A20]/10" office:value-type="float" office:value="0.622000045047082">
            <text:p>0,62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ooc:=ATAN([.A21]/50)*[.A21]/10" office:value-type="float" office:value="0.689979318897735">
            <text:p>0,69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ooc:=ATAN([.A22]/50)*[.A22]/10" office:value-type="float" office:value="0.76101275422473">
            <text:p>0,76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ooc:=ATAN([.A23]/50)*[.A23]/10" office:value-type="float" office:value="0.835018782196472">
            <text:p>0,84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ooc:=ATAN([.A24]/50)*[.A24]/10" office:value-type="float" office:value="0.911915124086529">
            <text:p>0,91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ooc:=ATAN([.A25]/50)*[.A25]/10" office:value-type="float" office:value="0.991619103653199">
            <text:p>0,99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ooc:=ATAN([.A26]/50)*[.A26]/10" office:value-type="float" office:value="1.07404794037721">
            <text:p>1,07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ooc:=ATAN([.A27]/50)*[.A27]/10" office:value-type="float" office:value="1.15911902250202">
            <text:p>1,16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ooc:=ATAN([.A28]/50)*[.A28]/10" office:value-type="float" office:value="1.24675015918075">
            <text:p>1,25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ooc:=ATAN([.A29]/50)*[.A29]/10" office:value-type="float" office:value="1.33685981136469">
            <text:p>1,34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ooc:=ATAN([.A30]/50)*[.A30]/10" office:value-type="float" office:value="1.42936730136697">
            <text:p>1,43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table:number-columns-repeated="2"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formula="oooc:=ATAN([.A31]/50)*[.A31]/10" office:value-type="float" office:value="1.52419300129967">
            <text:p>1,52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formula="oooc:=ATAN([.A32]/50)*[.A32]/10" office:value-type="float" office:value="1.62125850081175">
            <text:p>1,62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formula="oooc:=ATAN([.A33]/50)*[.A33]/10" office:value-type="float" office:value="1.72048675474962">
            <text:p>1,72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formula="oooc:=ATAN([.A34]/50)*[.A34]/10" office:value-type="float" office:value="1.82180221152212">
            <text:p>1,82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formula="oooc:=ATAN([.A35]/50)*[.A35]/10" office:value-type="float" office:value="1.92513092307972">
            <text:p>1,93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formula="oooc:=ATAN([.A36]/50)*[.A36]/10" office:value-type="float" office:value="2.0304006375151">
            <text:p>2,03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formula="oooc:=ATAN([.A37]/50)*[.A37]/10" office:value-type="float" office:value="2.13754087536223">
            <text:p>2,14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formula="oooc:=ATAN([.A38]/50)*[.A38]/10" office:value-type="float" office:value="2.24648299071632">
            <text:p>2,25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formula="oooc:=ATAN([.A39]/50)*[.A39]/10" office:value-type="float" office:value="2.35716021832003">
            <text:p>2,36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formula="oooc:=ATAN([.A40]/50)*[.A40]/10" office:value-type="float" office:value="2.4695077077654">
            <text:p>2,47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formula="oooc:=ATAN([.A41]/50)*[.A41]/10" office:value-type="float" office:value="2.58346254594929">
            <text:p>2,58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9">
            <text:p>29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formula="oooc:=ATAN([.A42]/50)*[.A42]/10" office:value-type="float" office:value="2.69896376889421">
            <text:p>2,70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formula="oooc:=ATAN([.A43]/50)*[.A43]/10" office:value-type="float" office:value="2.81595236401044">
            <text:p>2,82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31">
            <text:p>31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formula="oooc:=ATAN([.A44]/50)*[.A44]/10" office:value-type="float" office:value="2.93437126383014">
            <text:p>2,93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31">
            <text:p>31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formula="oooc:=ATAN([.A45]/50)*[.A45]/10" office:value-type="float" office:value="3.05416533219275">
            <text:p>3,05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table:number-columns-repeated="2" office:value-type="float" office:value="26">
            <text:p>26</text:p>
          </table:table-cell>
          <table:table-cell office:value-type="float" office:value="15">
            <text:p>15</text:p>
          </table:table-cell>
          <table:table-cell office:value-type="float" office:value="32">
            <text:p>32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table:formula="oooc:=ATAN([.A46]/50)*[.A46]/10" office:value-type="float" office:value="3.17528134380495">
            <text:p>3,18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33">
            <text:p>33</text:p>
          </table:table-cell>
          <table:table-cell office:value-type="float" office:value="15">
            <text:p>15</text:p>
          </table:table-cell>
          <table:table-cell office:value-type="float" office:value="32">
            <text:p>32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table:formula="oooc:=ATAN([.A47]/50)*[.A47]/10" office:value-type="float" office:value="3.29766795803928">
            <text:p>3,30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34">
            <text:p>34</text:p>
          </table:table-cell>
          <table:table-cell office:value-type="float" office:value="15">
            <text:p>15</text:p>
          </table:table-cell>
          <table:table-cell office:value-type="float" office:value="32">
            <text:p>32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table:formula="oooc:=ATAN([.A48]/50)*[.A48]/10" office:value-type="float" office:value="3.42127568777476">
            <text:p>3,42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34">
            <text:p>34</text:p>
          </table:table-cell>
          <table:table-cell office:value-type="float" office:value="15">
            <text:p>15</text:p>
          </table:table-cell>
          <table:table-cell office:value-type="float" office:value="32">
            <text:p>32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table:formula="oooc:=ATAN([.A49]/50)*[.A49]/10" office:value-type="float" office:value="3.54605686402171">
            <text:p>3,55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35">
            <text:p>35</text:p>
          </table:table-cell>
          <table:table-cell office:value-type="float" office:value="15">
            <text:p>15</text:p>
          </table:table-cell>
          <table:table-cell office:value-type="float" office:value="32">
            <text:p>32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table:formula="oooc:=ATAN([.A50]/50)*[.A50]/10" office:value-type="float" office:value="3.67196559701237">
            <text:p>3,67</text:p>
          </table:table-cell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36">
            <text:p>36</text:p>
          </table:table-cell>
          <table:table-cell office:value-type="float" office:value="15">
            <text:p>15</text:p>
          </table:table-cell>
          <table:table-cell office:value-type="float" office:value="32">
            <text:p>32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table:formula="oooc:=ATAN([.A51]/50)*[.A51]/10" office:value-type="float" office:value="3.79895773437942">
            <text:p>3,80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37">
            <text:p>37</text:p>
          </table:table-cell>
          <table:table-cell office:value-type="float" office:value="15">
            <text:p>15</text:p>
          </table:table-cell>
          <table:table-cell office:value-type="float" office:value="32">
            <text:p>32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table:formula="oooc:=ATAN([.A52]/50)*[.A52]/10" office:value-type="float" office:value="3.92699081698724">
            <text:p>3,93</text:p>
          </table:table-cell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37">
            <text:p>37</text:p>
          </table:table-cell>
          <table:table-cell office:value-type="float" office:value="15">
            <text:p>15</text:p>
          </table:table-cell>
          <table:table-cell office:value-type="float" office:value="32">
            <text:p>32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table:formula="oooc:=ATAN([.A53]/50)*[.A53]/10" office:value-type="float" office:value="4.05602403292573">
            <text:p>4,06</text:p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38">
            <text:p>38</text:p>
          </table:table-cell>
          <table:table-cell office:value-type="float" office:value="15">
            <text:p>15</text:p>
          </table:table-cell>
          <table:table-cell office:value-type="float" office:value="32">
            <text:p>32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table:formula="oooc:=ATAN([.A54]/50)*[.A54]/10" office:value-type="float" office:value="4.1860181701242">
            <text:p>4,19</text:p>
          </table:table-cell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office:value-type="float" office:value="15">
            <text:p>15</text:p>
          </table:table-cell>
          <table:table-cell office:value-type="float" office:value="32">
            <text:p>32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table:formula="oooc:=ATAN([.A55]/50)*[.A55]/10" office:value-type="float" office:value="4.31693556799378">
            <text:p>4,32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40">
            <text:p>40</text:p>
          </table:table-cell>
          <table:table-cell office:value-type="float" office:value="15">
            <text:p>15</text:p>
          </table:table-cell>
          <table:table-cell office:value-type="float" office:value="32">
            <text:p>32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table:formula="oooc:=ATAN([.A56]/50)*[.A56]/10" office:value-type="float" office:value="4.44874006846064">
            <text:p>4,45</text:p>
          </table:table-cell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40">
            <text:p>40</text:p>
          </table:table-cell>
          <table:table-cell office:value-type="float" office:value="15">
            <text:p>15</text:p>
          </table:table-cell>
          <table:table-cell office:value-type="float" office:value="32">
            <text:p>32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table:formula="oooc:=ATAN([.A57]/50)*[.A57]/10" office:value-type="float" office:value="4.58139696670937">
            <text:p>4,58</text:p>
          </table:table-cell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41">
            <text:p>41</text:p>
          </table:table-cell>
          <table:table-cell office:value-type="float" office:value="15">
            <text:p>15</text:p>
          </table:table-cell>
          <table:table-cell office:value-type="float" office:value="32">
            <text:p>32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table:formula="oooc:=ATAN([.A58]/50)*[.A58]/10" office:value-type="float" office:value="4.71487296191669">
            <text:p>4,71</text:p>
          </table:table-cell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42">
            <text:p>42</text:p>
          </table:table-cell>
          <table:table-cell office:value-type="float" office:value="15">
            <text:p>15</text:p>
          </table:table-cell>
          <table:table-cell office:value-type="float" office:value="32">
            <text:p>32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table:formula="oooc:=ATAN([.A59]/50)*[.A59]/10" office:value-type="float" office:value="4.84913610821856">
            <text:p>4,85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42">
            <text:p>42</text:p>
          </table:table-cell>
          <table:table-cell office:value-type="float" office:value="15">
            <text:p>15</text:p>
          </table:table-cell>
          <table:table-cell office:value-type="float" office:value="32">
            <text:p>32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table:formula="oooc:=ATAN([.A60]/50)*[.A60]/10" office:value-type="float" office:value="4.98415576612125">
            <text:p>4,98</text:p>
          </table:table-cell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table:number-columns-repeated="2" office:value-type="float" office:value="37">
            <text:p>37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table:formula="oooc:=ATAN([.A61]/50)*[.A61]/10" office:value-type="float" office:value="5.11990255453592">
            <text:p>5,12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44">
            <text:p>44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table:formula="oooc:=ATAN([.A62]/50)*[.A62]/10" office:value-type="float" office:value="5.25634830358916">
            <text:p>5,26</text:p>
          </table:table-cell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45">
            <text:p>45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table:formula="oooc:=ATAN([.A63]/50)*[.A63]/10" office:value-type="float" office:value="5.39346600833718">
            <text:p>5,39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45">
            <text:p>45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table:formula="oooc:=ATAN([.A64]/50)*[.A64]/10" office:value-type="float" office:value="5.53122978348882">
            <text:p>5,53</text:p>
          </table:table-cell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46">
            <text:p>46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table:formula="oooc:=ATAN([.A65]/50)*[.A65]/10" office:value-type="float" office:value="5.66961481922302">
            <text:p>5,67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47">
            <text:p>47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table:formula="oooc:=ATAN([.A66]/50)*[.A66]/10" office:value-type="float" office:value="5.80859733816834">
            <text:p>5,81</text:p>
          </table:table-cell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48">
            <text:p>48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table:formula="oooc:=ATAN([.A67]/50)*[.A67]/10" office:value-type="float" office:value="5.94815455359684">
            <text:p>5,95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48">
            <text:p>48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table:formula="oooc:=ATAN([.A68]/50)*[.A68]/10" office:value-type="float" office:value="6.0882646288704">
            <text:p>6,09</text:p>
          </table:table-cell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49">
            <text:p>49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table:formula="oooc:=ATAN([.A69]/50)*[.A69]/10" office:value-type="float" office:value="6.22890663816578">
            <text:p>6,23</text:p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50">
            <text:p>50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table:formula="oooc:=ATAN([.A70]/50)*[.A70]/10" office:value-type="float" office:value="6.37006052849403">
            <text:p>6,37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51">
            <text:p>51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table:formula="oooc:=ATAN([.A71]/50)*[.A71]/10" office:value-type="float" office:value="6.51170708302056">
            <text:p>6,51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51">
            <text:p>51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table:formula="oooc:=ATAN([.A72]/50)*[.A72]/10" office:value-type="float" office:value="6.65382788568453">
            <text:p>6,65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51">
            <text:p>51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table:formula="oooc:=ATAN([.A73]/50)*[.A73]/10" office:value-type="float" office:value="6.79640528710916">
            <text:p>6,80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51">
            <text:p>51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table:formula="oooc:=ATAN([.A74]/50)*[.A74]/10" office:value-type="float" office:value="6.93942237178912">
            <text:p>6,94</text:p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51">
            <text:p>51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table:formula="oooc:=ATAN([.A75]/50)*[.A75]/10" office:value-type="float" office:value="7.08286292653599">
            <text:p>7,08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table:number-columns-repeated="2" office:value-type="float" office:value="46">
            <text:p>46</text:p>
          </table:table-cell>
          <table:table-cell office:value-type="float" office:value="37">
            <text:p>37</text:p>
          </table:table-cell>
          <table:table-cell office:value-type="float" office:value="51">
            <text:p>51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table:formula="oooc:=ATAN([.A76]/50)*[.A76]/10" office:value-type="float" office:value="7.22671141015902">
            <text:p>7,23</text:p>
          </table:table-cell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50">
            <text:p>50</text:p>
          </table:table-cell>
          <table:table-cell office:value-type="float" office:value="37">
            <text:p>37</text:p>
          </table:table-cell>
          <table:table-cell office:value-type="float" office:value="51">
            <text:p>51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table:formula="oooc:=ATAN([.A77]/50)*[.A77]/10" office:value-type="float" office:value="7.37095292435497">
            <text:p>7,37</text:p>
          </table:table-cell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50">
            <text:p>50</text:p>
          </table:table-cell>
          <table:table-cell office:value-type="float" office:value="37">
            <text:p>37</text:p>
          </table:table-cell>
          <table:table-cell office:value-type="float" office:value="51">
            <text:p>51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table:formula="oooc:=ATAN([.A78]/50)*[.A78]/10" office:value-type="float" office:value="7.51557318577809">
            <text:p>7,52</text:p>
          </table:table-cell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51">
            <text:p>51</text:p>
          </table:table-cell>
          <table:table-cell office:value-type="float" office:value="37">
            <text:p>37</text:p>
          </table:table-cell>
          <table:table-cell office:value-type="float" office:value="51">
            <text:p>51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table:formula="oooc:=ATAN([.A79]/50)*[.A79]/10" office:value-type="float" office:value="7.66055849925939">
            <text:p>7,66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52">
            <text:p>52</text:p>
          </table:table-cell>
          <table:table-cell office:value-type="float" office:value="37">
            <text:p>37</text:p>
          </table:table-cell>
          <table:table-cell office:value-type="float" office:value="51">
            <text:p>51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table:formula="oooc:=ATAN([.A80]/50)*[.A80]/10" office:value-type="float" office:value="7.80589573214245">
            <text:p>7,81</text:p>
          </table:table-cell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52">
            <text:p>52</text:p>
          </table:table-cell>
          <table:table-cell office:value-type="float" office:value="37">
            <text:p>37</text:p>
          </table:table-cell>
          <table:table-cell office:value-type="float" office:value="51">
            <text:p>51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table:formula="oooc:=ATAN([.A81]/50)*[.A81]/10" office:value-type="float" office:value="7.95157228970202">
            <text:p>7,95</text:p>
          </table:table-cell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53">
            <text:p>53</text:p>
          </table:table-cell>
          <table:table-cell office:value-type="float" office:value="37">
            <text:p>37</text:p>
          </table:table-cell>
          <table:table-cell office:value-type="float" office:value="51">
            <text:p>51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table:formula="oooc:=ATAN([.A82]/50)*[.A82]/10" office:value-type="float" office:value="8.09757609161067">
            <text:p>8,10</text:p>
          </table:table-cell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54">
            <text:p>54</text:p>
          </table:table-cell>
          <table:table-cell office:value-type="float" office:value="37">
            <text:p>37</text:p>
          </table:table-cell>
          <table:table-cell office:value-type="float" office:value="51">
            <text:p>51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table:formula="oooc:=ATAN([.A83]/50)*[.A83]/10" office:value-type="float" office:value="8.24389554941847">
            <text:p>8,24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54">
            <text:p>54</text:p>
          </table:table-cell>
          <table:table-cell office:value-type="float" office:value="37">
            <text:p>37</text:p>
          </table:table-cell>
          <table:table-cell office:value-type="float" office:value="51">
            <text:p>51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table:formula="oooc:=ATAN([.A84]/50)*[.A84]/10" office:value-type="float" office:value="8.39051954501017">
            <text:p>8,39</text:p>
          </table:table-cell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55">
            <text:p>55</text:p>
          </table:table-cell>
          <table:table-cell office:value-type="float" office:value="37">
            <text:p>37</text:p>
          </table:table-cell>
          <table:table-cell office:value-type="float" office:value="51">
            <text:p>51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table:formula="oooc:=ATAN([.A85]/50)*[.A85]/10" office:value-type="float" office:value="8.53743741000455">
            <text:p>8,54</text:p>
          </table:table-cell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56">
            <text:p>56</text:p>
          </table:table-cell>
          <table:table-cell office:value-type="float" office:value="37">
            <text:p>37</text:p>
          </table:table-cell>
          <table:table-cell office:value-type="float" office:value="51">
            <text:p>51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table:formula="oooc:=ATAN([.A86]/50)*[.A86]/10" office:value-type="float" office:value="8.68463890606075">
            <text:p>8,68</text:p>
          </table:table-cell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56">
            <text:p>56</text:p>
          </table:table-cell>
          <table:table-cell office:value-type="float" office:value="37">
            <text:p>37</text:p>
          </table:table-cell>
          <table:table-cell office:value-type="float" office:value="51">
            <text:p>51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table:formula="oooc:=ATAN([.A87]/50)*[.A87]/10" office:value-type="float" office:value="8.83211420605677">
            <text:p>8,83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56">
            <text:p>56</text:p>
          </table:table-cell>
          <table:table-cell office:value-type="float" office:value="37">
            <text:p>37</text:p>
          </table:table-cell>
          <table:table-cell office:value-type="float" office:value="51">
            <text:p>51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table:formula="oooc:=ATAN([.A88]/50)*[.A88]/10" office:value-type="float" office:value="8.97985387610586">
            <text:p>8,98</text:p>
          </table:table-cell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56">
            <text:p>56</text:p>
          </table:table-cell>
          <table:table-cell office:value-type="float" office:value="37">
            <text:p>37</text:p>
          </table:table-cell>
          <table:table-cell office:value-type="float" office:value="51">
            <text:p>51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table:formula="oooc:=ATAN([.A89]/50)*[.A89]/10" office:value-type="float" office:value="9.12784885837704">
            <text:p>9,13</text:p>
          </table:table-cell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56">
            <text:p>56</text:p>
          </table:table-cell>
          <table:table-cell office:value-type="float" office:value="37">
            <text:p>37</text:p>
          </table:table-cell>
          <table:table-cell office:value-type="float" office:value="51">
            <text:p>51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table:formula="oooc:=ATAN([.A90]/50)*[.A90]/10" office:value-type="float" office:value="9.27609045468705">
            <text:p>9,28</text:p>
          </table:table-cell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table:number-columns-repeated="2" office:value-type="float" office:value="51">
            <text:p>51</text:p>
          </table:table-cell>
          <table:table-cell office:value-type="float" office:value="46">
            <text:p>46</text:p>
          </table:table-cell>
          <table:table-cell office:value-type="float" office:value="56">
            <text:p>56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table:formula="oooc:=ATAN([.A91]/50)*[.A91]/10" office:value-type="float" office:value="9.42457031083135">
            <text:p>9,42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table:number-columns-repeated="2" office:value-type="float" office:value="51">
            <text:p>51</text:p>
          </table:table-cell>
          <table:table-cell office:value-type="float" office:value="46">
            <text:p>46</text:p>
          </table:table-cell>
          <table:table-cell office:value-type="float" office:value="56">
            <text:p>56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table:formula="oooc:=ATAN([.A92]/50)*[.A92]/10" office:value-type="float" office:value="9.57328040162304">
            <text:p>9,57</text:p>
          </table:table-cell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52">
            <text:p>52</text:p>
          </table:table-cell>
          <table:table-cell office:value-type="float" office:value="46">
            <text:p>46</text:p>
          </table:table-cell>
          <table:table-cell office:value-type="float" office:value="56">
            <text:p>56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table:formula="oooc:=ATAN([.A93]/50)*[.A93]/10" office:value-type="float" office:value="9.72221301660942">
            <text:p>9,72</text:p>
          </table:table-cell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52">
            <text:p>52</text:p>
          </table:table-cell>
          <table:table-cell office:value-type="float" office:value="46">
            <text:p>46</text:p>
          </table:table-cell>
          <table:table-cell office:value-type="float" office:value="56">
            <text:p>56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table:formula="oooc:=ATAN([.A94]/50)*[.A94]/10" office:value-type="float" office:value="9.87136074643664">
            <text:p>9,87</text:p>
          </table:table-cell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53">
            <text:p>53</text:p>
          </table:table-cell>
          <table:table-cell office:value-type="float" office:value="46">
            <text:p>46</text:p>
          </table:table-cell>
          <table:table-cell office:value-type="float" office:value="56">
            <text:p>56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table:formula="oooc:=ATAN([.A95]/50)*[.A95]/10" office:value-type="float" office:value="10.0207164698341">
            <text:p>10,02</text:p>
          </table:table-cell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53">
            <text:p>53</text:p>
          </table:table-cell>
          <table:table-cell office:value-type="float" office:value="46">
            <text:p>46</text:p>
          </table:table-cell>
          <table:table-cell office:value-type="float" office:value="56">
            <text:p>56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table:formula="oooc:=ATAN([.A96]/50)*[.A96]/10" office:value-type="float" office:value="10.1702733411912">
            <text:p>10,17</text:p>
          </table:table-cell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54">
            <text:p>54</text:p>
          </table:table-cell>
          <table:table-cell office:value-type="float" office:value="46">
            <text:p>46</text:p>
          </table:table-cell>
          <table:table-cell office:value-type="float" office:value="56">
            <text:p>56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table:formula="oooc:=ATAN([.A97]/50)*[.A97]/10" office:value-type="float" office:value="10.3200247786998">
            <text:p>10,32</text:p>
          </table:table-cell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54">
            <text:p>54</text:p>
          </table:table-cell>
          <table:table-cell office:value-type="float" office:value="46">
            <text:p>46</text:p>
          </table:table-cell>
          <table:table-cell office:value-type="float" office:value="56">
            <text:p>56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table:formula="oooc:=ATAN([.A98]/50)*[.A98]/10" office:value-type="float" office:value="10.4699644530372">
            <text:p>10,47</text:p>
          </table:table-cell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55">
            <text:p>55</text:p>
          </table:table-cell>
          <table:table-cell office:value-type="float" office:value="46">
            <text:p>46</text:p>
          </table:table-cell>
          <table:table-cell office:value-type="float" office:value="56">
            <text:p>56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table:formula="oooc:=ATAN([.A99]/50)*[.A99]/10" office:value-type="float" office:value="10.6200862765646">
            <text:p>10,62</text:p>
          </table:table-cell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56">
            <text:p>56</text:p>
          </table:table-cell>
          <table:table-cell office:value-type="float" office:value="46">
            <text:p>46</text:p>
          </table:table-cell>
          <table:table-cell office:value-type="float" office:value="56">
            <text:p>56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table:formula="oooc:=ATAN([.A100]/50)*[.A100]/10" office:value-type="float" office:value="10.7703843930186">
            <text:p>10,77</text:p>
          </table:table-cell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56">
            <text:p>56</text:p>
          </table:table-cell>
          <table:table-cell office:value-type="float" office:value="46">
            <text:p>46</text:p>
          </table:table-cell>
          <table:table-cell office:value-type="float" office:value="56">
            <text:p>56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table:formula="oooc:=ATAN([.A101]/50)*[.A101]/10" office:value-type="float" office:value="10.9208531676717">
            <text:p>10,92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57">
            <text:p>57</text:p>
          </table:table-cell>
          <table:table-cell office:value-type="float" office:value="46">
            <text:p>46</text:p>
          </table:table-cell>
          <table:table-cell office:value-type="float" office:value="56">
            <text:p>56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table:formula="oooc:=ATAN([.A102]/50)*[.A102]/10" office:value-type="float" office:value="11.0714871779409">
            <text:p>11,07</text:p>
          </table:table-cell>
        </table:table-row>
        <table:table-row table:style-name="ro2">
          <table:table-cell office:value-type="float" office:value="101">
            <text:p>101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57">
            <text:p>57</text:p>
          </table:table-cell>
          <table:table-cell office:value-type="float" office:value="46">
            <text:p>46</text:p>
          </table:table-cell>
          <table:table-cell office:value-type="float" office:value="56">
            <text:p>56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table:formula="oooc:=ATAN([.A103]/50)*[.A103]/10" office:value-type="float" office:value="11.2222812044246">
            <text:p>11,22</text:p>
          </table:table-cell>
        </table:table-row>
        <table:table-row table:style-name="ro2">
          <table:table-cell office:value-type="float" office:value="102">
            <text:p>102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58">
            <text:p>58</text:p>
          </table:table-cell>
          <table:table-cell office:value-type="float" office:value="46">
            <text:p>46</text:p>
          </table:table-cell>
          <table:table-cell office:value-type="float" office:value="56">
            <text:p>56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table:formula="oooc:=ATAN([.A104]/50)*[.A104]/10" office:value-type="float" office:value="11.3732302223456">
            <text:p>11,37</text:p>
          </table:table-cell>
        </table:table-row>
        <table:table-row table:style-name="ro2">
          <table:table-cell office:value-type="float" office:value="103">
            <text:p>103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58">
            <text:p>58</text:p>
          </table:table-cell>
          <table:table-cell office:value-type="float" office:value="46">
            <text:p>46</text:p>
          </table:table-cell>
          <table:table-cell office:value-type="float" office:value="56">
            <text:p>56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table:formula="oooc:=ATAN([.A105]/50)*[.A105]/10" office:value-type="float" office:value="11.5243293933838">
            <text:p>11,52</text:p>
          </table:table-cell>
        </table:table-row>
        <table:table-row table:style-name="ro2">
          <table:table-cell office:value-type="float" office:value="104">
            <text:p>104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table:number-columns-repeated="2" office:value-type="float" office:value="54">
            <text:p>54</text:p>
          </table:table-cell>
          <table:table-cell office:value-type="float" office:value="51">
            <text:p>51</text:p>
          </table:table-cell>
          <table:table-cell office:value-type="float" office:value="59">
            <text:p>59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table:formula="oooc:=ATAN([.A106]/50)*[.A106]/10" office:value-type="float" office:value="11.6755740578787">
            <text:p>11,68</text:p>
          </table:table-cell>
        </table:table-row>
        <table:table-row table:style-name="ro2">
          <table:table-cell office:value-type="float" office:value="105">
            <text:p>105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54">
            <text:p>54</text:p>
          </table:table-cell>
          <table:table-cell office:value-type="float" office:value="51">
            <text:p>51</text:p>
          </table:table-cell>
          <table:table-cell office:value-type="float" office:value="59">
            <text:p>59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table:formula="oooc:=ATAN([.A107]/50)*[.A107]/10" office:value-type="float" office:value="11.8269597273849">
            <text:p>11,83</text:p>
          </table:table-cell>
        </table:table-row>
        <table:table-row table:style-name="ro2">
          <table:table-cell office:value-type="float" office:value="106">
            <text:p>106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54">
            <text:p>54</text:p>
          </table:table-cell>
          <table:table-cell office:value-type="float" office:value="51">
            <text:p>51</text:p>
          </table:table-cell>
          <table:table-cell office:value-type="float" office:value="59">
            <text:p>59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table:formula="oooc:=ATAN([.A108]/50)*[.A108]/10" office:value-type="float" office:value="11.978482077564">
            <text:p>11,98</text:p>
          </table:table-cell>
        </table:table-row>
        <table:table-row table:style-name="ro2">
          <table:table-cell office:value-type="float" office:value="107">
            <text:p>107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54">
            <text:p>54</text:p>
          </table:table-cell>
          <table:table-cell office:value-type="float" office:value="51">
            <text:p>51</text:p>
          </table:table-cell>
          <table:table-cell office:value-type="float" office:value="59">
            <text:p>59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table:formula="oooc:=ATAN([.A109]/50)*[.A109]/10" office:value-type="float" office:value="12.1301369413978">
            <text:p>12,13</text:p>
          </table:table-cell>
        </table:table-row>
        <table:table-row table:style-name="ro2">
          <table:table-cell office:value-type="float" office:value="108">
            <text:p>108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54">
            <text:p>54</text:p>
          </table:table-cell>
          <table:table-cell office:value-type="float" office:value="51">
            <text:p>51</text:p>
          </table:table-cell>
          <table:table-cell office:value-type="float" office:value="59">
            <text:p>59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table:formula="oooc:=ATAN([.A110]/50)*[.A110]/10" office:value-type="float" office:value="12.2819203027059">
            <text:p>12,28</text:p>
          </table:table-cell>
        </table:table-row>
        <table:table-row table:style-name="ro2">
          <table:table-cell office:value-type="float" office:value="109">
            <text:p>109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54">
            <text:p>54</text:p>
          </table:table-cell>
          <table:table-cell office:value-type="float" office:value="51">
            <text:p>51</text:p>
          </table:table-cell>
          <table:table-cell office:value-type="float" office:value="59">
            <text:p>59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table:formula="oooc:=ATAN([.A111]/50)*[.A111]/10" office:value-type="float" office:value="12.4338282899555">
            <text:p>12,43</text:p>
          </table:table-cell>
        </table:table-row>
        <table:table-row table:style-name="ro2">
          <table:table-cell office:value-type="float" office:value="110">
            <text:p>110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54">
            <text:p>54</text:p>
          </table:table-cell>
          <table:table-cell office:value-type="float" office:value="51">
            <text:p>51</text:p>
          </table:table-cell>
          <table:table-cell office:value-type="float" office:value="59">
            <text:p>59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table:formula="oooc:=ATAN([.A112]/50)*[.A112]/10" office:value-type="float" office:value="12.5858571703482">
            <text:p>12,59</text:p>
          </table:table-cell>
        </table:table-row>
        <table:table-row table:style-name="ro2">
          <table:table-cell office:value-type="float" office:value="111">
            <text:p>111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54">
            <text:p>54</text:p>
          </table:table-cell>
          <table:table-cell office:value-type="float" office:value="51">
            <text:p>51</text:p>
          </table:table-cell>
          <table:table-cell office:value-type="float" office:value="59">
            <text:p>59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table:formula="oooc:=ATAN([.A113]/50)*[.A113]/10" office:value-type="float" office:value="12.7380033441713">
            <text:p>12,74</text:p>
          </table:table-cell>
        </table:table-row>
        <table:table-row table:style-name="ro2">
          <table:table-cell office:value-type="float" office:value="112">
            <text:p>112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54">
            <text:p>54</text:p>
          </table:table-cell>
          <table:table-cell office:value-type="float" office:value="51">
            <text:p>51</text:p>
          </table:table-cell>
          <table:table-cell office:value-type="float" office:value="59">
            <text:p>59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table:formula="oooc:=ATAN([.A114]/50)*[.A114]/10" office:value-type="float" office:value="12.8902633394007">
            <text:p>12,89</text:p>
          </table:table-cell>
        </table:table-row>
        <table:table-row table:style-name="ro2">
          <table:table-cell office:value-type="float" office:value="113">
            <text:p>113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54">
            <text:p>54</text:p>
          </table:table-cell>
          <table:table-cell office:value-type="float" office:value="51">
            <text:p>51</text:p>
          </table:table-cell>
          <table:table-cell office:value-type="float" office:value="59">
            <text:p>59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table:formula="oooc:=ATAN([.A115]/50)*[.A115]/10" office:value-type="float" office:value="13.0426338065441">
            <text:p>13,04</text:p>
          </table:table-cell>
        </table:table-row>
        <table:table-row table:style-name="ro2">
          <table:table-cell office:value-type="float" office:value="114">
            <text:p>114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54">
            <text:p>54</text:p>
          </table:table-cell>
          <table:table-cell office:value-type="float" office:value="51">
            <text:p>51</text:p>
          </table:table-cell>
          <table:table-cell office:value-type="float" office:value="59">
            <text:p>59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table:formula="oooc:=ATAN([.A116]/50)*[.A116]/10" office:value-type="float" office:value="13.1951115137135">
            <text:p>13,20</text:p>
          </table:table-cell>
        </table:table-row>
        <table:table-row table:style-name="ro2">
          <table:table-cell office:value-type="float" office:value="115">
            <text:p>115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54">
            <text:p>54</text:p>
          </table:table-cell>
          <table:table-cell office:value-type="float" office:value="51">
            <text:p>51</text:p>
          </table:table-cell>
          <table:table-cell office:value-type="float" office:value="59">
            <text:p>59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table:formula="oooc:=ATAN([.A117]/50)*[.A117]/10" office:value-type="float" office:value="13.3476933419142">
            <text:p>13,35</text:p>
          </table:table-cell>
        </table:table-row>
        <table:table-row table:style-name="ro2">
          <table:table-cell office:value-type="float" office:value="116">
            <text:p>116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54">
            <text:p>54</text:p>
          </table:table-cell>
          <table:table-cell office:value-type="float" office:value="51">
            <text:p>51</text:p>
          </table:table-cell>
          <table:table-cell office:value-type="float" office:value="59">
            <text:p>59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table:formula="oooc:=ATAN([.A118]/50)*[.A118]/10" office:value-type="float" office:value="13.5003762805431">
            <text:p>13,50</text:p>
          </table:table-cell>
        </table:table-row>
        <table:table-row table:style-name="ro2">
          <table:table-cell office:value-type="float" office:value="117">
            <text:p>117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54">
            <text:p>54</text:p>
          </table:table-cell>
          <table:table-cell office:value-type="float" office:value="51">
            <text:p>51</text:p>
          </table:table-cell>
          <table:table-cell office:value-type="float" office:value="59">
            <text:p>59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table:formula="oooc:=ATAN([.A119]/50)*[.A119]/10" office:value-type="float" office:value="13.653157423084">
            <text:p>13,65</text:p>
          </table:table-cell>
        </table:table-row>
        <table:table-row table:style-name="ro2">
          <table:table-cell office:value-type="float" office:value="118">
            <text:p>118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54">
            <text:p>54</text:p>
          </table:table-cell>
          <table:table-cell office:value-type="float" office:value="51">
            <text:p>51</text:p>
          </table:table-cell>
          <table:table-cell office:value-type="float" office:value="59">
            <text:p>59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table:formula="oooc:=ATAN([.A120]/50)*[.A120]/10" office:value-type="float" office:value="13.806033962992">
            <text:p>13,81</text:p>
          </table:table-cell>
        </table:table-row>
        <table:table-row table:style-name="ro2">
          <table:table-cell office:value-type="float" office:value="119">
            <text:p>119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table:number-columns-repeated="2" office:value-type="float" office:value="38">
            <text:p>38</text:p>
          </table:table-cell>
          <table:table-cell office:value-type="float" office:value="35">
            <text:p>35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table:formula="oooc:=ATAN([.A121]/50)*[.A121]/10" office:value-type="float" office:value="13.9590031897575">
            <text:p>13,96</text:p>
          </table:table-cell>
        </table:table-row>
        <table:table-row table:style-name="ro2">
          <table:table-cell office:value-type="float" office:value="120">
            <text:p>12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40">
            <text:p>40</text:p>
          </table:table-cell>
          <table:table-cell office:value-type="float" office:value="35">
            <text:p>35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table:formula="oooc:=ATAN([.A122]/50)*[.A122]/10" office:value-type="float" office:value="14.1120624851416">
            <text:p>14,11</text:p>
          </table:table-cell>
        </table:table-row>
        <table:table-row table:style-name="ro2">
          <table:table-cell office:value-type="float" office:value="121">
            <text:p>121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40">
            <text:p>40</text:p>
          </table:table-cell>
          <table:table-cell office:value-type="float" office:value="35">
            <text:p>35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table:formula="oooc:=ATAN([.A123]/50)*[.A123]/10" office:value-type="float" office:value="14.2652093195753">
            <text:p>14,27</text:p>
          </table:table-cell>
        </table:table-row>
        <table:table-row table:style-name="ro2">
          <table:table-cell office:value-type="float" office:value="122">
            <text:p>122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40">
            <text:p>40</text:p>
          </table:table-cell>
          <table:table-cell office:value-type="float" office:value="35">
            <text:p>35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table:formula="oooc:=ATAN([.A124]/50)*[.A124]/10" office:value-type="float" office:value="14.4184412487139">
            <text:p>14,42</text:p>
          </table:table-cell>
        </table:table-row>
        <table:table-row table:style-name="ro2">
          <table:table-cell office:value-type="float" office:value="123">
            <text:p>123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41">
            <text:p>41</text:p>
          </table:table-cell>
          <table:table-cell office:value-type="float" office:value="35">
            <text:p>35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table:formula="oooc:=ATAN([.A125]/50)*[.A125]/10" office:value-type="float" office:value="14.5717559101403">
            <text:p>14,57</text:p>
          </table:table-cell>
        </table:table-row>
        <table:table-row table:style-name="ro2">
          <table:table-cell office:value-type="float" office:value="124">
            <text:p>124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41">
            <text:p>41</text:p>
          </table:table-cell>
          <table:table-cell office:value-type="float" office:value="35">
            <text:p>35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table:formula="oooc:=ATAN([.A126]/50)*[.A126]/10" office:value-type="float" office:value="14.7251510202102">
            <text:p>14,73</text:p>
          </table:table-cell>
        </table:table-row>
        <table:table-row table:style-name="ro2">
          <table:table-cell office:value-type="float" office:value="125">
            <text:p>125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41">
            <text:p>41</text:p>
          </table:table-cell>
          <table:table-cell office:value-type="float" office:value="35">
            <text:p>35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table:formula="oooc:=ATAN([.A127]/50)*[.A127]/10" office:value-type="float" office:value="14.8786243710316">
            <text:p>14,88</text:p>
          </table:table-cell>
        </table:table-row>
        <table:table-row table:style-name="ro2">
          <table:table-cell office:value-type="float" office:value="126">
            <text:p>126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42">
            <text:p>42</text:p>
          </table:table-cell>
          <table:table-cell office:value-type="float" office:value="35">
            <text:p>35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table:formula="oooc:=ATAN([.A128]/50)*[.A128]/10" office:value-type="float" office:value="15.0321738275739">
            <text:p>15,03</text:p>
          </table:table-cell>
        </table:table-row>
        <table:table-row table:style-name="ro2">
          <table:table-cell office:value-type="float" office:value="127">
            <text:p>127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42">
            <text:p>42</text:p>
          </table:table-cell>
          <table:table-cell office:value-type="float" office:value="35">
            <text:p>35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table:formula="oooc:=ATAN([.A129]/50)*[.A129]/10" office:value-type="float" office:value="15.1857973248994">
            <text:p>15,19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42">
            <text:p>42</text:p>
          </table:table-cell>
          <table:table-cell office:value-type="float" office:value="35">
            <text:p>35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table:formula="oooc:=ATAN([.A130]/50)*[.A130]/10" office:value-type="float" office:value="15.3394928655122">
            <text:p>15,34</text:p>
          </table:table-cell>
        </table:table-row>
        <table:table-row table:style-name="ro2">
          <table:table-cell office:value-type="float" office:value="129">
            <text:p>129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43">
            <text:p>43</text:p>
          </table:table-cell>
          <table:table-cell office:value-type="float" office:value="35">
            <text:p>35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table:formula="oooc:=ATAN([.A131]/50)*[.A131]/10" office:value-type="float" office:value="15.4932585168191">
            <text:p>15,49</text:p>
          </table:table-cell>
        </table:table-row>
        <table:table-row table:style-name="ro2">
          <table:table-cell office:value-type="float" office:value="130">
            <text:p>130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43">
            <text:p>43</text:p>
          </table:table-cell>
          <table:table-cell office:value-type="float" office:value="35">
            <text:p>35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table:formula="oooc:=ATAN([.A132]/50)*[.A132]/10" office:value-type="float" office:value="15.6470924086968">
            <text:p>15,65</text:p>
          </table:table-cell>
        </table:table-row>
        <table:table-row table:style-name="ro2">
          <table:table-cell office:value-type="float" office:value="131">
            <text:p>131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43">
            <text:p>43</text:p>
          </table:table-cell>
          <table:table-cell office:value-type="float" office:value="35">
            <text:p>35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table:formula="oooc:=ATAN([.A133]/50)*[.A133]/10" office:value-type="float" office:value="15.8009927311616">
            <text:p>15,80</text:p>
          </table:table-cell>
        </table:table-row>
        <table:table-row table:style-name="ro2">
          <table:table-cell office:value-type="float" office:value="132">
            <text:p>132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44">
            <text:p>44</text:p>
          </table:table-cell>
          <table:table-cell office:value-type="float" office:value="35">
            <text:p>35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table:formula="oooc:=ATAN([.A134]/50)*[.A134]/10" office:value-type="float" office:value="15.9549577321354">
            <text:p>15,95</text:p>
          </table:table-cell>
        </table:table-row>
        <table:table-row table:style-name="ro2">
          <table:table-cell office:value-type="float" office:value="133">
            <text:p>133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44">
            <text:p>44</text:p>
          </table:table-cell>
          <table:table-cell office:value-type="float" office:value="35">
            <text:p>35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table:formula="oooc:=ATAN([.A135]/50)*[.A135]/10" office:value-type="float" office:value="16.1089857153057">
            <text:p>16,11</text:p>
          </table:table-cell>
        </table:table-row>
        <table:table-row table:style-name="ro2">
          <table:table-cell office:value-type="float" office:value="134">
            <text:p>134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table:number-columns-repeated="2" office:value-type="float" office:value="41">
            <text:p>41</text:p>
          </table:table-cell>
          <table:table-cell office:value-type="float" office:value="38">
            <text:p>38</text:p>
          </table:table-cell>
          <table:table-cell office:value-type="float" office:value="44">
            <text:p>44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table:formula="oooc:=ATAN([.A136]/50)*[.A136]/10" office:value-type="float" office:value="16.263075038073">
            <text:p>16,26</text:p>
          </table:table-cell>
        </table:table-row>
        <table:table-row table:style-name="ro2">
          <table:table-cell office:value-type="float" office:value="135">
            <text:p>135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45">
            <text:p>45</text:p>
          </table:table-cell>
          <table:table-cell office:value-type="float" office:value="38">
            <text:p>38</text:p>
          </table:table-cell>
          <table:table-cell office:value-type="float" office:value="44">
            <text:p>44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table:formula="oooc:=ATAN([.A137]/50)*[.A137]/10" office:value-type="float" office:value="16.4172241095834">
            <text:p>16,42</text:p>
          </table:table-cell>
        </table:table-row>
        <table:table-row table:style-name="ro2">
          <table:table-cell office:value-type="float" office:value="136">
            <text:p>136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45">
            <text:p>45</text:p>
          </table:table-cell>
          <table:table-cell office:value-type="float" office:value="38">
            <text:p>38</text:p>
          </table:table-cell>
          <table:table-cell office:value-type="float" office:value="44">
            <text:p>44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table:formula="oooc:=ATAN([.A138]/50)*[.A138]/10" office:value-type="float" office:value="16.5714313888423">
            <text:p>16,57</text:p>
          </table:table-cell>
        </table:table-row>
        <table:table-row table:style-name="ro2">
          <table:table-cell office:value-type="float" office:value="137">
            <text:p>137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45">
            <text:p>45</text:p>
          </table:table-cell>
          <table:table-cell office:value-type="float" office:value="38">
            <text:p>38</text:p>
          </table:table-cell>
          <table:table-cell office:value-type="float" office:value="44">
            <text:p>44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table:formula="oooc:=ATAN([.A139]/50)*[.A139]/10" office:value-type="float" office:value="16.7256953829043">
            <text:p>16,73</text:p>
          </table:table-cell>
        </table:table-row>
        <table:table-row table:style-name="ro2">
          <table:table-cell office:value-type="float" office:value="138">
            <text:p>138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46">
            <text:p>46</text:p>
          </table:table-cell>
          <table:table-cell office:value-type="float" office:value="38">
            <text:p>38</text:p>
          </table:table-cell>
          <table:table-cell office:value-type="float" office:value="44">
            <text:p>44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table:formula="oooc:=ATAN([.A140]/50)*[.A140]/10" office:value-type="float" office:value="16.8800146451381">
            <text:p>16,88</text:p>
          </table:table-cell>
        </table:table-row>
        <table:table-row table:style-name="ro2">
          <table:table-cell office:value-type="float" office:value="139">
            <text:p>139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46">
            <text:p>46</text:p>
          </table:table-cell>
          <table:table-cell office:value-type="float" office:value="38">
            <text:p>38</text:p>
          </table:table-cell>
          <table:table-cell office:value-type="float" office:value="44">
            <text:p>44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table:formula="oooc:=ATAN([.A141]/50)*[.A141]/10" office:value-type="float" office:value="17.0343877735605">
            <text:p>17,03</text:p>
          </table:table-cell>
        </table:table-row>
        <table:table-row table:style-name="ro2">
          <table:table-cell office:value-type="float" office:value="140">
            <text:p>140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46">
            <text:p>46</text:p>
          </table:table-cell>
          <table:table-cell office:value-type="float" office:value="38">
            <text:p>38</text:p>
          </table:table-cell>
          <table:table-cell office:value-type="float" office:value="44">
            <text:p>44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table:formula="oooc:=ATAN([.A142]/50)*[.A142]/10" office:value-type="float" office:value="17.1888134092387">
            <text:p>17,19</text:p>
          </table:table-cell>
        </table:table-row>
        <table:table-row table:style-name="ro2">
          <table:table-cell office:value-type="float" office:value="141">
            <text:p>141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47">
            <text:p>47</text:p>
          </table:table-cell>
          <table:table-cell office:value-type="float" office:value="38">
            <text:p>38</text:p>
          </table:table-cell>
          <table:table-cell office:value-type="float" office:value="44">
            <text:p>44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table:formula="oooc:=ATAN([.A143]/50)*[.A143]/10" office:value-type="float" office:value="17.3432902347564">
            <text:p>17,34</text:p>
          </table:table-cell>
        </table:table-row>
        <table:table-row table:style-name="ro2">
          <table:table-cell office:value-type="float" office:value="142">
            <text:p>142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47">
            <text:p>47</text:p>
          </table:table-cell>
          <table:table-cell office:value-type="float" office:value="38">
            <text:p>38</text:p>
          </table:table-cell>
          <table:table-cell office:value-type="float" office:value="44">
            <text:p>44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table:formula="oooc:=ATAN([.A144]/50)*[.A144]/10" office:value-type="float" office:value="17.4978169727416">
            <text:p>17,50</text:p>
          </table:table-cell>
        </table:table-row>
        <table:table-row table:style-name="ro2">
          <table:table-cell office:value-type="float" office:value="143">
            <text:p>143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47">
            <text:p>47</text:p>
          </table:table-cell>
          <table:table-cell office:value-type="float" office:value="38">
            <text:p>38</text:p>
          </table:table-cell>
          <table:table-cell office:value-type="float" office:value="44">
            <text:p>44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table:formula="oooc:=ATAN([.A145]/50)*[.A145]/10" office:value-type="float" office:value="17.6523923844531">
            <text:p>17,65</text:p>
          </table:table-cell>
        </table:table-row>
        <table:table-row table:style-name="ro2">
          <table:table-cell office:value-type="float" office:value="144">
            <text:p>144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48">
            <text:p>48</text:p>
          </table:table-cell>
          <table:table-cell office:value-type="float" office:value="38">
            <text:p>38</text:p>
          </table:table-cell>
          <table:table-cell office:value-type="float" office:value="44">
            <text:p>44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table:formula="oooc:=ATAN([.A146]/50)*[.A146]/10" office:value-type="float" office:value="17.8070152684233">
            <text:p>17,81</text:p>
          </table:table-cell>
        </table:table-row>
        <table:table-row table:style-name="ro2">
          <table:table-cell office:value-type="float" office:value="145">
            <text:p>145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48">
            <text:p>48</text:p>
          </table:table-cell>
          <table:table-cell office:value-type="float" office:value="38">
            <text:p>38</text:p>
          </table:table-cell>
          <table:table-cell office:value-type="float" office:value="44">
            <text:p>44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table:formula="oooc:=ATAN([.A147]/50)*[.A147]/10" office:value-type="float" office:value="17.9616844591542">
            <text:p>17,96</text:p>
          </table:table-cell>
        </table:table-row>
        <table:table-row table:style-name="ro2">
          <table:table-cell office:value-type="float" office:value="146">
            <text:p>146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48">
            <text:p>48</text:p>
          </table:table-cell>
          <table:table-cell office:value-type="float" office:value="38">
            <text:p>38</text:p>
          </table:table-cell>
          <table:table-cell office:value-type="float" office:value="44">
            <text:p>44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table:formula="oooc:=ATAN([.A148]/50)*[.A148]/10" office:value-type="float" office:value="18.1163988258658">
            <text:p>18,12</text:p>
          </table:table-cell>
        </table:table-row>
        <table:table-row table:style-name="ro2">
          <table:table-cell office:value-type="float" office:value="147">
            <text:p>147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49">
            <text:p>49</text:p>
          </table:table-cell>
          <table:table-cell office:value-type="float" office:value="38">
            <text:p>38</text:p>
          </table:table-cell>
          <table:table-cell office:value-type="float" office:value="44">
            <text:p>44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table:formula="oooc:=ATAN([.A149]/50)*[.A149]/10" office:value-type="float" office:value="18.2711572712929">
            <text:p>18,27</text:p>
          </table:table-cell>
        </table:table-row>
        <table:table-row table:style-name="ro2">
          <table:table-cell office:value-type="float" office:value="148">
            <text:p>148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49">
            <text:p>49</text:p>
          </table:table-cell>
          <table:table-cell office:value-type="float" office:value="38">
            <text:p>38</text:p>
          </table:table-cell>
          <table:table-cell office:value-type="float" office:value="44">
            <text:p>44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table:formula="oooc:=ATAN([.A150]/50)*[.A150]/10" office:value-type="float" office:value="18.4259587305289">
            <text:p>18,43</text:p>
          </table:table-cell>
        </table:table-row>
        <table:table-row table:style-name="ro2">
          <table:table-cell office:value-type="float" office:value="149">
            <text:p>149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table:number-columns-repeated="2" office:value-type="float" office:value="46">
            <text:p>46</text:p>
          </table:table-cell>
          <table:table-cell office:value-type="float" office:value="41">
            <text:p>41</text:p>
          </table:table-cell>
          <table:table-cell office:value-type="float" office:value="49">
            <text:p>49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table:formula="oooc:=ATAN([.A151]/50)*[.A151]/10" office:value-type="float" office:value="18.5808021699154">
            <text:p>18,58</text:p>
          </table:table-cell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50">
            <text:p>50</text:p>
          </table:table-cell>
          <table:table-cell office:value-type="float" office:value="41">
            <text:p>41</text:p>
          </table:table-cell>
          <table:table-cell office:value-type="float" office:value="49">
            <text:p>49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table:formula="oooc:=ATAN([.A152]/50)*[.A152]/10" office:value-type="float" office:value="18.7356865859738">
            <text:p>18,74</text:p>
          </table:table-cell>
        </table:table-row>
        <table:table-row table:style-name="ro2">
          <table:table-cell office:value-type="float" office:value="151">
            <text:p>15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50">
            <text:p>50</text:p>
          </table:table-cell>
          <table:table-cell office:value-type="float" office:value="41">
            <text:p>41</text:p>
          </table:table-cell>
          <table:table-cell office:value-type="float" office:value="49">
            <text:p>49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table:formula="oooc:=ATAN([.A153]/50)*[.A153]/10" office:value-type="float" office:value="18.890611004379">
            <text:p>18,89</text:p>
          </table:table-cell>
        </table:table-row>
        <table:table-row table:style-name="ro2">
          <table:table-cell office:value-type="float" office:value="152">
            <text:p>15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50">
            <text:p>50</text:p>
          </table:table-cell>
          <table:table-cell office:value-type="float" office:value="41">
            <text:p>41</text:p>
          </table:table-cell>
          <table:table-cell office:value-type="float" office:value="49">
            <text:p>49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table:formula="oooc:=ATAN([.A154]/50)*[.A154]/10" office:value-type="float" office:value="19.0455744789721">
            <text:p>19,05</text:p>
          </table:table-cell>
        </table:table-row>
        <table:table-row table:style-name="ro2">
          <table:table-cell office:value-type="float" office:value="153">
            <text:p>153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51">
            <text:p>51</text:p>
          </table:table-cell>
          <table:table-cell office:value-type="float" office:value="41">
            <text:p>41</text:p>
          </table:table-cell>
          <table:table-cell office:value-type="float" office:value="49">
            <text:p>49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table:formula="oooc:=ATAN([.A155]/50)*[.A155]/10" office:value-type="float" office:value="19.2005760908113">
            <text:p>19,20</text:p>
          </table:table-cell>
        </table:table-row>
        <table:table-row table:style-name="ro2">
          <table:table-cell office:value-type="float" office:value="154">
            <text:p>154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51">
            <text:p>51</text:p>
          </table:table-cell>
          <table:table-cell office:value-type="float" office:value="41">
            <text:p>41</text:p>
          </table:table-cell>
          <table:table-cell office:value-type="float" office:value="49">
            <text:p>49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table:formula="oooc:=ATAN([.A156]/50)*[.A156]/10" office:value-type="float" office:value="19.3556149472587">
            <text:p>19,36</text:p>
          </table:table-cell>
        </table:table-row>
        <table:table-row table:style-name="ro2">
          <table:table-cell office:value-type="float" office:value="155">
            <text:p>155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51">
            <text:p>51</text:p>
          </table:table-cell>
          <table:table-cell office:value-type="float" office:value="41">
            <text:p>41</text:p>
          </table:table-cell>
          <table:table-cell office:value-type="float" office:value="49">
            <text:p>49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table:formula="oooc:=ATAN([.A157]/50)*[.A157]/10" office:value-type="float" office:value="19.5106901811016">
            <text:p>19,51</text:p>
          </table:table-cell>
        </table:table-row>
        <table:table-row table:style-name="ro2">
          <table:table-cell office:value-type="float" office:value="156">
            <text:p>156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52">
            <text:p>52</text:p>
          </table:table-cell>
          <table:table-cell office:value-type="float" office:value="41">
            <text:p>41</text:p>
          </table:table-cell>
          <table:table-cell office:value-type="float" office:value="49">
            <text:p>49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table:formula="oooc:=ATAN([.A158]/50)*[.A158]/10" office:value-type="float" office:value="19.6658009497078">
            <text:p>19,67</text:p>
          </table:table-cell>
        </table:table-row>
        <table:table-row table:style-name="ro2">
          <table:table-cell office:value-type="float" office:value="157">
            <text:p>157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52">
            <text:p>52</text:p>
          </table:table-cell>
          <table:table-cell office:value-type="float" office:value="41">
            <text:p>41</text:p>
          </table:table-cell>
          <table:table-cell office:value-type="float" office:value="49">
            <text:p>49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table:formula="oooc:=ATAN([.A159]/50)*[.A159]/10" office:value-type="float" office:value="19.8209464342116">
            <text:p>19,82</text:p>
          </table:table-cell>
        </table:table-row>
        <table:table-row table:style-name="ro2">
          <table:table-cell office:value-type="float" office:value="158">
            <text:p>158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52">
            <text:p>52</text:p>
          </table:table-cell>
          <table:table-cell office:value-type="float" office:value="41">
            <text:p>41</text:p>
          </table:table-cell>
          <table:table-cell office:value-type="float" office:value="49">
            <text:p>49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table:formula="oooc:=ATAN([.A160]/50)*[.A160]/10" office:value-type="float" office:value="19.9761258387315">
            <text:p>19,98</text:p>
          </table:table-cell>
        </table:table-row>
        <table:table-row table:style-name="ro2">
          <table:table-cell office:value-type="float" office:value="159">
            <text:p>159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53">
            <text:p>53</text:p>
          </table:table-cell>
          <table:table-cell office:value-type="float" office:value="41">
            <text:p>41</text:p>
          </table:table-cell>
          <table:table-cell office:value-type="float" office:value="49">
            <text:p>49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table:formula="oooc:=ATAN([.A161]/50)*[.A161]/10" office:value-type="float" office:value="20.1313383896162">
            <text:p>20,13</text:p>
          </table:table-cell>
        </table:table-row>
        <table:table-row table:style-name="ro2">
          <table:table-cell office:value-type="float" office:value="160">
            <text:p>160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53">
            <text:p>53</text:p>
          </table:table-cell>
          <table:table-cell office:value-type="float" office:value="41">
            <text:p>41</text:p>
          </table:table-cell>
          <table:table-cell office:value-type="float" office:value="49">
            <text:p>49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table:formula="oooc:=ATAN([.A162]/50)*[.A162]/10" office:value-type="float" office:value="20.2865833347188">
            <text:p>20,29</text:p>
          </table:table-cell>
        </table:table-row>
        <table:table-row table:style-name="ro2">
          <table:table-cell office:value-type="float" office:value="161">
            <text:p>161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53">
            <text:p>53</text:p>
          </table:table-cell>
          <table:table-cell office:value-type="float" office:value="41">
            <text:p>41</text:p>
          </table:table-cell>
          <table:table-cell office:value-type="float" office:value="49">
            <text:p>49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table:formula="oooc:=ATAN([.A163]/50)*[.A163]/10" office:value-type="float" office:value="20.4418599426988">
            <text:p>20,44</text:p>
          </table:table-cell>
        </table:table-row>
        <table:table-row table:style-name="ro2">
          <table:table-cell office:value-type="float" office:value="162">
            <text:p>162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54">
            <text:p>54</text:p>
          </table:table-cell>
          <table:table-cell office:value-type="float" office:value="41">
            <text:p>41</text:p>
          </table:table-cell>
          <table:table-cell office:value-type="float" office:value="49">
            <text:p>49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table:formula="oooc:=ATAN([.A164]/50)*[.A164]/10" office:value-type="float" office:value="20.5971675023482">
            <text:p>20,60</text:p>
          </table:table-cell>
        </table:table-row>
        <table:table-row table:style-name="ro2">
          <table:table-cell office:value-type="float" office:value="163">
            <text:p>163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54">
            <text:p>54</text:p>
          </table:table-cell>
          <table:table-cell office:value-type="float" office:value="41">
            <text:p>41</text:p>
          </table:table-cell>
          <table:table-cell office:value-type="float" office:value="49">
            <text:p>49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table:formula="oooc:=ATAN([.A165]/50)*[.A165]/10" office:value-type="float" office:value="20.7525053219441">
            <text:p>20,75</text:p>
          </table:table-cell>
        </table:table-row>
        <table:table-row table:style-name="ro2">
          <table:table-cell office:value-type="float" office:value="164">
            <text:p>164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table:number-columns-repeated="2" office:value-type="float" office:value="51">
            <text:p>51</text:p>
          </table:table-cell>
          <table:table-cell office:value-type="float" office:value="46">
            <text:p>46</text:p>
          </table:table-cell>
          <table:table-cell office:value-type="float" office:value="54">
            <text:p>54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table:formula="oooc:=ATAN([.A166]/50)*[.A166]/10" office:value-type="float" office:value="20.9078727286233">
            <text:p>20,91</text:p>
          </table:table-cell>
        </table:table-row>
        <table:table-row table:style-name="ro2">
          <table:table-cell office:value-type="float" office:value="165">
            <text:p>165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55">
            <text:p>55</text:p>
          </table:table-cell>
          <table:table-cell office:value-type="float" office:value="46">
            <text:p>46</text:p>
          </table:table-cell>
          <table:table-cell office:value-type="float" office:value="54">
            <text:p>54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table:formula="oooc:=ATAN([.A167]/50)*[.A167]/10" office:value-type="float" office:value="21.0632690677812">
            <text:p>21,06</text:p>
          </table:table-cell>
        </table:table-row>
        <table:table-row table:style-name="ro2">
          <table:table-cell office:value-type="float" office:value="166">
            <text:p>166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55">
            <text:p>55</text:p>
          </table:table-cell>
          <table:table-cell office:value-type="float" office:value="46">
            <text:p>46</text:p>
          </table:table-cell>
          <table:table-cell office:value-type="float" office:value="54">
            <text:p>54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table:formula="oooc:=ATAN([.A168]/50)*[.A168]/10" office:value-type="float" office:value="21.2186937024914">
            <text:p>21,22</text:p>
          </table:table-cell>
        </table:table-row>
        <table:table-row table:style-name="ro2">
          <table:table-cell office:value-type="float" office:value="167">
            <text:p>167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55">
            <text:p>55</text:p>
          </table:table-cell>
          <table:table-cell office:value-type="float" office:value="46">
            <text:p>46</text:p>
          </table:table-cell>
          <table:table-cell office:value-type="float" office:value="54">
            <text:p>54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table:formula="oooc:=ATAN([.A169]/50)*[.A169]/10" office:value-type="float" office:value="21.3741460129468">
            <text:p>21,37</text:p>
          </table:table-cell>
        </table:table-row>
        <table:table-row table:style-name="ro2">
          <table:table-cell office:value-type="float" office:value="168">
            <text:p>168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56">
            <text:p>56</text:p>
          </table:table-cell>
          <table:table-cell office:value-type="float" office:value="46">
            <text:p>46</text:p>
          </table:table-cell>
          <table:table-cell office:value-type="float" office:value="54">
            <text:p>54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table:formula="oooc:=ATAN([.A170]/50)*[.A170]/10" office:value-type="float" office:value="21.5296253959207">
            <text:p>21,53</text:p>
          </table:table-cell>
        </table:table-row>
        <table:table-row table:style-name="ro2">
          <table:table-cell office:value-type="float" office:value="169">
            <text:p>169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56">
            <text:p>56</text:p>
          </table:table-cell>
          <table:table-cell office:value-type="float" office:value="46">
            <text:p>46</text:p>
          </table:table-cell>
          <table:table-cell office:value-type="float" office:value="54">
            <text:p>54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table:formula="oooc:=ATAN([.A171]/50)*[.A171]/10" office:value-type="float" office:value="21.6851312642469">
            <text:p>21,69</text:p>
          </table:table-cell>
        </table:table-row>
        <table:table-row table:style-name="ro2">
          <table:table-cell office:value-type="float" office:value="170">
            <text:p>170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56">
            <text:p>56</text:p>
          </table:table-cell>
          <table:table-cell office:value-type="float" office:value="46">
            <text:p>46</text:p>
          </table:table-cell>
          <table:table-cell office:value-type="float" office:value="54">
            <text:p>54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table:formula="oooc:=ATAN([.A172]/50)*[.A172]/10" office:value-type="float" office:value="21.8406630463188">
            <text:p>21,84</text:p>
          </table:table-cell>
        </table:table-row>
        <table:table-row table:style-name="ro2">
          <table:table-cell office:value-type="float" office:value="171">
            <text:p>171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57">
            <text:p>57</text:p>
          </table:table-cell>
          <table:table-cell office:value-type="float" office:value="46">
            <text:p>46</text:p>
          </table:table-cell>
          <table:table-cell office:value-type="float" office:value="54">
            <text:p>54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table:formula="oooc:=ATAN([.A173]/50)*[.A173]/10" office:value-type="float" office:value="21.9962201856063">
            <text:p>22,00</text:p>
          </table:table-cell>
        </table:table-row>
        <table:table-row table:style-name="ro2">
          <table:table-cell office:value-type="float" office:value="172">
            <text:p>172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57">
            <text:p>57</text:p>
          </table:table-cell>
          <table:table-cell office:value-type="float" office:value="46">
            <text:p>46</text:p>
          </table:table-cell>
          <table:table-cell office:value-type="float" office:value="54">
            <text:p>54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table:formula="oooc:=ATAN([.A174]/50)*[.A174]/10" office:value-type="float" office:value="22.1518021401892">
            <text:p>22,15</text:p>
          </table:table-cell>
        </table:table-row>
        <table:table-row table:style-name="ro2">
          <table:table-cell office:value-type="float" office:value="173">
            <text:p>173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57">
            <text:p>57</text:p>
          </table:table-cell>
          <table:table-cell office:value-type="float" office:value="46">
            <text:p>46</text:p>
          </table:table-cell>
          <table:table-cell office:value-type="float" office:value="54">
            <text:p>54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table:formula="oooc:=ATAN([.A175]/50)*[.A175]/10" office:value-type="float" office:value="22.3074083823072">
            <text:p>22,31</text:p>
          </table:table-cell>
        </table:table-row>
        <table:table-row table:style-name="ro2">
          <table:table-cell office:value-type="float" office:value="174">
            <text:p>174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58">
            <text:p>58</text:p>
          </table:table-cell>
          <table:table-cell office:value-type="float" office:value="46">
            <text:p>46</text:p>
          </table:table-cell>
          <table:table-cell office:value-type="float" office:value="54">
            <text:p>54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table:formula="oooc:=ATAN([.A176]/50)*[.A176]/10" office:value-type="float" office:value="22.4630383979268">
            <text:p>22,46</text:p>
          </table:table-cell>
        </table:table-row>
        <table:table-row table:style-name="ro2">
          <table:table-cell office:value-type="float" office:value="175">
            <text:p>175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58">
            <text:p>58</text:p>
          </table:table-cell>
          <table:table-cell office:value-type="float" office:value="46">
            <text:p>46</text:p>
          </table:table-cell>
          <table:table-cell office:value-type="float" office:value="54">
            <text:p>54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table:formula="oooc:=ATAN([.A177]/50)*[.A177]/10" office:value-type="float" office:value="22.6186916863212">
            <text:p>22,62</text:p>
          </table:table-cell>
        </table:table-row>
        <table:table-row table:style-name="ro2">
          <table:table-cell office:value-type="float" office:value="176">
            <text:p>176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58">
            <text:p>58</text:p>
          </table:table-cell>
          <table:table-cell office:value-type="float" office:value="46">
            <text:p>46</text:p>
          </table:table-cell>
          <table:table-cell office:value-type="float" office:value="54">
            <text:p>54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table:formula="oooc:=ATAN([.A178]/50)*[.A178]/10" office:value-type="float" office:value="22.7743677596672">
            <text:p>22,77</text:p>
          </table:table-cell>
        </table:table-row>
        <table:table-row table:style-name="ro2">
          <table:table-cell office:value-type="float" office:value="177">
            <text:p>177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59">
            <text:p>59</text:p>
          </table:table-cell>
          <table:table-cell office:value-type="float" office:value="46">
            <text:p>46</text:p>
          </table:table-cell>
          <table:table-cell office:value-type="float" office:value="54">
            <text:p>54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table:formula="oooc:=ATAN([.A179]/50)*[.A179]/10" office:value-type="float" office:value="22.9300661426537">
            <text:p>22,93</text:p>
          </table:table-cell>
        </table:table-row>
        <table:table-row table:style-name="ro2">
          <table:table-cell office:value-type="float" office:value="178">
            <text:p>178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59">
            <text:p>59</text:p>
          </table:table-cell>
          <table:table-cell office:value-type="float" office:value="46">
            <text:p>46</text:p>
          </table:table-cell>
          <table:table-cell office:value-type="float" office:value="54">
            <text:p>54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table:formula="oooc:=ATAN([.A180]/50)*[.A180]/10" office:value-type="float" office:value="23.085786372106">
            <text:p>23,09</text:p>
          </table:table-cell>
        </table:table-row>
        <table:table-row table:style-name="ro2">
          <table:table-cell office:value-type="float" office:value="179">
            <text:p>179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table:number-columns-repeated="2" office:value-type="float" office:value="56">
            <text:p>56</text:p>
          </table:table-cell>
          <table:table-cell office:value-type="float" office:value="51">
            <text:p>51</text:p>
          </table:table-cell>
          <table:table-cell office:value-type="float" office:value="59">
            <text:p>59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table:formula="oooc:=ATAN([.A181]/50)*[.A181]/10" office:value-type="float" office:value="23.2415279966211">
            <text:p>23,24</text:p>
          </table:table-cell>
        </table:table-row>
        <table:table-row table:style-name="ro2">
          <table:table-cell office:value-type="float" office:value="180">
            <text:p>18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60">
            <text:p>60</text:p>
          </table:table-cell>
          <table:table-cell office:value-type="float" office:value="51">
            <text:p>51</text:p>
          </table:table-cell>
          <table:table-cell office:value-type="float" office:value="59">
            <text:p>59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table:formula="oooc:=ATAN([.A182]/50)*[.A182]/10" office:value-type="float" office:value="23.3972905762166">
            <text:p>23,40</text:p>
          </table:table-cell>
        </table:table-row>
        <table:table-row table:style-name="ro2">
          <table:table-cell office:value-type="float" office:value="181">
            <text:p>181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60">
            <text:p>60</text:p>
          </table:table-cell>
          <table:table-cell office:value-type="float" office:value="51">
            <text:p>51</text:p>
          </table:table-cell>
          <table:table-cell office:value-type="float" office:value="59">
            <text:p>59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table:formula="oooc:=ATAN([.A183]/50)*[.A183]/10" office:value-type="float" office:value="23.553073681991">
            <text:p>23,55</text:p>
          </table:table-cell>
        </table:table-row>
        <table:table-row table:style-name="ro2">
          <table:table-cell office:value-type="float" office:value="182">
            <text:p>182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60">
            <text:p>60</text:p>
          </table:table-cell>
          <table:table-cell office:value-type="float" office:value="51">
            <text:p>51</text:p>
          </table:table-cell>
          <table:table-cell office:value-type="float" office:value="59">
            <text:p>59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table:formula="oooc:=ATAN([.A184]/50)*[.A184]/10" office:value-type="float" office:value="23.7088768957963">
            <text:p>23,71</text:p>
          </table:table-cell>
        </table:table-row>
        <table:table-row table:style-name="ro2">
          <table:table-cell office:value-type="float" office:value="183">
            <text:p>183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61">
            <text:p>61</text:p>
          </table:table-cell>
          <table:table-cell office:value-type="float" office:value="51">
            <text:p>51</text:p>
          </table:table-cell>
          <table:table-cell office:value-type="float" office:value="59">
            <text:p>59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table:formula="oooc:=ATAN([.A185]/50)*[.A185]/10" office:value-type="float" office:value="23.8646998099202">
            <text:p>23,86</text:p>
          </table:table-cell>
        </table:table-row>
        <table:table-row table:style-name="ro2">
          <table:table-cell office:value-type="float" office:value="184">
            <text:p>184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61">
            <text:p>61</text:p>
          </table:table-cell>
          <table:table-cell office:value-type="float" office:value="51">
            <text:p>51</text:p>
          </table:table-cell>
          <table:table-cell office:value-type="float" office:value="59">
            <text:p>59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table:formula="oooc:=ATAN([.A186]/50)*[.A186]/10" office:value-type="float" office:value="24.0205420267808">
            <text:p>24,02</text:p>
          </table:table-cell>
        </table:table-row>
        <table:table-row table:style-name="ro2">
          <table:table-cell office:value-type="float" office:value="185">
            <text:p>185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61">
            <text:p>61</text:p>
          </table:table-cell>
          <table:table-cell office:value-type="float" office:value="51">
            <text:p>51</text:p>
          </table:table-cell>
          <table:table-cell office:value-type="float" office:value="59">
            <text:p>59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table:formula="oooc:=ATAN([.A187]/50)*[.A187]/10" office:value-type="float" office:value="24.1764031586301">
            <text:p>24,18</text:p>
          </table:table-cell>
        </table:table-row>
        <table:table-row table:style-name="ro2">
          <table:table-cell office:value-type="float" office:value="186">
            <text:p>186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62">
            <text:p>62</text:p>
          </table:table-cell>
          <table:table-cell office:value-type="float" office:value="51">
            <text:p>51</text:p>
          </table:table-cell>
          <table:table-cell office:value-type="float" office:value="59">
            <text:p>59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table:formula="oooc:=ATAN([.A188]/50)*[.A188]/10" office:value-type="float" office:value="24.332282827268">
            <text:p>24,33</text:p>
          </table:table-cell>
        </table:table-row>
        <table:table-row table:style-name="ro2">
          <table:table-cell office:value-type="float" office:value="187">
            <text:p>187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62">
            <text:p>62</text:p>
          </table:table-cell>
          <table:table-cell office:value-type="float" office:value="51">
            <text:p>51</text:p>
          </table:table-cell>
          <table:table-cell office:value-type="float" office:value="59">
            <text:p>59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table:formula="oooc:=ATAN([.A189]/50)*[.A189]/10" office:value-type="float" office:value="24.4881806637661">
            <text:p>24,49</text:p>
          </table:table-cell>
        </table:table-row>
        <table:table-row table:style-name="ro2">
          <table:table-cell office:value-type="float" office:value="188">
            <text:p>188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62">
            <text:p>62</text:p>
          </table:table-cell>
          <table:table-cell office:value-type="float" office:value="51">
            <text:p>51</text:p>
          </table:table-cell>
          <table:table-cell office:value-type="float" office:value="59">
            <text:p>59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table:formula="oooc:=ATAN([.A190]/50)*[.A190]/10" office:value-type="float" office:value="24.6440963081997">
            <text:p>24,64</text:p>
          </table:table-cell>
        </table:table-row>
        <table:table-row table:style-name="ro2">
          <table:table-cell office:value-type="float" office:value="189">
            <text:p>189</text:p>
          </table:table-cell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63">
            <text:p>63</text:p>
          </table:table-cell>
          <table:table-cell office:value-type="float" office:value="51">
            <text:p>51</text:p>
          </table:table-cell>
          <table:table-cell office:value-type="float" office:value="59">
            <text:p>59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table:formula="oooc:=ATAN([.A191]/50)*[.A191]/10" office:value-type="float" office:value="24.8000294093898">
            <text:p>24,80</text:p>
          </table:table-cell>
        </table:table-row>
        <table:table-row table:style-name="ro2">
          <table:table-cell office:value-type="float" office:value="190">
            <text:p>190</text:p>
          </table:table-cell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63">
            <text:p>63</text:p>
          </table:table-cell>
          <table:table-cell office:value-type="float" office:value="51">
            <text:p>51</text:p>
          </table:table-cell>
          <table:table-cell office:value-type="float" office:value="59">
            <text:p>59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table:formula="oooc:=ATAN([.A192]/50)*[.A192]/10" office:value-type="float" office:value="24.9559796246524">
            <text:p>24,96</text:p>
          </table:table-cell>
        </table:table-row>
        <table:table-row table:style-name="ro2">
          <table:table-cell office:value-type="float" office:value="191">
            <text:p>191</text:p>
          </table:table-cell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63">
            <text:p>63</text:p>
          </table:table-cell>
          <table:table-cell office:value-type="float" office:value="51">
            <text:p>51</text:p>
          </table:table-cell>
          <table:table-cell office:value-type="float" office:value="59">
            <text:p>59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table:formula="oooc:=ATAN([.A193]/50)*[.A193]/10" office:value-type="float" office:value="25.1119466195571">
            <text:p>25,11</text:p>
          </table:table-cell>
        </table:table-row>
        <table:table-row table:style-name="ro2">
          <table:table-cell office:value-type="float" office:value="192">
            <text:p>192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64">
            <text:p>64</text:p>
          </table:table-cell>
          <table:table-cell office:value-type="float" office:value="51">
            <text:p>51</text:p>
          </table:table-cell>
          <table:table-cell office:value-type="float" office:value="59">
            <text:p>59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table:formula="oooc:=ATAN([.A194]/50)*[.A194]/10" office:value-type="float" office:value="25.2679300676928">
            <text:p>25,27</text:p>
          </table:table-cell>
        </table:table-row>
        <table:table-row table:style-name="ro2">
          <table:table-cell office:value-type="float" office:value="193">
            <text:p>193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64">
            <text:p>64</text:p>
          </table:table-cell>
          <table:table-cell office:value-type="float" office:value="51">
            <text:p>51</text:p>
          </table:table-cell>
          <table:table-cell office:value-type="float" office:value="59">
            <text:p>59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table:formula="oooc:=ATAN([.A195]/50)*[.A195]/10" office:value-type="float" office:value="25.4239296504415">
            <text:p>25,42</text:p>
          </table:table-cell>
        </table:table-row>
        <table:table-row table:style-name="ro2">
          <table:table-cell office:value-type="float" office:value="194">
            <text:p>194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table:number-columns-repeated="2" office:value-type="float" office:value="61">
            <text:p>61</text:p>
          </table:table-cell>
          <table:table-cell office:value-type="float" office:value="56">
            <text:p>56</text:p>
          </table:table-cell>
          <table:table-cell office:value-type="float" office:value="64">
            <text:p>64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table:formula="oooc:=ATAN([.A196]/50)*[.A196]/10" office:value-type="float" office:value="25.5799450567585">
            <text:p>25,58</text:p>
          </table:table-cell>
        </table:table-row>
        <table:table-row table:style-name="ro2">
          <table:table-cell office:value-type="float" office:value="195">
            <text:p>195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float" office:value="61">
            <text:p>61</text:p>
          </table:table-cell>
          <table:table-cell office:value-type="float" office:value="65">
            <text:p>65</text:p>
          </table:table-cell>
          <table:table-cell office:value-type="float" office:value="56">
            <text:p>56</text:p>
          </table:table-cell>
          <table:table-cell office:value-type="float" office:value="64">
            <text:p>64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table:formula="oooc:=ATAN([.A197]/50)*[.A197]/10" office:value-type="float" office:value="25.7359759829613">
            <text:p>25,74</text:p>
          </table:table-cell>
        </table:table-row>
        <table:table-row table:style-name="ro2">
          <table:table-cell office:value-type="float" office:value="196">
            <text:p>196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float" office:value="61">
            <text:p>61</text:p>
          </table:table-cell>
          <table:table-cell office:value-type="float" office:value="65">
            <text:p>65</text:p>
          </table:table-cell>
          <table:table-cell office:value-type="float" office:value="56">
            <text:p>56</text:p>
          </table:table-cell>
          <table:table-cell office:value-type="float" office:value="64">
            <text:p>64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table:formula="oooc:=ATAN([.A198]/50)*[.A198]/10" office:value-type="float" office:value="25.8920221325235">
            <text:p>25,89</text:p>
          </table:table-cell>
        </table:table-row>
        <table:table-row table:style-name="ro2">
          <table:table-cell office:value-type="float" office:value="197">
            <text:p>197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float" office:value="61">
            <text:p>61</text:p>
          </table:table-cell>
          <table:table-cell office:value-type="float" office:value="65">
            <text:p>65</text:p>
          </table:table-cell>
          <table:table-cell office:value-type="float" office:value="56">
            <text:p>56</text:p>
          </table:table-cell>
          <table:table-cell office:value-type="float" office:value="64">
            <text:p>64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table:formula="oooc:=ATAN([.A199]/50)*[.A199]/10" office:value-type="float" office:value="26.0480832158765">
            <text:p>26,05</text:p>
          </table:table-cell>
        </table:table-row>
        <table:table-row table:style-name="ro2">
          <table:table-cell office:value-type="float" office:value="198">
            <text:p>198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61">
            <text:p>61</text:p>
          </table:table-cell>
          <table:table-cell office:value-type="float" office:value="66">
            <text:p>66</text:p>
          </table:table-cell>
          <table:table-cell office:value-type="float" office:value="56">
            <text:p>56</text:p>
          </table:table-cell>
          <table:table-cell office:value-type="float" office:value="64">
            <text:p>64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table:formula="oooc:=ATAN([.A200]/50)*[.A200]/10" office:value-type="float" office:value="26.2041589502169">
            <text:p>26,20</text:p>
          </table:table-cell>
        </table:table-row>
        <table:table-row table:style-name="ro2">
          <table:table-cell office:value-type="float" office:value="199">
            <text:p>199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61">
            <text:p>61</text:p>
          </table:table-cell>
          <table:table-cell office:value-type="float" office:value="66">
            <text:p>66</text:p>
          </table:table-cell>
          <table:table-cell office:value-type="float" office:value="56">
            <text:p>56</text:p>
          </table:table-cell>
          <table:table-cell office:value-type="float" office:value="64">
            <text:p>64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table:formula="oooc:=ATAN([.A201]/50)*[.A201]/10" office:value-type="float" office:value="26.3602490593202">
            <text:p>26,36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61">
            <text:p>61</text:p>
          </table:table-cell>
          <table:table-cell office:value-type="float" office:value="66">
            <text:p>66</text:p>
          </table:table-cell>
          <table:table-cell office:value-type="float" office:value="56">
            <text:p>56</text:p>
          </table:table-cell>
          <table:table-cell office:value-type="float" office:value="64">
            <text:p>64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table:formula="oooc:=ATAN([.A202]/50)*[.A202]/10" office:value-type="float" office:value="26.5163532733607">
            <text:p>26,52</text:p>
          </table:table-cell>
        </table:table-row>
        <table:table-row table:style-name="ro2">
          <table:table-cell office:value-type="float" office:value="201">
            <text:p>201</text:p>
          </table:table-cell>
          <table:table-cell office:value-type="float" office:value="67">
            <text:p>67</text:p>
          </table:table-cell>
          <table:table-cell office:value-type="float" office:value="0">
            <text:p>0</text:p>
          </table:table-cell>
          <table:table-cell office:value-type="float" office:value="61">
            <text:p>61</text:p>
          </table:table-cell>
          <table:table-cell office:value-type="float" office:value="67">
            <text:p>67</text:p>
          </table:table-cell>
          <table:table-cell office:value-type="float" office:value="56">
            <text:p>56</text:p>
          </table:table-cell>
          <table:table-cell office:value-type="float" office:value="64">
            <text:p>64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table:formula="oooc:=ATAN([.A203]/50)*[.A203]/10" office:value-type="float" office:value="26.672471328736">
            <text:p>26,67</text:p>
          </table:table-cell>
        </table:table-row>
        <table:table-row table:style-name="ro2">
          <table:table-cell office:value-type="float" office:value="202">
            <text:p>202</text:p>
          </table:table-cell>
          <table:table-cell office:value-type="float" office:value="67">
            <text:p>67</text:p>
          </table:table-cell>
          <table:table-cell office:value-type="float" office:value="0">
            <text:p>0</text:p>
          </table:table-cell>
          <table:table-cell office:value-type="float" office:value="61">
            <text:p>61</text:p>
          </table:table-cell>
          <table:table-cell office:value-type="float" office:value="67">
            <text:p>67</text:p>
          </table:table-cell>
          <table:table-cell office:value-type="float" office:value="56">
            <text:p>56</text:p>
          </table:table-cell>
          <table:table-cell office:value-type="float" office:value="64">
            <text:p>64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table:formula="oooc:=ATAN([.A204]/50)*[.A204]/10" office:value-type="float" office:value="26.8286029678986">
            <text:p>26,83</text:p>
          </table:table-cell>
        </table:table-row>
        <table:table-row table:style-name="ro2">
          <table:table-cell office:value-type="float" office:value="203">
            <text:p>203</text:p>
          </table:table-cell>
          <table:table-cell office:value-type="float" office:value="67">
            <text:p>67</text:p>
          </table:table-cell>
          <table:table-cell office:value-type="float" office:value="0">
            <text:p>0</text:p>
          </table:table-cell>
          <table:table-cell office:value-type="float" office:value="61">
            <text:p>61</text:p>
          </table:table-cell>
          <table:table-cell office:value-type="float" office:value="67">
            <text:p>67</text:p>
          </table:table-cell>
          <table:table-cell office:value-type="float" office:value="56">
            <text:p>56</text:p>
          </table:table-cell>
          <table:table-cell office:value-type="float" office:value="64">
            <text:p>64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table:formula="oooc:=ATAN([.A205]/50)*[.A205]/10" office:value-type="float" office:value="26.9847479391911">
            <text:p>26,98</text:p>
          </table:table-cell>
        </table:table-row>
        <table:table-row table:style-name="ro2">
          <table:table-cell office:value-type="float" office:value="204">
            <text:p>204</text:p>
          </table:table-cell>
          <table:table-cell office:value-type="float" office:value="68">
            <text:p>68</text:p>
          </table:table-cell>
          <table:table-cell office:value-type="float" office:value="0">
            <text:p>0</text:p>
          </table:table-cell>
          <table:table-cell office:value-type="float" office:value="61">
            <text:p>61</text:p>
          </table:table-cell>
          <table:table-cell office:value-type="float" office:value="68">
            <text:p>68</text:p>
          </table:table-cell>
          <table:table-cell office:value-type="float" office:value="56">
            <text:p>56</text:p>
          </table:table-cell>
          <table:table-cell office:value-type="float" office:value="64">
            <text:p>64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table:formula="oooc:=ATAN([.A206]/50)*[.A206]/10" office:value-type="float" office:value="27.1409059966878">
            <text:p>27,14</text:p>
          </table:table-cell>
        </table:table-row>
        <table:table-row table:style-name="ro2">
          <table:table-cell office:value-type="float" office:value="205">
            <text:p>205</text:p>
          </table:table-cell>
          <table:table-cell office:value-type="float" office:value="68">
            <text:p>68</text:p>
          </table:table-cell>
          <table:table-cell office:value-type="float" office:value="0">
            <text:p>0</text:p>
          </table:table-cell>
          <table:table-cell office:value-type="float" office:value="61">
            <text:p>61</text:p>
          </table:table-cell>
          <table:table-cell office:value-type="float" office:value="68">
            <text:p>68</text:p>
          </table:table-cell>
          <table:table-cell office:value-type="float" office:value="56">
            <text:p>56</text:p>
          </table:table-cell>
          <table:table-cell office:value-type="float" office:value="64">
            <text:p>64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table:formula="oooc:=ATAN([.A207]/50)*[.A207]/10" office:value-type="float" office:value="27.2970769000403">
            <text:p>27,30</text:p>
          </table:table-cell>
        </table:table-row>
        <table:table-row table:style-name="ro2">
          <table:table-cell office:value-type="float" office:value="206">
            <text:p>206</text:p>
          </table:table-cell>
          <table:table-cell office:value-type="float" office:value="68">
            <text:p>68</text:p>
          </table:table-cell>
          <table:table-cell office:value-type="float" office:value="0">
            <text:p>0</text:p>
          </table:table-cell>
          <table:table-cell office:value-type="float" office:value="61">
            <text:p>61</text:p>
          </table:table-cell>
          <table:table-cell office:value-type="float" office:value="68">
            <text:p>68</text:p>
          </table:table-cell>
          <table:table-cell office:value-type="float" office:value="56">
            <text:p>56</text:p>
          </table:table-cell>
          <table:table-cell office:value-type="float" office:value="64">
            <text:p>64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table:formula="oooc:=ATAN([.A208]/50)*[.A208]/10" office:value-type="float" office:value="27.4532604143286">
            <text:p>27,45</text:p>
          </table:table-cell>
        </table:table-row>
        <table:table-row table:style-name="ro2">
          <table:table-cell office:value-type="float" office:value="207">
            <text:p>207</text:p>
          </table:table-cell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 office:value-type="float" office:value="61">
            <text:p>61</text:p>
          </table:table-cell>
          <table:table-cell office:value-type="float" office:value="69">
            <text:p>69</text:p>
          </table:table-cell>
          <table:table-cell office:value-type="float" office:value="56">
            <text:p>56</text:p>
          </table:table-cell>
          <table:table-cell office:value-type="float" office:value="64">
            <text:p>64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table:formula="oooc:=ATAN([.A209]/50)*[.A209]/10" office:value-type="float" office:value="27.6094563099162">
            <text:p>27,61</text:p>
          </table:table-cell>
        </table:table-row>
        <table:table-row table:style-name="ro2">
          <table:table-cell office:value-type="float" office:value="208">
            <text:p>208</text:p>
          </table:table-cell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 office:value-type="float" office:value="61">
            <text:p>61</text:p>
          </table:table-cell>
          <table:table-cell office:value-type="float" office:value="69">
            <text:p>69</text:p>
          </table:table-cell>
          <table:table-cell office:value-type="float" office:value="56">
            <text:p>56</text:p>
          </table:table-cell>
          <table:table-cell office:value-type="float" office:value="64">
            <text:p>64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table:formula="oooc:=ATAN([.A210]/50)*[.A210]/10" office:value-type="float" office:value="27.7656643623096">
            <text:p>27,77</text:p>
          </table:table-cell>
        </table:table-row>
        <table:table-row table:style-name="ro2">
          <table:table-cell office:value-type="float" office:value="209">
            <text:p>209</text:p>
          </table:table-cell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 table:number-columns-repeated="2" office:value-type="float" office:value="66">
            <text:p>66</text:p>
          </table:table-cell>
          <table:table-cell office:value-type="float" office:value="61">
            <text:p>61</text:p>
          </table:table-cell>
          <table:table-cell office:value-type="float" office:value="69">
            <text:p>69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table:formula="oooc:=ATAN([.A211]/50)*[.A211]/10" office:value-type="float" office:value="27.9218843520231">
            <text:p>27,92</text:p>
          </table:table-cell>
        </table:table-row>
        <table:table-row table:style-name="ro2">
          <table:table-cell office:value-type="float" office:value="210">
            <text:p>21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 office:value-type="float" office:value="70">
            <text:p>70</text:p>
          </table:table-cell>
          <table:table-cell office:value-type="float" office:value="61">
            <text:p>61</text:p>
          </table:table-cell>
          <table:table-cell office:value-type="float" office:value="69">
            <text:p>69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table:formula="oooc:=ATAN([.A212]/50)*[.A212]/10" office:value-type="float" office:value="28.0781160644459">
            <text:p>28,08</text:p>
          </table:table-cell>
        </table:table-row>
        <table:table-row table:style-name="ro2">
          <table:table-cell office:value-type="float" office:value="211">
            <text:p>211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 office:value-type="float" office:value="70">
            <text:p>70</text:p>
          </table:table-cell>
          <table:table-cell office:value-type="float" office:value="61">
            <text:p>61</text:p>
          </table:table-cell>
          <table:table-cell office:value-type="float" office:value="69">
            <text:p>69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table:formula="oooc:=ATAN([.A213]/50)*[.A213]/10" office:value-type="float" office:value="28.2343592897151">
            <text:p>28,23</text:p>
          </table:table-cell>
        </table:table-row>
        <table:table-row table:style-name="ro2">
          <table:table-cell office:value-type="float" office:value="212">
            <text:p>212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 office:value-type="float" office:value="70">
            <text:p>70</text:p>
          </table:table-cell>
          <table:table-cell office:value-type="float" office:value="61">
            <text:p>61</text:p>
          </table:table-cell>
          <table:table-cell office:value-type="float" office:value="69">
            <text:p>69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table:formula="oooc:=ATAN([.A214]/50)*[.A214]/10" office:value-type="float" office:value="28.390613822591">
            <text:p>28,39</text:p>
          </table:table-cell>
        </table:table-row>
        <table:table-row table:style-name="ro2">
          <table:table-cell office:value-type="float" office:value="213">
            <text:p>213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 office:value-type="float" office:value="71">
            <text:p>71</text:p>
          </table:table-cell>
          <table:table-cell office:value-type="float" office:value="61">
            <text:p>61</text:p>
          </table:table-cell>
          <table:table-cell office:value-type="float" office:value="69">
            <text:p>69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table:formula="oooc:=ATAN([.A215]/50)*[.A215]/10" office:value-type="float" office:value="28.5468794623374">
            <text:p>28,55</text:p>
          </table:table-cell>
        </table:table-row>
        <table:table-row table:style-name="ro2">
          <table:table-cell office:value-type="float" office:value="214">
            <text:p>214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 office:value-type="float" office:value="71">
            <text:p>71</text:p>
          </table:table-cell>
          <table:table-cell office:value-type="float" office:value="61">
            <text:p>61</text:p>
          </table:table-cell>
          <table:table-cell office:value-type="float" office:value="69">
            <text:p>69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table:formula="oooc:=ATAN([.A216]/50)*[.A216]/10" office:value-type="float" office:value="28.7031560126044">
            <text:p>28,70</text:p>
          </table:table-cell>
        </table:table-row>
        <table:table-row table:style-name="ro2">
          <table:table-cell office:value-type="float" office:value="215">
            <text:p>215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 office:value-type="float" office:value="71">
            <text:p>71</text:p>
          </table:table-cell>
          <table:table-cell office:value-type="float" office:value="61">
            <text:p>61</text:p>
          </table:table-cell>
          <table:table-cell office:value-type="float" office:value="69">
            <text:p>69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table:formula="oooc:=ATAN([.A217]/50)*[.A217]/10" office:value-type="float" office:value="28.8594432813152">
            <text:p>28,86</text:p>
          </table:table-cell>
        </table:table-row>
        <table:table-row table:style-name="ro2">
          <table:table-cell office:value-type="float" office:value="216">
            <text:p>216</text:p>
          </table:table-cell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 office:value-type="float" office:value="72">
            <text:p>72</text:p>
          </table:table-cell>
          <table:table-cell office:value-type="float" office:value="61">
            <text:p>61</text:p>
          </table:table-cell>
          <table:table-cell office:value-type="float" office:value="69">
            <text:p>69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table:formula="oooc:=ATAN([.A218]/50)*[.A218]/10" office:value-type="float" office:value="29.0157410805567">
            <text:p>29,02</text:p>
          </table:table-cell>
        </table:table-row>
        <table:table-row table:style-name="ro2">
          <table:table-cell office:value-type="float" office:value="217">
            <text:p>217</text:p>
          </table:table-cell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 office:value-type="float" office:value="72">
            <text:p>72</text:p>
          </table:table-cell>
          <table:table-cell office:value-type="float" office:value="61">
            <text:p>61</text:p>
          </table:table-cell>
          <table:table-cell office:value-type="float" office:value="69">
            <text:p>69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table:formula="oooc:=ATAN([.A219]/50)*[.A219]/10" office:value-type="float" office:value="29.1720492264721">
            <text:p>29,17</text:p>
          </table:table-cell>
        </table:table-row>
        <table:table-row table:style-name="ro2">
          <table:table-cell office:value-type="float" office:value="218">
            <text:p>218</text:p>
          </table:table-cell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 office:value-type="float" office:value="72">
            <text:p>72</text:p>
          </table:table-cell>
          <table:table-cell office:value-type="float" office:value="61">
            <text:p>61</text:p>
          </table:table-cell>
          <table:table-cell office:value-type="float" office:value="69">
            <text:p>69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table:formula="oooc:=ATAN([.A220]/50)*[.A220]/10" office:value-type="float" office:value="29.328367539158">
            <text:p>29,33</text:p>
          </table:table-cell>
        </table:table-row>
        <table:table-row table:style-name="ro2">
          <table:table-cell office:value-type="float" office:value="219">
            <text:p>219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 office:value-type="float" office:value="73">
            <text:p>73</text:p>
          </table:table-cell>
          <table:table-cell office:value-type="float" office:value="61">
            <text:p>61</text:p>
          </table:table-cell>
          <table:table-cell office:value-type="float" office:value="69">
            <text:p>69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table:formula="oooc:=ATAN([.A221]/50)*[.A221]/10" office:value-type="float" office:value="29.4846958425638">
            <text:p>29,48</text:p>
          </table:table-cell>
        </table:table-row>
        <table:table-row table:style-name="ro2">
          <table:table-cell office:value-type="float" office:value="220">
            <text:p>220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 office:value-type="float" office:value="73">
            <text:p>73</text:p>
          </table:table-cell>
          <table:table-cell office:value-type="float" office:value="61">
            <text:p>61</text:p>
          </table:table-cell>
          <table:table-cell office:value-type="float" office:value="69">
            <text:p>69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table:formula="oooc:=ATAN([.A222]/50)*[.A222]/10" office:value-type="float" office:value="29.6410339643938">
            <text:p>29,64</text:p>
          </table:table-cell>
        </table:table-row>
        <table:table-row table:style-name="ro2">
          <table:table-cell office:value-type="float" office:value="221">
            <text:p>221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 office:value-type="float" office:value="73">
            <text:p>73</text:p>
          </table:table-cell>
          <table:table-cell office:value-type="float" office:value="61">
            <text:p>61</text:p>
          </table:table-cell>
          <table:table-cell office:value-type="float" office:value="69">
            <text:p>69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table:formula="oooc:=ATAN([.A223]/50)*[.A223]/10" office:value-type="float" office:value="29.797381736013">
            <text:p>29,80</text:p>
          </table:table-cell>
        </table:table-row>
        <table:table-row table:style-name="ro2">
          <table:table-cell office:value-type="float" office:value="222">
            <text:p>222</text:p>
          </table:table-cell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 office:value-type="float" office:value="74">
            <text:p>74</text:p>
          </table:table-cell>
          <table:table-cell office:value-type="float" office:value="61">
            <text:p>61</text:p>
          </table:table-cell>
          <table:table-cell office:value-type="float" office:value="69">
            <text:p>69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table:formula="oooc:=ATAN([.A224]/50)*[.A224]/10" office:value-type="float" office:value="29.9537389923549">
            <text:p>29,95</text:p>
          </table:table-cell>
        </table:table-row>
        <table:table-row table:style-name="ro2">
          <table:table-cell office:value-type="float" office:value="223">
            <text:p>223</text:p>
          </table:table-cell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 office:value-type="float" office:value="74">
            <text:p>74</text:p>
          </table:table-cell>
          <table:table-cell office:value-type="float" office:value="61">
            <text:p>61</text:p>
          </table:table-cell>
          <table:table-cell office:value-type="float" office:value="69">
            <text:p>69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table:formula="oooc:=ATAN([.A225]/50)*[.A225]/10" office:value-type="float" office:value="30.1101055718321">
            <text:p>30,11</text:p>
          </table:table-cell>
        </table:table-row>
        <table:table-row table:style-name="ro2">
          <table:table-cell office:value-type="float" office:value="224">
            <text:p>224</text:p>
          </table:table-cell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table:number-columns-repeated="2" office:value-type="float" office:value="71">
            <text:p>71</text:p>
          </table:table-cell>
          <table:table-cell office:value-type="float" office:value="66">
            <text:p>66</text:p>
          </table:table-cell>
          <table:table-cell office:value-type="float" office:value="74">
            <text:p>74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table:formula="oooc:=ATAN([.A226]/50)*[.A226]/10" office:value-type="float" office:value="30.2664813162498">
            <text:p>30,27</text:p>
          </table:table-cell>
        </table:table-row>
        <table:table-row table:style-name="ro2">
          <table:table-cell office:value-type="float" office:value="225">
            <text:p>225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75">
            <text:p>75</text:p>
          </table:table-cell>
          <table:table-cell office:value-type="float" office:value="66">
            <text:p>66</text:p>
          </table:table-cell>
          <table:table-cell office:value-type="float" office:value="74">
            <text:p>74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table:formula="oooc:=ATAN([.A227]/50)*[.A227]/10" office:value-type="float" office:value="30.4228660707215">
            <text:p>30,42</text:p>
          </table:table-cell>
        </table:table-row>
        <table:table-row table:style-name="ro2">
          <table:table-cell office:value-type="float" office:value="226">
            <text:p>226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75">
            <text:p>75</text:p>
          </table:table-cell>
          <table:table-cell office:value-type="float" office:value="66">
            <text:p>66</text:p>
          </table:table-cell>
          <table:table-cell office:value-type="float" office:value="74">
            <text:p>74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table:formula="oooc:=ATAN([.A228]/50)*[.A228]/10" office:value-type="float" office:value="30.5792596835868">
            <text:p>30,58</text:p>
          </table:table-cell>
        </table:table-row>
        <table:table-row table:style-name="ro2">
          <table:table-cell office:value-type="float" office:value="227">
            <text:p>227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75">
            <text:p>75</text:p>
          </table:table-cell>
          <table:table-cell office:value-type="float" office:value="66">
            <text:p>66</text:p>
          </table:table-cell>
          <table:table-cell office:value-type="float" office:value="74">
            <text:p>74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table:formula="oooc:=ATAN([.A229]/50)*[.A229]/10" office:value-type="float" office:value="30.7356620063325">
            <text:p>30,74</text:p>
          </table:table-cell>
        </table:table-row>
        <table:table-row table:style-name="ro2">
          <table:table-cell office:value-type="float" office:value="228">
            <text:p>228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76">
            <text:p>76</text:p>
          </table:table-cell>
          <table:table-cell office:value-type="float" office:value="66">
            <text:p>66</text:p>
          </table:table-cell>
          <table:table-cell office:value-type="float" office:value="74">
            <text:p>74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table:formula="oooc:=ATAN([.A230]/50)*[.A230]/10" office:value-type="float" office:value="30.8920728935149">
            <text:p>30,89</text:p>
          </table:table-cell>
        </table:table-row>
        <table:table-row table:style-name="ro2">
          <table:table-cell office:value-type="float" office:value="229">
            <text:p>229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76">
            <text:p>76</text:p>
          </table:table-cell>
          <table:table-cell office:value-type="float" office:value="66">
            <text:p>66</text:p>
          </table:table-cell>
          <table:table-cell office:value-type="float" office:value="74">
            <text:p>74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table:formula="oooc:=ATAN([.A231]/50)*[.A231]/10" office:value-type="float" office:value="31.0484922026849">
            <text:p>31,05</text:p>
          </table:table-cell>
        </table:table-row>
        <table:table-row table:style-name="ro2">
          <table:table-cell office:value-type="float" office:value="230">
            <text:p>230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76">
            <text:p>76</text:p>
          </table:table-cell>
          <table:table-cell office:value-type="float" office:value="66">
            <text:p>66</text:p>
          </table:table-cell>
          <table:table-cell office:value-type="float" office:value="74">
            <text:p>74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table:formula="oooc:=ATAN([.A232]/50)*[.A232]/10" office:value-type="float" office:value="31.2049197943147">
            <text:p>31,20</text:p>
          </table:table-cell>
        </table:table-row>
        <table:table-row table:style-name="ro2">
          <table:table-cell office:value-type="float" office:value="231">
            <text:p>231</text:p>
          </table:table-cell>
          <table:table-cell office:value-type="float" office:value="77">
            <text:p>77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77">
            <text:p>77</text:p>
          </table:table-cell>
          <table:table-cell office:value-type="float" office:value="66">
            <text:p>66</text:p>
          </table:table-cell>
          <table:table-cell office:value-type="float" office:value="74">
            <text:p>74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table:formula="oooc:=ATAN([.A233]/50)*[.A233]/10" office:value-type="float" office:value="31.3613555317276">
            <text:p>31,36</text:p>
          </table:table-cell>
        </table:table-row>
        <table:table-row table:style-name="ro2">
          <table:table-cell office:value-type="float" office:value="232">
            <text:p>232</text:p>
          </table:table-cell>
          <table:table-cell office:value-type="float" office:value="77">
            <text:p>77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77">
            <text:p>77</text:p>
          </table:table-cell>
          <table:table-cell office:value-type="float" office:value="66">
            <text:p>66</text:p>
          </table:table-cell>
          <table:table-cell office:value-type="float" office:value="74">
            <text:p>74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table:formula="oooc:=ATAN([.A234]/50)*[.A234]/10" office:value-type="float" office:value="31.5177992810283">
            <text:p>31,52</text:p>
          </table:table-cell>
        </table:table-row>
        <table:table-row table:style-name="ro2">
          <table:table-cell office:value-type="float" office:value="233">
            <text:p>233</text:p>
          </table:table-cell>
          <table:table-cell office:value-type="float" office:value="77">
            <text:p>77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77">
            <text:p>77</text:p>
          </table:table-cell>
          <table:table-cell office:value-type="float" office:value="66">
            <text:p>66</text:p>
          </table:table-cell>
          <table:table-cell office:value-type="float" office:value="74">
            <text:p>74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table:formula="oooc:=ATAN([.A235]/50)*[.A235]/10" office:value-type="float" office:value="31.6742509110362">
            <text:p>31,67</text:p>
          </table:table-cell>
        </table:table-row>
        <table:table-row table:style-name="ro2">
          <table:table-cell office:value-type="float" office:value="234">
            <text:p>234</text:p>
          </table:table-cell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78">
            <text:p>78</text:p>
          </table:table-cell>
          <table:table-cell office:value-type="float" office:value="66">
            <text:p>66</text:p>
          </table:table-cell>
          <table:table-cell office:value-type="float" office:value="74">
            <text:p>74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table:formula="oooc:=ATAN([.A236]/50)*[.A236]/10" office:value-type="float" office:value="31.8307102932204">
            <text:p>31,83</text:p>
          </table:table-cell>
        </table:table-row>
        <table:table-row table:style-name="ro2">
          <table:table-cell office:value-type="float" office:value="235">
            <text:p>235</text:p>
          </table:table-cell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78">
            <text:p>78</text:p>
          </table:table-cell>
          <table:table-cell office:value-type="float" office:value="66">
            <text:p>66</text:p>
          </table:table-cell>
          <table:table-cell office:value-type="float" office:value="74">
            <text:p>74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table:formula="oooc:=ATAN([.A237]/50)*[.A237]/10" office:value-type="float" office:value="31.9871773016361">
            <text:p>31,99</text:p>
          </table:table-cell>
        </table:table-row>
        <table:table-row table:style-name="ro2">
          <table:table-cell office:value-type="float" office:value="236">
            <text:p>236</text:p>
          </table:table-cell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78">
            <text:p>78</text:p>
          </table:table-cell>
          <table:table-cell office:value-type="float" office:value="66">
            <text:p>66</text:p>
          </table:table-cell>
          <table:table-cell office:value-type="float" office:value="74">
            <text:p>74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table:formula="oooc:=ATAN([.A238]/50)*[.A238]/10" office:value-type="float" office:value="32.1436518128628">
            <text:p>32,14</text:p>
          </table:table-cell>
        </table:table-row>
        <table:table-row table:style-name="ro2">
          <table:table-cell office:value-type="float" office:value="237">
            <text:p>237</text:p>
          </table:table-cell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79">
            <text:p>79</text:p>
          </table:table-cell>
          <table:table-cell office:value-type="float" office:value="66">
            <text:p>66</text:p>
          </table:table-cell>
          <table:table-cell office:value-type="float" office:value="74">
            <text:p>74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table:formula="oooc:=ATAN([.A239]/50)*[.A239]/10" office:value-type="float" office:value="32.300133705945">
            <text:p>32,30</text:p>
          </table:table-cell>
        </table:table-row>
        <table:table-row table:style-name="ro2">
          <table:table-cell office:value-type="float" office:value="238">
            <text:p>238</text:p>
          </table:table-cell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79">
            <text:p>79</text:p>
          </table:table-cell>
          <table:table-cell office:value-type="float" office:value="66">
            <text:p>66</text:p>
          </table:table-cell>
          <table:table-cell office:value-type="float" office:value="74">
            <text:p>74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table:formula="oooc:=ATAN([.A240]/50)*[.A240]/10" office:value-type="float" office:value="32.4566228623332">
            <text:p>32,46</text:p>
          </table:table-cell>
        </table:table-row>
        <table:table-row table:style-name="ro2">
          <table:table-cell office:value-type="float" office:value="239">
            <text:p>239</text:p>
          </table:table-cell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table:number-columns-repeated="2" office:value-type="float" office:value="76">
            <text:p>76</text:p>
          </table:table-cell>
          <table:table-cell office:value-type="float" office:value="71">
            <text:p>71</text:p>
          </table:table-cell>
          <table:table-cell office:value-type="float" office:value="79">
            <text:p>79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table:formula="oooc:=ATAN([.A241]/50)*[.A241]/10" office:value-type="float" office:value="32.6131191658277">
            <text:p>32,61</text:p>
          </table:table-cell>
        </table:table-row>
        <table:table-row table:style-name="ro2">
          <table:table-cell office:value-type="float" office:value="240">
            <text:p>240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80">
            <text:p>80</text:p>
          </table:table-cell>
          <table:table-cell office:value-type="float" office:value="71">
            <text:p>71</text:p>
          </table:table-cell>
          <table:table-cell office:value-type="float" office:value="79">
            <text:p>79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table:formula="oooc:=ATAN([.A242]/50)*[.A242]/10" office:value-type="float" office:value="32.7696225025231">
            <text:p>32,77</text:p>
          </table:table-cell>
        </table:table-row>
        <table:table-row table:style-name="ro2">
          <table:table-cell office:value-type="float" office:value="241">
            <text:p>241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80">
            <text:p>80</text:p>
          </table:table-cell>
          <table:table-cell office:value-type="float" office:value="71">
            <text:p>71</text:p>
          </table:table-cell>
          <table:table-cell office:value-type="float" office:value="79">
            <text:p>79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table:formula="oooc:=ATAN([.A243]/50)*[.A243]/10" office:value-type="float" office:value="32.9261327607549">
            <text:p>32,93</text:p>
          </table:table-cell>
        </table:table-row>
        <table:table-row table:style-name="ro2">
          <table:table-cell office:value-type="float" office:value="242">
            <text:p>242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80">
            <text:p>80</text:p>
          </table:table-cell>
          <table:table-cell office:value-type="float" office:value="71">
            <text:p>71</text:p>
          </table:table-cell>
          <table:table-cell office:value-type="float" office:value="79">
            <text:p>79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table:formula="oooc:=ATAN([.A244]/50)*[.A244]/10" office:value-type="float" office:value="33.0826498310472">
            <text:p>33,08</text:p>
          </table:table-cell>
        </table:table-row>
        <table:table-row table:style-name="ro2">
          <table:table-cell office:value-type="float" office:value="243">
            <text:p>243</text:p>
          </table:table-cell>
          <table:table-cell office:value-type="float" office:value="81">
            <text:p>81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81">
            <text:p>81</text:p>
          </table:table-cell>
          <table:table-cell office:value-type="float" office:value="71">
            <text:p>71</text:p>
          </table:table-cell>
          <table:table-cell office:value-type="float" office:value="79">
            <text:p>79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table:formula="oooc:=ATAN([.A245]/50)*[.A245]/10" office:value-type="float" office:value="33.2391736060615">
            <text:p>33,24</text:p>
          </table:table-cell>
        </table:table-row>
        <table:table-row table:style-name="ro2">
          <table:table-cell office:value-type="float" office:value="244">
            <text:p>244</text:p>
          </table:table-cell>
          <table:table-cell office:value-type="float" office:value="81">
            <text:p>81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81">
            <text:p>81</text:p>
          </table:table-cell>
          <table:table-cell office:value-type="float" office:value="71">
            <text:p>71</text:p>
          </table:table-cell>
          <table:table-cell office:value-type="float" office:value="79">
            <text:p>79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table:formula="oooc:=ATAN([.A246]/50)*[.A246]/10" office:value-type="float" office:value="33.3957039805478">
            <text:p>33,40</text:p>
          </table:table-cell>
        </table:table-row>
        <table:table-row table:style-name="ro2">
          <table:table-cell office:value-type="float" office:value="245">
            <text:p>245</text:p>
          </table:table-cell>
          <table:table-cell office:value-type="float" office:value="81">
            <text:p>81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81">
            <text:p>81</text:p>
          </table:table-cell>
          <table:table-cell office:value-type="float" office:value="71">
            <text:p>71</text:p>
          </table:table-cell>
          <table:table-cell office:value-type="float" office:value="79">
            <text:p>79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table:formula="oooc:=ATAN([.A247]/50)*[.A247]/10" office:value-type="float" office:value="33.5522408512963">
            <text:p>33,55</text:p>
          </table:table-cell>
        </table:table-row>
        <table:table-row table:style-name="ro2">
          <table:table-cell office:value-type="float" office:value="246">
            <text:p>246</text:p>
          </table:table-cell>
          <table:table-cell office:value-type="float" office:value="82">
            <text:p>82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82">
            <text:p>82</text:p>
          </table:table-cell>
          <table:table-cell office:value-type="float" office:value="71">
            <text:p>71</text:p>
          </table:table-cell>
          <table:table-cell office:value-type="float" office:value="79">
            <text:p>79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table:formula="oooc:=ATAN([.A248]/50)*[.A248]/10" office:value-type="float" office:value="33.7087841170901">
            <text:p>33,71</text:p>
          </table:table-cell>
        </table:table-row>
        <table:table-row table:style-name="ro2">
          <table:table-cell office:value-type="float" office:value="247">
            <text:p>247</text:p>
          </table:table-cell>
          <table:table-cell office:value-type="float" office:value="82">
            <text:p>82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82">
            <text:p>82</text:p>
          </table:table-cell>
          <table:table-cell office:value-type="float" office:value="71">
            <text:p>71</text:p>
          </table:table-cell>
          <table:table-cell office:value-type="float" office:value="79">
            <text:p>79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table:formula="oooc:=ATAN([.A249]/50)*[.A249]/10" office:value-type="float" office:value="33.8653336786601">
            <text:p>33,87</text:p>
          </table:table-cell>
        </table:table-row>
        <table:table-row table:style-name="ro2">
          <table:table-cell office:value-type="float" office:value="248">
            <text:p>248</text:p>
          </table:table-cell>
          <table:table-cell office:value-type="float" office:value="82">
            <text:p>82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82">
            <text:p>82</text:p>
          </table:table-cell>
          <table:table-cell office:value-type="float" office:value="71">
            <text:p>71</text:p>
          </table:table-cell>
          <table:table-cell office:value-type="float" office:value="79">
            <text:p>79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table:formula="oooc:=ATAN([.A250]/50)*[.A250]/10" office:value-type="float" office:value="34.0218894386404">
            <text:p>34,02</text:p>
          </table:table-cell>
        </table:table-row>
        <table:table-row table:style-name="ro2">
          <table:table-cell office:value-type="float" office:value="249">
            <text:p>249</text:p>
          </table:table-cell>
          <table:table-cell office:value-type="float" office:value="83">
            <text:p>83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83">
            <text:p>83</text:p>
          </table:table-cell>
          <table:table-cell office:value-type="float" office:value="71">
            <text:p>71</text:p>
          </table:table-cell>
          <table:table-cell office:value-type="float" office:value="79">
            <text:p>79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table:formula="oooc:=ATAN([.A251]/50)*[.A251]/10" office:value-type="float" office:value="34.1784513015249">
            <text:p>34,18</text:p>
          </table:table-cell>
        </table:table-row>
        <table:table-row table:style-name="ro2">
          <table:table-cell office:value-type="float" office:value="250">
            <text:p>250</text:p>
          </table:table-cell>
          <table:table-cell office:value-type="float" office:value="83">
            <text:p>83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83">
            <text:p>83</text:p>
          </table:table-cell>
          <table:table-cell office:value-type="float" office:value="71">
            <text:p>71</text:p>
          </table:table-cell>
          <table:table-cell office:value-type="float" office:value="79">
            <text:p>79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table:formula="oooc:=ATAN([.A252]/50)*[.A252]/10" office:value-type="float" office:value="34.3350191736254">
            <text:p>34,34</text:p>
          </table:table-cell>
        </table:table-row>
        <table:table-row table:style-name="ro2">
          <table:table-cell office:value-type="float" office:value="251">
            <text:p>251</text:p>
          </table:table-cell>
          <table:table-cell office:value-type="float" office:value="83">
            <text:p>83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83">
            <text:p>83</text:p>
          </table:table-cell>
          <table:table-cell office:value-type="float" office:value="71">
            <text:p>71</text:p>
          </table:table-cell>
          <table:table-cell office:value-type="float" office:value="79">
            <text:p>79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table:formula="oooc:=ATAN([.A253]/50)*[.A253]/10" office:value-type="float" office:value="34.4915929630304">
            <text:p>34,49</text:p>
          </table:table-cell>
        </table:table-row>
        <table:table-row table:style-name="ro2">
          <table:table-cell office:value-type="float" office:value="252">
            <text:p>252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84">
            <text:p>84</text:p>
          </table:table-cell>
          <table:table-cell office:value-type="float" office:value="71">
            <text:p>71</text:p>
          </table:table-cell>
          <table:table-cell office:value-type="float" office:value="79">
            <text:p>79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table:formula="oooc:=ATAN([.A254]/50)*[.A254]/10" office:value-type="float" office:value="34.6481725795652">
            <text:p>34,65</text:p>
          </table:table-cell>
        </table:table-row>
        <table:table-row table:style-name="ro2">
          <table:table-cell office:value-type="float" office:value="253">
            <text:p>253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84">
            <text:p>84</text:p>
          </table:table-cell>
          <table:table-cell office:value-type="float" office:value="71">
            <text:p>71</text:p>
          </table:table-cell>
          <table:table-cell office:value-type="float" office:value="79">
            <text:p>79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table:formula="oooc:=ATAN([.A255]/50)*[.A255]/10" office:value-type="float" office:value="34.8047579347529">
            <text:p>34,80</text:p>
          </table:table-cell>
        </table:table-row>
        <table:table-row table:style-name="ro2">
          <table:table-cell office:value-type="float" office:value="254">
            <text:p>254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table:number-columns-repeated="2" office:value-type="float" office:value="81">
            <text:p>81</text:p>
          </table:table-cell>
          <table:table-cell office:value-type="float" office:value="76">
            <text:p>76</text:p>
          </table:table-cell>
          <table:table-cell office:value-type="float" office:value="84">
            <text:p>84</text:p>
          </table:table-cell>
          <table:table-cell office:value-type="float" office:value="81">
            <text:p>81</text:p>
          </table:table-cell>
          <table:table-cell office:value-type="float" office:value="0">
            <text:p>0</text:p>
          </table:table-cell>
          <table:table-cell table:formula="oooc:=ATAN([.A256]/50)*[.A256]/10" office:value-type="float" office:value="34.9613489417769">
            <text:p>34,96</text:p>
          </table:table-cell>
        </table:table-row>
        <table:table-row table:style-name="ro2">
          <table:table-cell office:value-type="float" office:value="255">
            <text:p>255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  <table:table-cell office:value-type="float" office:value="85">
            <text:p>85</text:p>
          </table:table-cell>
          <table:table-cell office:value-type="float" office:value="76">
            <text:p>76</text:p>
          </table:table-cell>
          <table:table-cell office:value-type="float" office:value="84">
            <text:p>84</text:p>
          </table:table-cell>
          <table:table-cell office:value-type="float" office:value="81">
            <text:p>81</text:p>
          </table:table-cell>
          <table:table-cell office:value-type="float" office:value="0">
            <text:p>0</text:p>
          </table:table-cell>
          <table:table-cell table:formula="oooc:=ATAN([.A257]/50)*[.A257]/10" office:value-type="float" office:value="35.1179455154433">
            <text:p>35,12</text:p>
          </table:table-cell>
        </table:table-row>
        <table:table-row table:style-name="ro2">
          <table:table-cell office:value-type="float" office:value="256">
            <text:p>256</text:p>
          </table:table-cell>
          <table:table-cell table:number-columns-repeated="3"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76">
            <text:p>76</text:p>
          </table:table-cell>
          <table:table-cell office:value-type="float" office:value="84">
            <text:p>84</text:p>
          </table:table-cell>
          <table:table-cell office:value-type="float" office:value="81">
            <text:p>81</text:p>
          </table:table-cell>
          <table:table-cell office:value-type="float" office:value="0">
            <text:p>0</text:p>
          </table:table-cell>
          <table:table-cell table:formula="oooc:=ATAN([.A258]/50)*[.A258]/10" office:value-type="float" office:value="35.2745475721452">
            <text:p>35,27</text:p>
          </table:table-cell>
        </table:table-row>
        <table:table-row table:style-name="ro2">
          <table:table-cell office:value-type="float" office:value="257">
            <text:p>257</text:p>
          </table:table-cell>
          <table:table-cell table:number-columns-repeated="3"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76">
            <text:p>76</text:p>
          </table:table-cell>
          <table:table-cell office:value-type="float" office:value="84">
            <text:p>84</text:p>
          </table:table-cell>
          <table:table-cell office:value-type="float" office:value="81">
            <text:p>81</text:p>
          </table:table-cell>
          <table:table-cell office:value-type="float" office:value="0">
            <text:p>0</text:p>
          </table:table-cell>
          <table:table-cell table:formula="oooc:=ATAN([.A259]/50)*[.A259]/10" office:value-type="float" office:value="35.4311550298279">
            <text:p>35,43</text:p>
          </table:table-cell>
        </table:table-row>
        <table:table-row table:style-name="ro2">
          <table:table-cell office:value-type="float" office:value="258">
            <text:p>25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76">
            <text:p>76</text:p>
          </table:table-cell>
          <table:table-cell office:value-type="float" office:value="84">
            <text:p>84</text:p>
          </table:table-cell>
          <table:table-cell office:value-type="float" office:value="81">
            <text:p>81</text:p>
          </table:table-cell>
          <table:table-cell office:value-type="float" office:value="0">
            <text:p>0</text:p>
          </table:table-cell>
          <table:table-cell table:formula="oooc:=ATAN([.A260]/50)*[.A260]/10" office:value-type="float" office:value="35.5877678079545">
            <text:p>35,59</text:p>
          </table:table-cell>
        </table:table-row>
        <table:table-row table:style-name="ro2">
          <table:table-cell office:value-type="float" office:value="259">
            <text:p>259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76">
            <text:p>76</text:p>
          </table:table-cell>
          <table:table-cell office:value-type="float" office:value="84">
            <text:p>84</text:p>
          </table:table-cell>
          <table:table-cell office:value-type="float" office:value="81">
            <text:p>81</text:p>
          </table:table-cell>
          <table:table-cell office:value-type="float" office:value="0">
            <text:p>0</text:p>
          </table:table-cell>
          <table:table-cell table:formula="oooc:=ATAN([.A261]/50)*[.A261]/10" office:value-type="float" office:value="35.7443858274722">
            <text:p>35,74</text:p>
          </table:table-cell>
        </table:table-row>
        <table:table-row table:style-name="ro2">
          <table:table-cell office:value-type="float" office:value="260">
            <text:p>26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76">
            <text:p>76</text:p>
          </table:table-cell>
          <table:table-cell office:value-type="float" office:value="84">
            <text:p>84</text:p>
          </table:table-cell>
          <table:table-cell office:value-type="float" office:value="81">
            <text:p>81</text:p>
          </table:table-cell>
          <table:table-cell office:value-type="float" office:value="0">
            <text:p>0</text:p>
          </table:table-cell>
          <table:table-cell table:formula="oooc:=ATAN([.A262]/50)*[.A262]/10" office:value-type="float" office:value="35.9010090107807">
            <text:p>35,90</text:p>
          </table:table-cell>
        </table:table-row>
        <table:table-row table:style-name="ro2">
          <table:table-cell office:value-type="float" office:value="261">
            <text:p>26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76">
            <text:p>76</text:p>
          </table:table-cell>
          <table:table-cell office:value-type="float" office:value="84">
            <text:p>84</text:p>
          </table:table-cell>
          <table:table-cell office:value-type="float" office:value="81">
            <text:p>81</text:p>
          </table:table-cell>
          <table:table-cell office:value-type="float" office:value="0">
            <text:p>0</text:p>
          </table:table-cell>
          <table:table-cell table:formula="oooc:=ATAN([.A263]/50)*[.A263]/10" office:value-type="float" office:value="36.0576372816997">
            <text:p>36,06</text:p>
          </table:table-cell>
        </table:table-row>
        <table:table-row table:style-name="ro2">
          <table:table-cell office:value-type="float" office:value="262">
            <text:p>26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76">
            <text:p>76</text:p>
          </table:table-cell>
          <table:table-cell office:value-type="float" office:value="84">
            <text:p>84</text:p>
          </table:table-cell>
          <table:table-cell office:value-type="float" office:value="81">
            <text:p>81</text:p>
          </table:table-cell>
          <table:table-cell office:value-type="float" office:value="0">
            <text:p>0</text:p>
          </table:table-cell>
          <table:table-cell table:formula="oooc:=ATAN([.A264]/50)*[.A264]/10" office:value-type="float" office:value="36.2142705654385">
            <text:p>36,21</text:p>
          </table:table-cell>
        </table:table-row>
        <table:table-row table:style-name="ro2">
          <table:table-cell office:value-type="float" office:value="263">
            <text:p>263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76">
            <text:p>76</text:p>
          </table:table-cell>
          <table:table-cell office:value-type="float" office:value="84">
            <text:p>84</text:p>
          </table:table-cell>
          <table:table-cell office:value-type="float" office:value="81">
            <text:p>81</text:p>
          </table:table-cell>
          <table:table-cell office:value-type="float" office:value="0">
            <text:p>0</text:p>
          </table:table-cell>
          <table:table-cell table:formula="oooc:=ATAN([.A265]/50)*[.A265]/10" office:value-type="float" office:value="36.3709087885659">
            <text:p>36,37</text:p>
          </table:table-cell>
        </table:table-row>
        <table:table-row table:style-name="ro2">
          <table:table-cell office:value-type="float" office:value="264">
            <text:p>26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76">
            <text:p>76</text:p>
          </table:table-cell>
          <table:table-cell office:value-type="float" office:value="84">
            <text:p>84</text:p>
          </table:table-cell>
          <table:table-cell office:value-type="float" office:value="81">
            <text:p>81</text:p>
          </table:table-cell>
          <table:table-cell office:value-type="float" office:value="0">
            <text:p>0</text:p>
          </table:table-cell>
          <table:table-cell table:formula="oooc:=ATAN([.A266]/50)*[.A266]/10" office:value-type="float" office:value="36.5275518789808">
            <text:p>36,53</text:p>
          </table:table-cell>
        </table:table-row>
        <table:table-row table:style-name="ro2">
          <table:table-cell office:value-type="float" office:value="265">
            <text:p>265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76">
            <text:p>76</text:p>
          </table:table-cell>
          <table:table-cell office:value-type="float" office:value="84">
            <text:p>84</text:p>
          </table:table-cell>
          <table:table-cell office:value-type="float" office:value="81">
            <text:p>81</text:p>
          </table:table-cell>
          <table:table-cell office:value-type="float" office:value="0">
            <text:p>0</text:p>
          </table:table-cell>
          <table:table-cell table:formula="oooc:=ATAN([.A267]/50)*[.A267]/10" office:value-type="float" office:value="36.6841997658835">
            <text:p>36,68</text:p>
          </table:table-cell>
        </table:table-row>
        <table:table-row table:style-name="ro2">
          <table:table-cell office:value-type="float" office:value="266">
            <text:p>266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76">
            <text:p>76</text:p>
          </table:table-cell>
          <table:table-cell office:value-type="float" office:value="84">
            <text:p>84</text:p>
          </table:table-cell>
          <table:table-cell office:value-type="float" office:value="81">
            <text:p>81</text:p>
          </table:table-cell>
          <table:table-cell office:value-type="float" office:value="0">
            <text:p>0</text:p>
          </table:table-cell>
          <table:table-cell table:formula="oooc:=ATAN([.A268]/50)*[.A268]/10" office:value-type="float" office:value="36.840852379748">
            <text:p>36,84</text:p>
          </table:table-cell>
        </table:table-row>
        <table:table-row table:style-name="ro2">
          <table:table-cell office:value-type="float" office:value="267">
            <text:p>267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76">
            <text:p>76</text:p>
          </table:table-cell>
          <table:table-cell office:value-type="float" office:value="84">
            <text:p>84</text:p>
          </table:table-cell>
          <table:table-cell office:value-type="float" office:value="81">
            <text:p>81</text:p>
          </table:table-cell>
          <table:table-cell office:value-type="float" office:value="0">
            <text:p>0</text:p>
          </table:table-cell>
          <table:table-cell table:formula="oooc:=ATAN([.A269]/50)*[.A269]/10" office:value-type="float" office:value="36.9975096522947">
            <text:p>37,00</text:p>
          </table:table-cell>
        </table:table-row>
        <table:table-row table:style-name="ro2">
          <table:table-cell office:value-type="float" office:value="268">
            <text:p>2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76">
            <text:p>76</text:p>
          </table:table-cell>
          <table:table-cell office:value-type="float" office:value="84">
            <text:p>84</text:p>
          </table:table-cell>
          <table:table-cell office:value-type="float" office:value="81">
            <text:p>81</text:p>
          </table:table-cell>
          <table:table-cell office:value-type="float" office:value="0">
            <text:p>0</text:p>
          </table:table-cell>
          <table:table-cell table:formula="oooc:=ATAN([.A270]/50)*[.A270]/10" office:value-type="float" office:value="37.1541715164637">
            <text:p>37,15</text:p>
          </table:table-cell>
        </table:table-row>
        <table:table-row table:style-name="ro2">
          <table:table-cell office:value-type="float" office:value="269">
            <text:p>269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2"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formula="oooc:=ATAN([.A271]/50)*[.A271]/10" office:value-type="float" office:value="37.3108379063896">
            <text:p>37,31</text:p>
          </table:table-cell>
        </table:table-row>
        <table:table-row table:style-name="ro2">
          <table:table-cell office:value-type="float" office:value="270">
            <text:p>27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formula="oooc:=ATAN([.A272]/50)*[.A272]/10" office:value-type="float" office:value="37.4675087573751">
            <text:p>37,47</text:p>
          </table:table-cell>
        </table:table-row>
        <table:table-row table:style-name="ro2">
          <table:table-cell office:value-type="float" office:value="271">
            <text:p>271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formula="oooc:=ATAN([.A273]/50)*[.A273]/10" office:value-type="float" office:value="37.6241840058677">
            <text:p>37,62</text:p>
          </table:table-cell>
        </table:table-row>
        <table:table-row table:style-name="ro2">
          <table:table-cell office:value-type="float" office:value="272">
            <text:p>272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formula="oooc:=ATAN([.A274]/50)*[.A274]/10" office:value-type="float" office:value="37.7808635894345">
            <text:p>37,78</text:p>
          </table:table-cell>
        </table:table-row>
        <table:table-row table:style-name="ro2">
          <table:table-cell office:value-type="float" office:value="273">
            <text:p>273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formula="oooc:=ATAN([.A275]/50)*[.A275]/10" office:value-type="float" office:value="37.9375474467394">
            <text:p>37,94</text:p>
          </table:table-cell>
        </table:table-row>
        <table:table-row table:style-name="ro2">
          <table:table-cell office:value-type="float" office:value="274">
            <text:p>274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formula="oooc:=ATAN([.A276]/50)*[.A276]/10" office:value-type="float" office:value="38.0942355175204">
            <text:p>38,09</text:p>
          </table:table-cell>
        </table:table-row>
        <table:table-row table:style-name="ro2">
          <table:table-cell office:value-type="float" office:value="275">
            <text:p>275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formula="oooc:=ATAN([.A277]/50)*[.A277]/10" office:value-type="float" office:value="38.2509277425665">
            <text:p>38,25</text:p>
          </table:table-cell>
        </table:table-row>
        <table:table-row table:style-name="ro2">
          <table:table-cell office:value-type="float" office:value="276">
            <text:p>276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formula="oooc:=ATAN([.A278]/50)*[.A278]/10" office:value-type="float" office:value="38.4076240636966">
            <text:p>38,41</text:p>
          </table:table-cell>
        </table:table-row>
        <table:table-row table:style-name="ro2">
          <table:table-cell office:value-type="float" office:value="277">
            <text:p>277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formula="oooc:=ATAN([.A279]/50)*[.A279]/10" office:value-type="float" office:value="38.5643244237381">
            <text:p>38,56</text:p>
          </table:table-cell>
        </table:table-row>
        <table:table-row table:style-name="ro2">
          <table:table-cell office:value-type="float" office:value="278">
            <text:p>278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formula="oooc:=ATAN([.A280]/50)*[.A280]/10" office:value-type="float" office:value="38.7210287665057">
            <text:p>38,72</text:p>
          </table:table-cell>
        </table:table-row>
        <table:table-row table:style-name="ro2">
          <table:table-cell office:value-type="float" office:value="279">
            <text:p>279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formula="oooc:=ATAN([.A281]/50)*[.A281]/10" office:value-type="float" office:value="38.8777370367817">
            <text:p>38,88</text:p>
          </table:table-cell>
        </table:table-row>
        <table:table-row table:style-name="ro2">
          <table:table-cell office:value-type="float" office:value="280">
            <text:p>28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formula="oooc:=ATAN([.A282]/50)*[.A282]/10" office:value-type="float" office:value="39.0344491802961">
            <text:p>39,03</text:p>
          </table:table-cell>
        </table:table-row>
        <table:table-row table:style-name="ro2">
          <table:table-cell office:value-type="float" office:value="281">
            <text:p>281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formula="oooc:=ATAN([.A283]/50)*[.A283]/10" office:value-type="float" office:value="39.1911651437068">
            <text:p>39,19</text:p>
          </table:table-cell>
        </table:table-row>
        <table:table-row table:style-name="ro2">
          <table:table-cell office:value-type="float" office:value="282">
            <text:p>282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formula="oooc:=ATAN([.A284]/50)*[.A284]/10" office:value-type="float" office:value="39.3478848745813">
            <text:p>39,35</text:p>
          </table:table-cell>
        </table:table-row>
        <table:table-row table:style-name="ro2">
          <table:table-cell office:value-type="float" office:value="283">
            <text:p>283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formula="oooc:=ATAN([.A285]/50)*[.A285]/10" office:value-type="float" office:value="39.5046083213782">
            <text:p>39,50</text:p>
          </table:table-cell>
        </table:table-row>
        <table:table-row table:style-name="ro2">
          <table:table-cell office:value-type="float" office:value="284">
            <text:p>284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2"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formula="oooc:=ATAN([.A286]/50)*[.A286]/10" office:value-type="float" office:value="39.6613354334287">
            <text:p>39,66</text:p>
          </table:table-cell>
        </table:table-row>
        <table:table-row table:style-name="ro2">
          <table:table-cell office:value-type="float" office:value="285">
            <text:p>285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formula="oooc:=ATAN([.A287]/50)*[.A287]/10" office:value-type="float" office:value="39.8180661609197">
            <text:p>39,82</text:p>
          </table:table-cell>
        </table:table-row>
        <table:table-row table:style-name="ro2">
          <table:table-cell office:value-type="float" office:value="286">
            <text:p>286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formula="oooc:=ATAN([.A288]/50)*[.A288]/10" office:value-type="float" office:value="39.9748004548762">
            <text:p>39,97</text:p>
          </table:table-cell>
        </table:table-row>
        <table:table-row table:style-name="ro2">
          <table:table-cell office:value-type="float" office:value="287">
            <text:p>287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formula="oooc:=ATAN([.A289]/50)*[.A289]/10" office:value-type="float" office:value="40.1315382671448">
            <text:p>40,13</text:p>
          </table:table-cell>
        </table:table-row>
        <table:table-row table:style-name="ro2">
          <table:table-cell office:value-type="float" office:value="288">
            <text:p>288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formula="oooc:=ATAN([.A290]/50)*[.A290]/10" office:value-type="float" office:value="40.2882795503771">
            <text:p>40,29</text:p>
          </table:table-cell>
        </table:table-row>
        <table:table-row table:style-name="ro2">
          <table:table-cell office:value-type="float" office:value="289">
            <text:p>289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formula="oooc:=ATAN([.A291]/50)*[.A291]/10" office:value-type="float" office:value="40.4450242580137">
            <text:p>40,45</text:p>
          </table:table-cell>
        </table:table-row>
        <table:table-row table:style-name="ro2">
          <table:table-cell office:value-type="float" office:value="290">
            <text:p>29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formula="oooc:=ATAN([.A292]/50)*[.A292]/10" office:value-type="float" office:value="40.6017723442688">
            <text:p>40,60</text:p>
          </table:table-cell>
        </table:table-row>
        <table:table-row table:style-name="ro2">
          <table:table-cell office:value-type="float" office:value="291">
            <text:p>291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formula="oooc:=ATAN([.A293]/50)*[.A293]/10" office:value-type="float" office:value="40.7585237641147">
            <text:p>40,76</text:p>
          </table:table-cell>
        </table:table-row>
        <table:table-row table:style-name="ro2">
          <table:table-cell office:value-type="float" office:value="292">
            <text:p>292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formula="oooc:=ATAN([.A294]/50)*[.A294]/10" office:value-type="float" office:value="40.9152784732671">
            <text:p>40,92</text:p>
          </table:table-cell>
        </table:table-row>
        <table:table-row table:style-name="ro2">
          <table:table-cell office:value-type="float" office:value="293">
            <text:p>293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7">
            <text:p>27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formula="oooc:=ATAN([.A295]/50)*[.A295]/10" office:value-type="float" office:value="41.0720364281701">
            <text:p>41,07</text:p>
          </table:table-cell>
        </table:table-row>
        <table:table-row table:style-name="ro2">
          <table:table-cell office:value-type="float" office:value="294">
            <text:p>294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formula="oooc:=ATAN([.A296]/50)*[.A296]/10" office:value-type="float" office:value="41.2287975859825">
            <text:p>41,23</text:p>
          </table:table-cell>
        </table:table-row>
        <table:table-row table:style-name="ro2">
          <table:table-cell office:value-type="float" office:value="295">
            <text:p>295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formula="oooc:=ATAN([.A297]/50)*[.A297]/10" office:value-type="float" office:value="41.3855619045634">
            <text:p>41,39</text:p>
          </table:table-cell>
        </table:table-row>
        <table:table-row table:style-name="ro2">
          <table:table-cell office:value-type="float" office:value="296">
            <text:p>296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9">
            <text:p>29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formula="oooc:=ATAN([.A298]/50)*[.A298]/10" office:value-type="float" office:value="41.5423293424588">
            <text:p>41,54</text:p>
          </table:table-cell>
        </table:table-row>
        <table:table-row table:style-name="ro2">
          <table:table-cell office:value-type="float" office:value="297">
            <text:p>297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formula="oooc:=ATAN([.A299]/50)*[.A299]/10" office:value-type="float" office:value="41.6990998588882">
            <text:p>41,70</text:p>
          </table:table-cell>
        </table:table-row>
        <table:table-row table:style-name="ro2">
          <table:table-cell office:value-type="float" office:value="298">
            <text:p>298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31">
            <text:p>31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formula="oooc:=ATAN([.A300]/50)*[.A300]/10" office:value-type="float" office:value="41.8558734137317">
            <text:p>41,86</text:p>
          </table:table-cell>
        </table:table-row>
        <table:table-row table:style-name="ro2">
          <table:table-cell office:value-type="float" office:value="299">
            <text:p>299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table:number-columns-repeated="2" office:value-type="float" office:value="25">
            <text:p>25</text:p>
          </table:table-cell>
          <table:table-cell office:value-type="float" office:value="15">
            <text:p>15</text:p>
          </table:table-cell>
          <table:table-cell office:value-type="float" office:value="31">
            <text:p>31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table:formula="oooc:=ATAN([.A301]/50)*[.A301]/10" office:value-type="float" office:value="42.0126499675173">
            <text:p>42,01</text:p>
          </table:table-cell>
        </table:table-row>
      </table:table>
      <table:table table:name="nuovo davis" table:style-name="ta1" table:print="false">
        <office:forms form:automatic-focus="false" form:apply-design-mode="false"/>
        <table:table-column table:style-name="co5" table:number-columns-repeated="4" table:default-cell-style-name="Default"/>
        <table:table-row table:style-name="ro2">
          <table:table-cell office:value-type="string">
            <text:p>Real speed</text:p>
          </table:table-cell>
          <table:table-cell office:value-type="string">
            <text:p>Valori letti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table:formula="oooc:=[.B3]/[.A3]" office:value-type="float" office:value="1.4">
            <text:p>1,4</text:p>
          </table:table-cell>
          <table:table-cell table:formula="oooc:=[.B3]/[.$C$13]" office:value-type="float" office:value="10.3703703703704">
            <text:p>10,37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table:formula="oooc:=[.B4]/[.A4]" office:value-type="float" office:value="1.5">
            <text:p>1,5</text:p>
          </table:table-cell>
          <table:table-cell table:formula="oooc:=[.B4]/[.C13]" office:value-type="float" office:value="22.2222222222222">
            <text:p>22,22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43">
            <text:p>43</text:p>
          </table:table-cell>
          <table:table-cell table:formula="oooc:=[.B5]/[.A5]" office:value-type="float" office:value="1.43333333333333">
            <text:p>1,43</text:p>
          </table:table-cell>
          <table:table-cell table:formula="oooc:=[.B5]/[.$C$13]" office:value-type="float" office:value="31.8518518518519">
            <text:p>31,85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54">
            <text:p>54</text:p>
          </table:table-cell>
          <table:table-cell table:formula="oooc:=[.B6]/[.A6]" office:value-type="float" office:value="1.35">
            <text:p>1,35</text:p>
          </table:table-cell>
          <table:table-cell table:formula="oooc:=[.B6]/[.$C$13]" office:value-type="float" office:value="40">
            <text:p>40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2">
            <text:p>62</text:p>
          </table:table-cell>
          <table:table-cell table:formula="oooc:=[.B7]/[.A7]" office:value-type="float" office:value="1.24">
            <text:p>1,24</text:p>
          </table:table-cell>
          <table:table-cell table:formula="oooc:=[.B7]/[.$C$13]" office:value-type="float" office:value="45.9259259259259">
            <text:p>45,93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table:formula="oooc:=[.B8]/[.A8]" office:value-type="float" office:value="1.33333333333333">
            <text:p>1,33</text:p>
          </table:table-cell>
          <table:table-cell table:formula="oooc:=[.B8]/[.$C$13]" office:value-type="float" office:value="59.2592592592593">
            <text:p>59,26</text:p>
          </table:table-cell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92">
            <text:p>92</text:p>
          </table:table-cell>
          <table:table-cell table:formula="oooc:=[.B9]/[.A9]" office:value-type="float" office:value="1.22666666666667">
            <text:p>1,23</text:p>
          </table:table-cell>
          <table:table-cell table:formula="oooc:=[.B9]/[.$C$13]" office:value-type="float" office:value="68.1481481481481">
            <text:p>68,15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123">
            <text:p>123</text:p>
          </table:table-cell>
          <table:table-cell table:formula="oooc:=[.B10]/[.A10]" office:value-type="float" office:value="1.36666666666667">
            <text:p>1,37</text:p>
          </table:table-cell>
          <table:table-cell table:formula="oooc:=[.B10]/[.$C$13]" office:value-type="float" office:value="91.1111111111111">
            <text:p>91,11</text:p>
          </table:table-cell>
        </table:table-row>
        <table:table-row table:style-name="ro2" table:number-rows-repeated="2">
          <table:table-cell table:number-columns-repeated="4"/>
        </table:table-row>
        <table:table-row table:style-name="ro2">
          <table:table-cell office:value-type="string">
            <text:p>media</text:p>
          </table:table-cell>
          <table:table-cell table:formula="oooc:=AVERAGE([.C3:.C10])" office:value-type="float" office:value="1.35625">
            <text:p>1,36</text:p>
          </table:table-cell>
          <table:table-cell office:value-type="float" office:value="1.35">
            <text:p>1,35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>
            <draw:frame table:end-cell-address="'nuovo davis'.L30" table:end-x="0.0102in" table:end-y="0.0039in" draw:z-index="0" draw:style-name="gr1" svg:width="9.7094in" svg:height="2.7555in" svg:x="0.0799in" svg:y="0.0087in">
              <draw:object draw:notify-on-update-of-ranges="'nuovo davis'.B3:'nuovo davis'.B3 'nuovo davis'.B4:'nuovo davis'.B10 'nuovo davis'.B3:'nuovo davis'.B10 'nuovo davis'.A3:'nuovo davis'.A10 'nuovo davis'.B3:'nuovo davis'.B10 'nuovo davis'.D3:'nuovo davis'.D10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3"/>
        </table:table-row>
      </table:table>
      <table:table table:name="lacrosse" table:style-name="ta1" table:print="false">
        <office:forms form:automatic-focus="false" form:apply-design-mode="false"/>
        <table:table-column table:style-name="co5" table:number-columns-repeated="5" table:default-cell-style-name="Default"/>
        <table:table-row table:style-name="ro2">
          <table:table-cell office:value-type="string">
            <text:p>speed real</text:p>
          </table:table-cell>
          <table:table-cell office:value-type="string">
            <text:p>value</text:p>
          </table:table-cell>
          <table:table-cell office:value-type="string">
            <text:p>real value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table:formula="oooc:=[.B3]/[.$B$9]" office:value-type="float" office:value="72">
            <text:p>72</text:p>
          </table:table-cell>
          <table:table-cell table:formula="oooc:=[.A3]/[.C3]" office:value-type="float" office:value="0.277777777777778">
            <text:p>0,28</text:p>
          </table:table-cell>
          <table:table-cell table:formula="oooc:=[.C3]*[.$D$9]" office:value-type="float" office:value="21.6">
            <text:p>21,6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  <table:table-cell table:formula="oooc:=[.B4]/[.$B$9]" office:value-type="float" office:value="100">
            <text:p>100</text:p>
          </table:table-cell>
          <table:table-cell table:formula="oooc:=[.A4]/[.C4]" office:value-type="float" office:value="0.3">
            <text:p>0,3</text:p>
          </table:table-cell>
          <table:table-cell table:formula="oooc:=[.C4]*[.$D$9]" office:value-type="float" office:value="30">
            <text:p>30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  <table:table-cell table:formula="oooc:=[.B5]/[.$B$9]" office:value-type="float" office:value="120">
            <text:p>120</text:p>
          </table:table-cell>
          <table:table-cell table:formula="oooc:=[.A5]/[.C5]" office:value-type="float" office:value="0.333333333333333">
            <text:p>0,33</text:p>
          </table:table-cell>
          <table:table-cell table:formula="oooc:=[.C5]*[.$D$9]" office:value-type="float" office:value="36">
            <text:p>36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2">
            <text:p>42</text:p>
          </table:table-cell>
          <table:table-cell table:formula="oooc:=[.B6]/[.$B$9]" office:value-type="float" office:value="168">
            <text:p>168</text:p>
          </table:table-cell>
          <table:table-cell table:formula="oooc:=[.A6]/[.C6]" office:value-type="float" office:value="0.297619047619048">
            <text:p>0,3</text:p>
          </table:table-cell>
          <table:table-cell table:formula="oooc:=[.C6]*[.$D$9]" office:value-type="float" office:value="50.4">
            <text:p>50,4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51">
            <text:p>51</text:p>
          </table:table-cell>
          <table:table-cell table:formula="oooc:=[.B7]/[.$B$9]" office:value-type="float" office:value="204">
            <text:p>204</text:p>
          </table:table-cell>
          <table:table-cell table:formula="oooc:=[.A7]/[.C7]" office:value-type="float" office:value="0.294117647058823">
            <text:p>0,29</text:p>
          </table:table-cell>
          <table:table-cell table:formula="oooc:=[.C7]*[.$D$9]" office:value-type="float" office:value="61.2">
            <text:p>61,2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office:value-type="string">
            <text:p>ratio=</text:p>
          </table:table-cell>
          <table:table-cell office:value-type="float" office:value="0.25">
            <text:p>0,25</text:p>
          </table:table-cell>
          <table:table-cell office:value-type="string">
            <text:p>media=</text:p>
          </table:table-cell>
          <table:table-cell office:value-type="float" office:value="0.3">
            <text:p>0,3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>
            <draw:frame table:end-cell-address="lacrosse.K26" table:end-x="0.8894in" table:end-y="0.0343in" draw:z-index="0" draw:style-name="gr1" svg:width="9.5472in" svg:height="2.7555in" svg:x="0.2323in" svg:y="0.0394in">
              <draw:object draw:notify-on-update-of-ranges="lacrosse.A3:lacrosse.A3 lacrosse.A4:lacrosse.A7 lacrosse.B3:lacrosse.B7 lacrosse.A3:lacrosse.A7 lacrosse.B3:lacrosse.B7 lacrosse.E3:lacrosse.E7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ans" svg:font-family="Sans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Bitstream Vera Sans" style:language-asian="zxx" style:country-asian="none" style:font-name-complex="Bitstream Vera Sans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5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5P0"/>
    </number:currency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number:currency-style style:name="N108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08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number:currency-style style:name="N110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10P0"/>
    </number:currency-style>
    <number:currency-style style:name="N112P0" style:volatile="true">
      <number:currency-symbol number:language="en" number:country="US">$</number:currency-symbol>
      <number:number number:decimal-places="2" number:min-integer-digits="1" number:decimal-replacement="--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integer-digits="1" number:decimal-replacement="--" number:grouping="true"/>
      <style:map style:condition="value()&gt;=0" style:apply-style-name="N112P0"/>
    </number:currency-style>
    <number:date-style style:name="N113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4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9">
      <number:day number:calendar="jewish"/>
      <number:text> </number:text>
      <number:month number:calendar="jewish" number:style="long" number:textual="true"/>
    </number:date-style>
    <number:date-style style:name="N120">
      <number:month number:calendar="jewish" number:style="long" number:textual="true"/>
      <number:text> </number:text>
      <number:day number:calendar="jewish"/>
    </number:date-style>
    <number:date-style style:name="N121">
      <number:month number:calendar="jewish" number:style="long" number:textual="true"/>
      <number:text> </number:text>
      <number:year number:calendar="jewish" number:style="long"/>
    </number:date-style>
    <number:date-style style:name="N122">
      <number:month number:calendar="jewish" number:style="long" number:textual="true"/>
    </number:date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number number:decimal-places="0" number:min-integer-digits="1" number:grouping="true"/>
    </number:number-style>
    <number:number-style style:name="N129">
      <number:text>-</number:text>
      <number:number number: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0" number:min-integer-digits="1" number:grouping="true"/>
    </number:number-style>
    <number:number-style style:name="N130">
      <style:text-properties fo:color="#ff0000"/>
      <number:text>-</number:text>
      <number:number number: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number:min-integer-digits="1" number:grouping="true"/>
    </number:number-style>
    <number:number-style style:name="N131">
      <number:text>-</number:text>
      <number:number number:decimal-places="2" number:min-integer-digits="1" number:grouping="true"/>
      <style:map style:condition="value()&gt;=0" style:apply-style-name="N131P0"/>
    </number:number-style>
    <number:number-style style:name="N132P0" style:volatile="true">
      <number:number number:decimal-places="2" number:min-integer-digits="1" number:grouping="true"/>
    </number:number-style>
    <number:number-style style:name="N132">
      <style:text-properties fo:color="#ff0000"/>
      <number:text>-</number:text>
      <number:number number:decimal-places="2" number:min-integer-digits="1" number:grouping="true"/>
      <style:map style:condition="value()&gt;=0" style:apply-style-name="N132P0"/>
    </number:number-style>
    <number:number-style style:name="N136P0" style:volatile="true">
      <number:number number:decimal-places="0" number:min-integer-digits="1" number:grouping="true"/>
      <number:text> </number:text>
    </number:number-style>
    <number:number-style style:name="N136P1" style:volatile="true">
      <number:text> (</number:text>
      <number:number number:decimal-places="0" number:min-integer-digits="1" number:grouping="true"/>
      <number:text>)</number:text>
    </number:number-style>
    <number:number-style style:name="N136P2" style:volatile="true">
      <number:text> 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0" number:min-integer-digits="1" number:grouping="true"/>
      <number:text> </number:text>
    </number:number-style>
    <number:number-style style:name="N140P1" style:volatile="true">
      <number:text> $(</number:text>
      <number:number number:decimal-places="0" number:min-integer-digits="1" number:grouping="true"/>
      <number:text>)</number:text>
    </number:number-style>
    <number:number-style style:name="N140P2" style:volatile="true">
      <number:text> $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number number:decimal-places="2" number:min-integer-digits="1" number:grouping="true"/>
      <number:text> </number:text>
    </number:number-style>
    <number:number-style style:name="N144P1" style:volatile="true">
      <number:text> (</number:text>
      <number:number number:decimal-places="2" number:min-integer-digits="1" number:grouping="true"/>
      <number:text>)</number:text>
    </number:number-style>
    <number:number-style style:name="N144P2" style:volatile="true">
      <number:text> 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$</number:text>
      <number:number number:decimal-places="2" number:min-integer-digits="1" number:grouping="true"/>
      <number:text> </number:text>
    </number:number-style>
    <number:number-style style:name="N148P1" style:volatile="true">
      <number:text> $(</number:text>
      <number:number number:decimal-places="2" number:min-integer-digits="1" number:grouping="true"/>
      <number:text>)</number:text>
    </number:number-style>
    <number:number-style style:name="N148P2" style:volatile="true">
      <number:text> $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,</number:text>
      <number:seconds number:style="long"/>
    </number:time-style>
    <number:time-style style:name="N150" number:truncate-on-overflow="false">
      <number:hours/>
      <number:text>,</number:text>
      <number:minutes number:style="long"/>
      <number:text>,</number:text>
      <number:seconds number:style="long"/>
    </number:time-style>
    <number:time-style style:name="N151">
      <number:minutes number:style="long"/>
      <number:text>,</number:text>
      <number:seconds number:style="long" number:decimal-places="1"/>
    </number:time-style>
    <number:number-style style:name="N152">
      <number:scientific-number number:decimal-places="1" number:min-integer-digits="3" number:min-exponent-digits="1"/>
    </number:number-style>
    <number:date-style style:name="N5103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5104" number:language="it" number:country="IT">
      <number:day number:style="long"/>
      <number:text>-</number:text>
      <number:month number:textual="true"/>
    </number:date-style>
    <number:date-style style:name="N5105" number:language="it" number:country="IT">
      <number:month number:textual="true"/>
      <number:text>-</number:text>
      <number:year/>
    </number:date-style>
    <number:time-style style:name="N5106" number:language="it" number:country="IT">
      <number:hours/>
      <number:text>.</number:text>
      <number:minutes number:style="long"/>
      <number:text> </number:text>
      <number:am-pm/>
    </number:time-style>
    <number:time-style style:name="N5107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5108" number:language="it" number:country="IT">
      <number:hours/>
      <number:text>.</number:text>
      <number:minutes number:style="long"/>
    </number:time-style>
    <number:time-style style:name="N5109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5110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3-29">29/03/2009</text:date>, <text:time>18.57.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creation-date>2009-03-01T12:46:39</meta:creation-date>
    <dc:date>2009-03-29T18:57:56</dc:date>
    <meta:editing-cycles>9</meta:editing-cycles>
    <meta:editing-duration>PT4H18M41S</meta:editing-duration>
    <meta:user-defined meta:name="Info 1"/>
    <meta:user-defined meta:name="Info 2"/>
    <meta:user-defined meta:name="Info 3"/>
    <meta:user-defined meta:name="Info 4"/>
    <meta:document-statistic meta:table-count="4" meta:cell-count="3413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 style:data-style-name="N2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one"/>
      <style:graphic-properties svg:stroke-color="#004586" draw:fill-color="#004586"/>
      <style:text-properties fo:font-size="6pt" style:font-size-asian="6pt" style:font-size-complex="6pt"/>
    </style:style>
    <style:style style:name="ch8" style:family="chart">
      <style:chart-properties chart:symbol-type="none"/>
      <style:graphic-properties svg:stroke-color="#ff420e" draw:fill-color="#ff420e"/>
      <style:text-properties fo:font-size="6pt" style:font-size-asian="6pt" style:font-size-complex="6pt"/>
    </style:style>
    <style:style style:name="ch9" style:family="chart">
      <style:chart-properties chart:symbol-type="none"/>
      <style:graphic-properties svg:stroke-color="#ffd320"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22.614cm" svg:height="7cm" chart:class="chart:scatter" chart:style-name="ch1">
        <chart:legend chart:legend-position="end" svg:x="20.322cm" svg:y="2.844cm" chart:style-name="ch2"/>
        <chart:plot-area chart:style-name="ch3" table:cell-range-address="Anonimo.B38:Anonimo.B53 Anonimo.D38:Anonimo.D53 'simulazione pre 3_3'.B2:'simulazione pre 3_3'.B301 'simulazione pre 3_3'.J2:'simulazione pre 3_3'.J301" chart:data-source-has-labels="column" svg:x="0.452cm" svg:y="0.14cm" svg:width="19.418cm" svg:height="6.579cm">
          <chart:axis chart:dimension="x" chart:name="primary-x" chart:style-name="ch4">
            <chart:categories table:cell-range-address="Anonimo.B38:Anonimo.B5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nonimo.B38:Anonimo.B53" chart:class="chart:scatter">
            <chart:domain table:cell-range-address="Anonimo.D38:Anonimo.D53"/>
            <chart:data-point chart:repeated="16"/>
          </chart:series>
          <chart:series chart:style-name="ch8" chart:values-cell-range-address="'simulazione pre 3_3'.B2:'simulazione pre 3_3'.B301" chart:class="chart:scatter">
            <chart:domain table:cell-range-address="'simulazione pre 3_3'.A2:'simulazione pre 3_3'.A301"/>
            <chart:data-point chart:repeated="300"/>
          </chart:series>
          <chart:series chart:style-name="ch9" chart:values-cell-range-address="'simulazione pre 3_3'.J2:'simulazione pre 3_3'.J301" chart:class="chart:scatter">
            <chart:domain table:cell-range-address="'simulazione pre 3_3'.A2:'simulazione pre 3_3'.A301"/>
            <chart:data-point chart:repeated="3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B</text:p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A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4,0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,0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.00199973339731505">
                <text:p>0.00199973339731505</text:p>
              </table:table-cell>
            </table:table-row>
            <table:table-row>
              <table:table-cell office:value-type="string">
                <text:p>6,00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.00799573742465801">
                <text:p>0.00799573742465801</text:p>
              </table:table-cell>
            </table:table-row>
            <table:table-row>
              <table:table-cell office:value-type="string">
                <text:p>7,0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.0179784465363624">
                <text:p>0.0179784465363624</text:p>
              </table:table-cell>
            </table:table-row>
            <table:table-row>
              <table:table-cell office:value-type="string">
                <text:p>8,00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0.0319319942848949">
                <text:p>0.0319319942848949</text:p>
              </table:table-cell>
            </table:table-row>
            <table:table-row>
              <table:table-cell office:value-type="string">
                <text:p>10,00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.049834326245581">
                <text:p>0.049834326245581</text:p>
              </table:table-cell>
            </table:table-row>
            <table:table-row>
              <table:table-cell office:value-type="string">
                <text:p>11,00</text:p>
              </table:table-cell>
              <table:table-cell office:value-type="float" office:value="13">
                <text:p>13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0.0716573556110031">
                <text:p>0.0716573556110031</text:p>
              </table:table-cell>
            </table:table-row>
            <table:table-row>
              <table:table-cell office:value-type="string">
                <text:p>12,00</text:p>
              </table:table-cell>
              <table:table-cell office:value-type="float" office:value="16">
                <text:p>16</text:p>
              </table:table-cell>
              <table:table-cell office:value-type="float" office:value="12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0.0973671590374499">
                <text:p>0.0973671590374499</text:p>
              </table:table-cell>
            </table:table-row>
            <table:table-row>
              <table:table-cell office:value-type="string">
                <text:p>15,00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0.126924209749121">
                <text:p>0.126924209749121</text:p>
              </table:table-cell>
            </table:table-row>
            <table:table-row>
              <table:table-cell office:value-type="string">
                <text:p>20,00</text:p>
              </table:table-cell>
              <table:table-cell office:value-type="float" office:value="26">
                <text:p>26</text:p>
              </table:table-cell>
              <table:table-cell office:value-type="float" office:value="20">
                <text:p>20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0.160283644408078">
                <text:p>0.160283644408078</text:p>
              </table:table-cell>
            </table:table-row>
            <table:table-row>
              <table:table-cell office:value-type="string">
                <text:p>25,00</text:p>
              </table:table-cell>
              <table:table-cell office:value-type="float" office:value="34">
                <text:p>34</text:p>
              </table:table-cell>
              <table:table-cell office:value-type="float" office:value="25">
                <text:p>25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0.197395559849881">
                <text:p>0.197395559849881</text:p>
              </table:table-cell>
            </table:table-row>
            <table:table-row>
              <table:table-cell office:value-type="string">
                <text:p>40,00</text:p>
              </table:table-cell>
              <table:table-cell office:value-type="float" office:value="52">
                <text:p>52</text:p>
              </table:table-cell>
              <table:table-cell office:value-type="float" office:value="40">
                <text:p>40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0.238205335473698">
                <text:p>0.238205335473698</text:p>
              </table:table-cell>
            </table:table-row>
            <table:table-row>
              <table:table-cell office:value-type="string">
                <text:p>50,00</text:p>
              </table:table-cell>
              <table:table-cell office:value-type="float" office:value="69">
                <text:p>69</text:p>
              </table:table-cell>
              <table:table-cell office:value-type="float" office:value="50">
                <text:p>50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0.282653976865036">
                <text:p>0.282653976865036</text:p>
              </table:table-cell>
            </table:table-row>
            <table:table-row>
              <table:table-cell office:value-type="string">
                <text:p>55,00</text:p>
              </table:table-cell>
              <table:table-cell office:value-type="float" office:value="83">
                <text:p>83</text:p>
              </table:table-cell>
              <table:table-cell office:value-type="float" office:value="55">
                <text:p>55</text:p>
              </table:table-cell>
              <table:table-cell office:value-type="float" office:value="13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13">
                <text:p>13</text:p>
              </table:table-cell>
              <table:table-cell office:value-type="float" office:value="0.330678476119246">
                <text:p>0.330678476119246</text:p>
              </table:table-cell>
            </table:table-row>
            <table:table-row>
              <table:table-cell office:value-type="string">
                <text:p>60,00</text:p>
              </table:table-cell>
              <table:table-cell office:value-type="float" office:value="104">
                <text:p>104</text:p>
              </table:table-cell>
              <table:table-cell office:value-type="float" office:value="60">
                <text:p>60</text:p>
              </table:table-cell>
              <table:table-cell office:value-type="float" office:value="14">
                <text:p>14</text:p>
              </table:table-cell>
              <table:table-cell office:value-type="float" office:value="10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0.382212184321395">
                <text:p>0.382212184321395</text:p>
              </table:table-cell>
            </table:table-row>
            <table:table-row>
              <table:table-cell office:value-type="string">
                <text:p>70,00</text:p>
              </table:table-cell>
              <table:table-cell office:value-type="float" office:value="209">
                <text:p>209</text:p>
              </table:table-cell>
              <table:table-cell office:value-type="float" office:value="70">
                <text:p>70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0.437185191716801">
                <text:p>0.437185191716801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11">
                <text:p>11</text:p>
              </table:table-cell>
              <table:table-cell office:value-type="float" office:value="16">
                <text:p>16</text:p>
              </table:table-cell>
              <table:table-cell office:value-type="float" office:value="0.49552471126793">
                <text:p>0.49552471126793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12">
                <text:p>12</text:p>
              </table:table-cell>
              <table:table-cell office:value-type="float" office:value="17">
                <text:p>17</text:p>
              </table:table-cell>
              <table:table-cell office:value-type="float" office:value="0.557155461526944">
                <text:p>0.557155461526944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13">
                <text:p>13</text:p>
              </table:table-cell>
              <table:table-cell office:value-type="float" office:value="18">
                <text:p>18</text:p>
              </table:table-cell>
              <table:table-cell office:value-type="float" office:value="0.622000045047082">
                <text:p>0.622000045047082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  <table:table-cell office:value-type="float" office:value="14">
                <text:p>14</text:p>
              </table:table-cell>
              <table:table-cell office:value-type="float" office:value="19">
                <text:p>19</text:p>
              </table:table-cell>
              <table:table-cell office:value-type="float" office:value="0.689979318897735">
                <text:p>0.689979318897735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14">
                <text:p>14</text:p>
              </table:table-cell>
              <table:table-cell office:value-type="float" office:value="20">
                <text:p>20</text:p>
              </table:table-cell>
              <table:table-cell office:value-type="float" office:value="0.76101275422473">
                <text:p>0.76101275422473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  <table:table-cell office:value-type="float" office:value="15">
                <text:p>15</text:p>
              </table:table-cell>
              <table:table-cell office:value-type="float" office:value="21">
                <text:p>21</text:p>
              </table:table-cell>
              <table:table-cell office:value-type="float" office:value="0.835018782196472">
                <text:p>0.835018782196472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">
                <text:p>22</text:p>
              </table:table-cell>
              <table:table-cell office:value-type="float" office:value="16">
                <text:p>16</text:p>
              </table:table-cell>
              <table:table-cell office:value-type="float" office:value="22">
                <text:p>22</text:p>
              </table:table-cell>
              <table:table-cell office:value-type="float" office:value="0.911915124086529">
                <text:p>0.911915124086529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">
                <text:p>23</text:p>
              </table:table-cell>
              <table:table-cell office:value-type="float" office:value="17">
                <text:p>17</text:p>
              </table:table-cell>
              <table:table-cell office:value-type="float" office:value="23">
                <text:p>23</text:p>
              </table:table-cell>
              <table:table-cell office:value-type="float" office:value="0.991619103653199">
                <text:p>0.991619103653199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  <table:table-cell office:value-type="float" office:value="17">
                <text:p>17</text:p>
              </table:table-cell>
              <table:table-cell office:value-type="float" office:value="24">
                <text:p>24</text:p>
              </table:table-cell>
              <table:table-cell office:value-type="float" office:value="1.07404794037721">
                <text:p>1.07404794037721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18">
                <text:p>18</text:p>
              </table:table-cell>
              <table:table-cell office:value-type="float" office:value="25">
                <text:p>25</text:p>
              </table:table-cell>
              <table:table-cell office:value-type="float" office:value="1.15911902250202">
                <text:p>1.15911902250202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6">
                <text:p>26</text:p>
              </table:table-cell>
              <table:table-cell office:value-type="float" office:value="19">
                <text:p>19</text:p>
              </table:table-cell>
              <table:table-cell office:value-type="float" office:value="26">
                <text:p>26</text:p>
              </table:table-cell>
              <table:table-cell office:value-type="float" office:value="1.24675015918075">
                <text:p>1.24675015918075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7">
                <text:p>27</text:p>
              </table:table-cell>
              <table:table-cell office:value-type="float" office:value="20">
                <text:p>20</text:p>
              </table:table-cell>
              <table:table-cell office:value-type="float" office:value="27">
                <text:p>27</text:p>
              </table:table-cell>
              <table:table-cell office:value-type="float" office:value="1.33685981136469">
                <text:p>1.33685981136469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8">
                <text:p>28</text:p>
              </table:table-cell>
              <table:table-cell office:value-type="float" office:value="20">
                <text:p>20</text:p>
              </table:table-cell>
              <table:table-cell office:value-type="float" office:value="28">
                <text:p>28</text:p>
              </table:table-cell>
              <table:table-cell office:value-type="float" office:value="1.42936730136697">
                <text:p>1.42936730136697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  <table:table-cell office:value-type="float" office:value="21">
                <text:p>21</text:p>
              </table:table-cell>
              <table:table-cell office:value-type="float" office:value="29">
                <text:p>29</text:p>
              </table:table-cell>
              <table:table-cell office:value-type="float" office:value="1.52419300129967">
                <text:p>1.52419300129967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  <table:table-cell office:value-type="float" office:value="22">
                <text:p>22</text:p>
              </table:table-cell>
              <table:table-cell office:value-type="float" office:value="30">
                <text:p>30</text:p>
              </table:table-cell>
              <table:table-cell office:value-type="float" office:value="1.62125850081175">
                <text:p>1.62125850081175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1">
                <text:p>31</text:p>
              </table:table-cell>
              <table:table-cell office:value-type="float" office:value="22">
                <text:p>22</text:p>
              </table:table-cell>
              <table:table-cell office:value-type="float" office:value="31">
                <text:p>31</text:p>
              </table:table-cell>
              <table:table-cell office:value-type="float" office:value="1.72048675474962">
                <text:p>1.72048675474962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2">
                <text:p>32</text:p>
              </table:table-cell>
              <table:table-cell office:value-type="float" office:value="23">
                <text:p>23</text:p>
              </table:table-cell>
              <table:table-cell office:value-type="float" office:value="32">
                <text:p>32</text:p>
              </table:table-cell>
              <table:table-cell office:value-type="float" office:value="1.82180221152212">
                <text:p>1.82180221152212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3">
                <text:p>33</text:p>
              </table:table-cell>
              <table:table-cell office:value-type="float" office:value="24">
                <text:p>24</text:p>
              </table:table-cell>
              <table:table-cell office:value-type="float" office:value="33">
                <text:p>33</text:p>
              </table:table-cell>
              <table:table-cell office:value-type="float" office:value="1.92513092307972">
                <text:p>1.92513092307972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4">
                <text:p>34</text:p>
              </table:table-cell>
              <table:table-cell office:value-type="float" office:value="25">
                <text:p>25</text:p>
              </table:table-cell>
              <table:table-cell office:value-type="float" office:value="34">
                <text:p>34</text:p>
              </table:table-cell>
              <table:table-cell office:value-type="float" office:value="2.0304006375151">
                <text:p>2.0304006375151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5">
                <text:p>35</text:p>
              </table:table-cell>
              <table:table-cell office:value-type="float" office:value="25">
                <text:p>25</text:p>
              </table:table-cell>
              <table:table-cell office:value-type="float" office:value="35">
                <text:p>35</text:p>
              </table:table-cell>
              <table:table-cell office:value-type="float" office:value="2.13754087536223">
                <text:p>2.13754087536223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6">
                <text:p>36</text:p>
              </table:table-cell>
              <table:table-cell office:value-type="float" office:value="26">
                <text:p>26</text:p>
              </table:table-cell>
              <table:table-cell office:value-type="float" office:value="36">
                <text:p>36</text:p>
              </table:table-cell>
              <table:table-cell office:value-type="float" office:value="2.24648299071632">
                <text:p>2.24648299071632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7">
                <text:p>37</text:p>
              </table:table-cell>
              <table:table-cell office:value-type="float" office:value="27">
                <text:p>27</text:p>
              </table:table-cell>
              <table:table-cell office:value-type="float" office:value="37">
                <text:p>37</text:p>
              </table:table-cell>
              <table:table-cell office:value-type="float" office:value="2.35716021832003">
                <text:p>2.35716021832003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8">
                <text:p>38</text:p>
              </table:table-cell>
              <table:table-cell office:value-type="float" office:value="28">
                <text:p>28</text:p>
              </table:table-cell>
              <table:table-cell office:value-type="float" office:value="38">
                <text:p>38</text:p>
              </table:table-cell>
              <table:table-cell office:value-type="float" office:value="2.4695077077654">
                <text:p>2.4695077077654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9">
                <text:p>39</text:p>
              </table:table-cell>
              <table:table-cell office:value-type="float" office:value="28">
                <text:p>28</text:p>
              </table:table-cell>
              <table:table-cell office:value-type="float" office:value="39">
                <text:p>39</text:p>
              </table:table-cell>
              <table:table-cell office:value-type="float" office:value="2.58346254594929">
                <text:p>2.58346254594929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0">
                <text:p>40</text:p>
              </table:table-cell>
              <table:table-cell office:value-type="float" office:value="29">
                <text:p>29</text:p>
              </table:table-cell>
              <table:table-cell office:value-type="float" office:value="40">
                <text:p>40</text:p>
              </table:table-cell>
              <table:table-cell office:value-type="float" office:value="2.69896376889421">
                <text:p>2.69896376889421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1">
                <text:p>41</text:p>
              </table:table-cell>
              <table:table-cell office:value-type="float" office:value="30">
                <text:p>30</text:p>
              </table:table-cell>
              <table:table-cell office:value-type="float" office:value="41">
                <text:p>41</text:p>
              </table:table-cell>
              <table:table-cell office:value-type="float" office:value="2.81595236401044">
                <text:p>2.81595236401044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2">
                <text:p>42</text:p>
              </table:table-cell>
              <table:table-cell office:value-type="float" office:value="31">
                <text:p>31</text:p>
              </table:table-cell>
              <table:table-cell office:value-type="float" office:value="42">
                <text:p>42</text:p>
              </table:table-cell>
              <table:table-cell office:value-type="float" office:value="2.93437126383014">
                <text:p>2.93437126383014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3">
                <text:p>43</text:p>
              </table:table-cell>
              <table:table-cell office:value-type="float" office:value="31">
                <text:p>31</text:p>
              </table:table-cell>
              <table:table-cell office:value-type="float" office:value="43">
                <text:p>43</text:p>
              </table:table-cell>
              <table:table-cell office:value-type="float" office:value="3.05416533219275">
                <text:p>3.05416533219275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4">
                <text:p>44</text:p>
              </table:table-cell>
              <table:table-cell office:value-type="float" office:value="32">
                <text:p>32</text:p>
              </table:table-cell>
              <table:table-cell office:value-type="float" office:value="44">
                <text:p>44</text:p>
              </table:table-cell>
              <table:table-cell office:value-type="float" office:value="3.17528134380495">
                <text:p>3.17528134380495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  <table:table-cell office:value-type="float" office:value="33">
                <text:p>33</text:p>
              </table:table-cell>
              <table:table-cell office:value-type="float" office:value="45">
                <text:p>45</text:p>
              </table:table-cell>
              <table:table-cell office:value-type="float" office:value="3.29766795803928">
                <text:p>3.29766795803928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6">
                <text:p>46</text:p>
              </table:table-cell>
              <table:table-cell office:value-type="float" office:value="34">
                <text:p>34</text:p>
              </table:table-cell>
              <table:table-cell office:value-type="float" office:value="46">
                <text:p>46</text:p>
              </table:table-cell>
              <table:table-cell office:value-type="float" office:value="3.42127568777476">
                <text:p>3.42127568777476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7">
                <text:p>47</text:p>
              </table:table-cell>
              <table:table-cell office:value-type="float" office:value="34">
                <text:p>34</text:p>
              </table:table-cell>
              <table:table-cell office:value-type="float" office:value="47">
                <text:p>47</text:p>
              </table:table-cell>
              <table:table-cell office:value-type="float" office:value="3.54605686402171">
                <text:p>3.54605686402171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8">
                <text:p>48</text:p>
              </table:table-cell>
              <table:table-cell office:value-type="float" office:value="35">
                <text:p>35</text:p>
              </table:table-cell>
              <table:table-cell office:value-type="float" office:value="48">
                <text:p>48</text:p>
              </table:table-cell>
              <table:table-cell office:value-type="float" office:value="3.67196559701237">
                <text:p>3.67196559701237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9">
                <text:p>49</text:p>
              </table:table-cell>
              <table:table-cell office:value-type="float" office:value="36">
                <text:p>36</text:p>
              </table:table-cell>
              <table:table-cell office:value-type="float" office:value="49">
                <text:p>49</text:p>
              </table:table-cell>
              <table:table-cell office:value-type="float" office:value="3.79895773437942">
                <text:p>3.79895773437942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  <table:table-cell office:value-type="float" office:value="37">
                <text:p>37</text:p>
              </table:table-cell>
              <table:table-cell office:value-type="float" office:value="50">
                <text:p>50</text:p>
              </table:table-cell>
              <table:table-cell office:value-type="float" office:value="3.92699081698724">
                <text:p>3.92699081698724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1">
                <text:p>51</text:p>
              </table:table-cell>
              <table:table-cell office:value-type="float" office:value="37">
                <text:p>37</text:p>
              </table:table-cell>
              <table:table-cell office:value-type="float" office:value="51">
                <text:p>51</text:p>
              </table:table-cell>
              <table:table-cell office:value-type="float" office:value="4.05602403292573">
                <text:p>4.05602403292573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2">
                <text:p>52</text:p>
              </table:table-cell>
              <table:table-cell office:value-type="float" office:value="38">
                <text:p>38</text:p>
              </table:table-cell>
              <table:table-cell office:value-type="float" office:value="52">
                <text:p>52</text:p>
              </table:table-cell>
              <table:table-cell office:value-type="float" office:value="4.1860181701242">
                <text:p>4.1860181701242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3">
                <text:p>53</text:p>
              </table:table-cell>
              <table:table-cell office:value-type="float" office:value="39">
                <text:p>39</text:p>
              </table:table-cell>
              <table:table-cell office:value-type="float" office:value="53">
                <text:p>53</text:p>
              </table:table-cell>
              <table:table-cell office:value-type="float" office:value="4.31693556799378">
                <text:p>4.31693556799378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4">
                <text:p>54</text:p>
              </table:table-cell>
              <table:table-cell office:value-type="float" office:value="40">
                <text:p>40</text:p>
              </table:table-cell>
              <table:table-cell office:value-type="float" office:value="54">
                <text:p>54</text:p>
              </table:table-cell>
              <table:table-cell office:value-type="float" office:value="4.44874006846064">
                <text:p>4.44874006846064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5">
                <text:p>55</text:p>
              </table:table-cell>
              <table:table-cell office:value-type="float" office:value="40">
                <text:p>40</text:p>
              </table:table-cell>
              <table:table-cell office:value-type="float" office:value="55">
                <text:p>55</text:p>
              </table:table-cell>
              <table:table-cell office:value-type="float" office:value="4.58139696670937">
                <text:p>4.58139696670937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6">
                <text:p>56</text:p>
              </table:table-cell>
              <table:table-cell office:value-type="float" office:value="41">
                <text:p>41</text:p>
              </table:table-cell>
              <table:table-cell office:value-type="float" office:value="56">
                <text:p>56</text:p>
              </table:table-cell>
              <table:table-cell office:value-type="float" office:value="4.71487296191669">
                <text:p>4.71487296191669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7">
                <text:p>57</text:p>
              </table:table-cell>
              <table:table-cell office:value-type="float" office:value="42">
                <text:p>42</text:p>
              </table:table-cell>
              <table:table-cell office:value-type="float" office:value="57">
                <text:p>57</text:p>
              </table:table-cell>
              <table:table-cell office:value-type="float" office:value="4.84913610821856">
                <text:p>4.84913610821856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8">
                <text:p>58</text:p>
              </table:table-cell>
              <table:table-cell office:value-type="float" office:value="42">
                <text:p>42</text:p>
              </table:table-cell>
              <table:table-cell office:value-type="float" office:value="58">
                <text:p>58</text:p>
              </table:table-cell>
              <table:table-cell office:value-type="float" office:value="4.98415576612125">
                <text:p>4.98415576612125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9">
                <text:p>59</text:p>
              </table:table-cell>
              <table:table-cell office:value-type="float" office:value="43">
                <text:p>43</text:p>
              </table:table-cell>
              <table:table-cell office:value-type="float" office:value="59">
                <text:p>59</text:p>
              </table:table-cell>
              <table:table-cell office:value-type="float" office:value="5.11990255453592">
                <text:p>5.11990255453592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44">
                <text:p>44</text:p>
              </table:table-cell>
              <table:table-cell office:value-type="float" office:value="60">
                <text:p>60</text:p>
              </table:table-cell>
              <table:table-cell office:value-type="float" office:value="5.25634830358916">
                <text:p>5.25634830358916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1">
                <text:p>61</text:p>
              </table:table-cell>
              <table:table-cell office:value-type="float" office:value="45">
                <text:p>45</text:p>
              </table:table-cell>
              <table:table-cell office:value-type="float" office:value="61">
                <text:p>61</text:p>
              </table:table-cell>
              <table:table-cell office:value-type="float" office:value="5.39346600833718">
                <text:p>5.39346600833718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2">
                <text:p>62</text:p>
              </table:table-cell>
              <table:table-cell office:value-type="float" office:value="45">
                <text:p>45</text:p>
              </table:table-cell>
              <table:table-cell office:value-type="float" office:value="62">
                <text:p>62</text:p>
              </table:table-cell>
              <table:table-cell office:value-type="float" office:value="5.53122978348882">
                <text:p>5.53122978348882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3">
                <text:p>63</text:p>
              </table:table-cell>
              <table:table-cell office:value-type="float" office:value="46">
                <text:p>46</text:p>
              </table:table-cell>
              <table:table-cell office:value-type="float" office:value="63">
                <text:p>63</text:p>
              </table:table-cell>
              <table:table-cell office:value-type="float" office:value="5.66961481922302">
                <text:p>5.66961481922302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4">
                <text:p>64</text:p>
              </table:table-cell>
              <table:table-cell office:value-type="float" office:value="47">
                <text:p>47</text:p>
              </table:table-cell>
              <table:table-cell office:value-type="float" office:value="64">
                <text:p>64</text:p>
              </table:table-cell>
              <table:table-cell office:value-type="float" office:value="5.80859733816834">
                <text:p>5.80859733816834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5">
                <text:p>65</text:p>
              </table:table-cell>
              <table:table-cell office:value-type="float" office:value="48">
                <text:p>48</text:p>
              </table:table-cell>
              <table:table-cell office:value-type="float" office:value="65">
                <text:p>65</text:p>
              </table:table-cell>
              <table:table-cell office:value-type="float" office:value="5.94815455359684">
                <text:p>5.94815455359684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6">
                <text:p>66</text:p>
              </table:table-cell>
              <table:table-cell office:value-type="float" office:value="48">
                <text:p>48</text:p>
              </table:table-cell>
              <table:table-cell office:value-type="float" office:value="66">
                <text:p>66</text:p>
              </table:table-cell>
              <table:table-cell office:value-type="float" office:value="6.0882646288704">
                <text:p>6.0882646288704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7">
                <text:p>67</text:p>
              </table:table-cell>
              <table:table-cell office:value-type="float" office:value="49">
                <text:p>49</text:p>
              </table:table-cell>
              <table:table-cell office:value-type="float" office:value="67">
                <text:p>67</text:p>
              </table:table-cell>
              <table:table-cell office:value-type="float" office:value="6.22890663816578">
                <text:p>6.22890663816578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8">
                <text:p>68</text:p>
              </table:table-cell>
              <table:table-cell office:value-type="float" office:value="50">
                <text:p>50</text:p>
              </table:table-cell>
              <table:table-cell office:value-type="float" office:value="68">
                <text:p>68</text:p>
              </table:table-cell>
              <table:table-cell office:value-type="float" office:value="6.37006052849403">
                <text:p>6.37006052849403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9">
                <text:p>69</text:p>
              </table:table-cell>
              <table:table-cell office:value-type="float" office:value="51">
                <text:p>51</text:p>
              </table:table-cell>
              <table:table-cell office:value-type="float" office:value="69">
                <text:p>69</text:p>
              </table:table-cell>
              <table:table-cell office:value-type="float" office:value="6.51170708302056">
                <text:p>6.51170708302056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0">
                <text:p>70</text:p>
              </table:table-cell>
              <table:table-cell office:value-type="float" office:value="46">
                <text:p>46</text:p>
              </table:table-cell>
              <table:table-cell office:value-type="float" office:value="70">
                <text:p>70</text:p>
              </table:table-cell>
              <table:table-cell office:value-type="float" office:value="6.65382788568453">
                <text:p>6.65382788568453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1">
                <text:p>71</text:p>
              </table:table-cell>
              <table:table-cell office:value-type="float" office:value="47">
                <text:p>47</text:p>
              </table:table-cell>
              <table:table-cell office:value-type="float" office:value="71">
                <text:p>71</text:p>
              </table:table-cell>
              <table:table-cell office:value-type="float" office:value="6.79640528710916">
                <text:p>6.79640528710916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2">
                <text:p>72</text:p>
              </table:table-cell>
              <table:table-cell office:value-type="float" office:value="48">
                <text:p>48</text:p>
              </table:table-cell>
              <table:table-cell office:value-type="float" office:value="72">
                <text:p>72</text:p>
              </table:table-cell>
              <table:table-cell office:value-type="float" office:value="6.93942237178912">
                <text:p>6.93942237178912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3">
                <text:p>73</text:p>
              </table:table-cell>
              <table:table-cell office:value-type="float" office:value="48">
                <text:p>48</text:p>
              </table:table-cell>
              <table:table-cell office:value-type="float" office:value="73">
                <text:p>73</text:p>
              </table:table-cell>
              <table:table-cell office:value-type="float" office:value="7.08286292653599">
                <text:p>7.08286292653599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4">
                <text:p>74</text:p>
              </table:table-cell>
              <table:table-cell office:value-type="float" office:value="49">
                <text:p>49</text:p>
              </table:table-cell>
              <table:table-cell office:value-type="float" office:value="74">
                <text:p>74</text:p>
              </table:table-cell>
              <table:table-cell office:value-type="float" office:value="7.22671141015902">
                <text:p>7.22671141015902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  <table:table-cell office:value-type="float" office:value="50">
                <text:p>50</text:p>
              </table:table-cell>
              <table:table-cell office:value-type="float" office:value="75">
                <text:p>75</text:p>
              </table:table-cell>
              <table:table-cell office:value-type="float" office:value="7.37095292435497">
                <text:p>7.37095292435497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6">
                <text:p>76</text:p>
              </table:table-cell>
              <table:table-cell office:value-type="float" office:value="50">
                <text:p>50</text:p>
              </table:table-cell>
              <table:table-cell office:value-type="float" office:value="76">
                <text:p>76</text:p>
              </table:table-cell>
              <table:table-cell office:value-type="float" office:value="7.51557318577809">
                <text:p>7.51557318577809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7">
                <text:p>77</text:p>
              </table:table-cell>
              <table:table-cell office:value-type="float" office:value="51">
                <text:p>51</text:p>
              </table:table-cell>
              <table:table-cell office:value-type="float" office:value="77">
                <text:p>77</text:p>
              </table:table-cell>
              <table:table-cell office:value-type="float" office:value="7.66055849925939">
                <text:p>7.66055849925939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8">
                <text:p>78</text:p>
              </table:table-cell>
              <table:table-cell office:value-type="float" office:value="52">
                <text:p>52</text:p>
              </table:table-cell>
              <table:table-cell office:value-type="float" office:value="78">
                <text:p>78</text:p>
              </table:table-cell>
              <table:table-cell office:value-type="float" office:value="7.80589573214245">
                <text:p>7.80589573214245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9">
                <text:p>79</text:p>
              </table:table-cell>
              <table:table-cell office:value-type="float" office:value="52">
                <text:p>52</text:p>
              </table:table-cell>
              <table:table-cell office:value-type="float" office:value="79">
                <text:p>79</text:p>
              </table:table-cell>
              <table:table-cell office:value-type="float" office:value="7.95157228970202">
                <text:p>7.95157228970202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53">
                <text:p>53</text:p>
              </table:table-cell>
              <table:table-cell office:value-type="float" office:value="80">
                <text:p>80</text:p>
              </table:table-cell>
              <table:table-cell office:value-type="float" office:value="8.09757609161067">
                <text:p>8.09757609161067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1">
                <text:p>81</text:p>
              </table:table-cell>
              <table:table-cell office:value-type="float" office:value="54">
                <text:p>54</text:p>
              </table:table-cell>
              <table:table-cell office:value-type="float" office:value="81">
                <text:p>81</text:p>
              </table:table-cell>
              <table:table-cell office:value-type="float" office:value="8.24389554941847">
                <text:p>8.24389554941847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2">
                <text:p>82</text:p>
              </table:table-cell>
              <table:table-cell office:value-type="float" office:value="54">
                <text:p>54</text:p>
              </table:table-cell>
              <table:table-cell office:value-type="float" office:value="82">
                <text:p>82</text:p>
              </table:table-cell>
              <table:table-cell office:value-type="float" office:value="8.39051954501017">
                <text:p>8.39051954501017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3">
                <text:p>83</text:p>
              </table:table-cell>
              <table:table-cell office:value-type="float" office:value="55">
                <text:p>55</text:p>
              </table:table-cell>
              <table:table-cell office:value-type="float" office:value="83">
                <text:p>83</text:p>
              </table:table-cell>
              <table:table-cell office:value-type="float" office:value="8.53743741000455">
                <text:p>8.53743741000455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4">
                <text:p>84</text:p>
              </table:table-cell>
              <table:table-cell office:value-type="float" office:value="56">
                <text:p>56</text:p>
              </table:table-cell>
              <table:table-cell office:value-type="float" office:value="84">
                <text:p>84</text:p>
              </table:table-cell>
              <table:table-cell office:value-type="float" office:value="8.68463890606075">
                <text:p>8.68463890606075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5">
                <text:p>85</text:p>
              </table:table-cell>
              <table:table-cell office:value-type="float" office:value="48">
                <text:p>48</text:p>
              </table:table-cell>
              <table:table-cell office:value-type="float" office:value="85">
                <text:p>85</text:p>
              </table:table-cell>
              <table:table-cell office:value-type="float" office:value="8.83211420605677">
                <text:p>8.83211420605677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6">
                <text:p>86</text:p>
              </table:table-cell>
              <table:table-cell office:value-type="float" office:value="49">
                <text:p>49</text:p>
              </table:table-cell>
              <table:table-cell office:value-type="float" office:value="86">
                <text:p>86</text:p>
              </table:table-cell>
              <table:table-cell office:value-type="float" office:value="8.97985387610586">
                <text:p>8.97985387610586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7">
                <text:p>87</text:p>
              </table:table-cell>
              <table:table-cell office:value-type="float" office:value="49">
                <text:p>49</text:p>
              </table:table-cell>
              <table:table-cell office:value-type="float" office:value="87">
                <text:p>87</text:p>
              </table:table-cell>
              <table:table-cell office:value-type="float" office:value="9.12784885837704">
                <text:p>9.12784885837704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8">
                <text:p>88</text:p>
              </table:table-cell>
              <table:table-cell office:value-type="float" office:value="50">
                <text:p>50</text:p>
              </table:table-cell>
              <table:table-cell office:value-type="float" office:value="88">
                <text:p>88</text:p>
              </table:table-cell>
              <table:table-cell office:value-type="float" office:value="9.27609045468705">
                <text:p>9.27609045468705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9">
                <text:p>89</text:p>
              </table:table-cell>
              <table:table-cell office:value-type="float" office:value="50">
                <text:p>50</text:p>
              </table:table-cell>
              <table:table-cell office:value-type="float" office:value="89">
                <text:p>89</text:p>
              </table:table-cell>
              <table:table-cell office:value-type="float" office:value="9.42457031083135">
                <text:p>9.42457031083135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0">
                <text:p>90</text:p>
              </table:table-cell>
              <table:table-cell office:value-type="float" office:value="51">
                <text:p>51</text:p>
              </table:table-cell>
              <table:table-cell office:value-type="float" office:value="90">
                <text:p>90</text:p>
              </table:table-cell>
              <table:table-cell office:value-type="float" office:value="9.57328040162304">
                <text:p>9.57328040162304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1">
                <text:p>91</text:p>
              </table:table-cell>
              <table:table-cell office:value-type="float" office:value="52">
                <text:p>52</text:p>
              </table:table-cell>
              <table:table-cell office:value-type="float" office:value="91">
                <text:p>91</text:p>
              </table:table-cell>
              <table:table-cell office:value-type="float" office:value="9.72221301660942">
                <text:p>9.72221301660942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2">
                <text:p>92</text:p>
              </table:table-cell>
              <table:table-cell office:value-type="float" office:value="52">
                <text:p>52</text:p>
              </table:table-cell>
              <table:table-cell office:value-type="float" office:value="92">
                <text:p>92</text:p>
              </table:table-cell>
              <table:table-cell office:value-type="float" office:value="9.87136074643664">
                <text:p>9.87136074643664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3">
                <text:p>93</text:p>
              </table:table-cell>
              <table:table-cell office:value-type="float" office:value="53">
                <text:p>53</text:p>
              </table:table-cell>
              <table:table-cell office:value-type="float" office:value="93">
                <text:p>93</text:p>
              </table:table-cell>
              <table:table-cell office:value-type="float" office:value="10.0207164698341">
                <text:p>10.0207164698341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4">
                <text:p>94</text:p>
              </table:table-cell>
              <table:table-cell office:value-type="float" office:value="53">
                <text:p>53</text:p>
              </table:table-cell>
              <table:table-cell office:value-type="float" office:value="94">
                <text:p>94</text:p>
              </table:table-cell>
              <table:table-cell office:value-type="float" office:value="10.1702733411912">
                <text:p>10.1702733411912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5">
                <text:p>95</text:p>
              </table:table-cell>
              <table:table-cell office:value-type="float" office:value="54">
                <text:p>54</text:p>
              </table:table-cell>
              <table:table-cell office:value-type="float" office:value="95">
                <text:p>95</text:p>
              </table:table-cell>
              <table:table-cell office:value-type="float" office:value="10.3200247786998">
                <text:p>10.3200247786998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6">
                <text:p>96</text:p>
              </table:table-cell>
              <table:table-cell office:value-type="float" office:value="54">
                <text:p>54</text:p>
              </table:table-cell>
              <table:table-cell office:value-type="float" office:value="96">
                <text:p>96</text:p>
              </table:table-cell>
              <table:table-cell office:value-type="float" office:value="10.4699644530372">
                <text:p>10.4699644530372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7">
                <text:p>97</text:p>
              </table:table-cell>
              <table:table-cell office:value-type="float" office:value="55">
                <text:p>55</text:p>
              </table:table-cell>
              <table:table-cell office:value-type="float" office:value="97">
                <text:p>97</text:p>
              </table:table-cell>
              <table:table-cell office:value-type="float" office:value="10.6200862765646">
                <text:p>10.6200862765646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8">
                <text:p>98</text:p>
              </table:table-cell>
              <table:table-cell office:value-type="float" office:value="56">
                <text:p>56</text:p>
              </table:table-cell>
              <table:table-cell office:value-type="float" office:value="98">
                <text:p>98</text:p>
              </table:table-cell>
              <table:table-cell office:value-type="float" office:value="10.7703843930186">
                <text:p>10.7703843930186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9">
                <text:p>99</text:p>
              </table:table-cell>
              <table:table-cell office:value-type="float" office:value="56">
                <text:p>56</text:p>
              </table:table-cell>
              <table:table-cell office:value-type="float" office:value="99">
                <text:p>99</text:p>
              </table:table-cell>
              <table:table-cell office:value-type="float" office:value="10.9208531676717">
                <text:p>10.9208531676717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57">
                <text:p>57</text:p>
              </table:table-cell>
              <table:table-cell office:value-type="float" office:value="100">
                <text:p>100</text:p>
              </table:table-cell>
              <table:table-cell office:value-type="float" office:value="11.0714871779409">
                <text:p>11.0714871779409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1">
                <text:p>101</text:p>
              </table:table-cell>
              <table:table-cell office:value-type="float" office:value="57">
                <text:p>57</text:p>
              </table:table-cell>
              <table:table-cell office:value-type="float" office:value="101">
                <text:p>101</text:p>
              </table:table-cell>
              <table:table-cell office:value-type="float" office:value="11.2222812044246">
                <text:p>11.2222812044246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2">
                <text:p>102</text:p>
              </table:table-cell>
              <table:table-cell office:value-type="float" office:value="58">
                <text:p>58</text:p>
              </table:table-cell>
              <table:table-cell office:value-type="float" office:value="102">
                <text:p>102</text:p>
              </table:table-cell>
              <table:table-cell office:value-type="float" office:value="11.3732302223456">
                <text:p>11.3732302223456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3">
                <text:p>103</text:p>
              </table:table-cell>
              <table:table-cell office:value-type="float" office:value="58">
                <text:p>58</text:p>
              </table:table-cell>
              <table:table-cell office:value-type="float" office:value="103">
                <text:p>103</text:p>
              </table:table-cell>
              <table:table-cell office:value-type="float" office:value="11.5243293933838">
                <text:p>11.5243293933838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4">
                <text:p>104</text:p>
              </table:table-cell>
              <table:table-cell office:value-type="float" office:value="59">
                <text:p>59</text:p>
              </table:table-cell>
              <table:table-cell office:value-type="float" office:value="104">
                <text:p>104</text:p>
              </table:table-cell>
              <table:table-cell office:value-type="float" office:value="11.6755740578787">
                <text:p>11.6755740578787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5">
                <text:p>105</text:p>
              </table:table-cell>
              <table:table-cell office:value-type="float" office:value="35">
                <text:p>35</text:p>
              </table:table-cell>
              <table:table-cell office:value-type="float" office:value="105">
                <text:p>105</text:p>
              </table:table-cell>
              <table:table-cell office:value-type="float" office:value="11.8269597273849">
                <text:p>11.8269597273849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6">
                <text:p>106</text:p>
              </table:table-cell>
              <table:table-cell office:value-type="float" office:value="35">
                <text:p>35</text:p>
              </table:table-cell>
              <table:table-cell office:value-type="float" office:value="106">
                <text:p>106</text:p>
              </table:table-cell>
              <table:table-cell office:value-type="float" office:value="11.978482077564">
                <text:p>11.978482077564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7">
                <text:p>107</text:p>
              </table:table-cell>
              <table:table-cell office:value-type="float" office:value="35">
                <text:p>35</text:p>
              </table:table-cell>
              <table:table-cell office:value-type="float" office:value="107">
                <text:p>107</text:p>
              </table:table-cell>
              <table:table-cell office:value-type="float" office:value="12.1301369413978">
                <text:p>12.1301369413978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8">
                <text:p>108</text:p>
              </table:table-cell>
              <table:table-cell office:value-type="float" office:value="36">
                <text:p>36</text:p>
              </table:table-cell>
              <table:table-cell office:value-type="float" office:value="108">
                <text:p>108</text:p>
              </table:table-cell>
              <table:table-cell office:value-type="float" office:value="12.2819203027059">
                <text:p>12.2819203027059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9">
                <text:p>109</text:p>
              </table:table-cell>
              <table:table-cell office:value-type="float" office:value="36">
                <text:p>36</text:p>
              </table:table-cell>
              <table:table-cell office:value-type="float" office:value="109">
                <text:p>109</text:p>
              </table:table-cell>
              <table:table-cell office:value-type="float" office:value="12.4338282899555">
                <text:p>12.4338282899555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0">
                <text:p>110</text:p>
              </table:table-cell>
              <table:table-cell office:value-type="float" office:value="36">
                <text:p>36</text:p>
              </table:table-cell>
              <table:table-cell office:value-type="float" office:value="110">
                <text:p>110</text:p>
              </table:table-cell>
              <table:table-cell office:value-type="float" office:value="12.5858571703482">
                <text:p>12.5858571703482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1">
                <text:p>111</text:p>
              </table:table-cell>
              <table:table-cell office:value-type="float" office:value="37">
                <text:p>37</text:p>
              </table:table-cell>
              <table:table-cell office:value-type="float" office:value="111">
                <text:p>111</text:p>
              </table:table-cell>
              <table:table-cell office:value-type="float" office:value="12.7380033441713">
                <text:p>12.7380033441713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2">
                <text:p>112</text:p>
              </table:table-cell>
              <table:table-cell office:value-type="float" office:value="37">
                <text:p>37</text:p>
              </table:table-cell>
              <table:table-cell office:value-type="float" office:value="112">
                <text:p>112</text:p>
              </table:table-cell>
              <table:table-cell office:value-type="float" office:value="12.8902633394007">
                <text:p>12.8902633394007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3">
                <text:p>113</text:p>
              </table:table-cell>
              <table:table-cell office:value-type="float" office:value="37">
                <text:p>37</text:p>
              </table:table-cell>
              <table:table-cell office:value-type="float" office:value="113">
                <text:p>113</text:p>
              </table:table-cell>
              <table:table-cell office:value-type="float" office:value="13.0426338065441">
                <text:p>13.0426338065441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4">
                <text:p>114</text:p>
              </table:table-cell>
              <table:table-cell office:value-type="float" office:value="38">
                <text:p>38</text:p>
              </table:table-cell>
              <table:table-cell office:value-type="float" office:value="114">
                <text:p>114</text:p>
              </table:table-cell>
              <table:table-cell office:value-type="float" office:value="13.1951115137135">
                <text:p>13.1951115137135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5">
                <text:p>115</text:p>
              </table:table-cell>
              <table:table-cell office:value-type="float" office:value="38">
                <text:p>38</text:p>
              </table:table-cell>
              <table:table-cell office:value-type="float" office:value="115">
                <text:p>115</text:p>
              </table:table-cell>
              <table:table-cell office:value-type="float" office:value="13.3476933419142">
                <text:p>13.3476933419142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6">
                <text:p>116</text:p>
              </table:table-cell>
              <table:table-cell office:value-type="float" office:value="38">
                <text:p>38</text:p>
              </table:table-cell>
              <table:table-cell office:value-type="float" office:value="116">
                <text:p>116</text:p>
              </table:table-cell>
              <table:table-cell office:value-type="float" office:value="13.5003762805431">
                <text:p>13.5003762805431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7">
                <text:p>117</text:p>
              </table:table-cell>
              <table:table-cell office:value-type="float" office:value="39">
                <text:p>39</text:p>
              </table:table-cell>
              <table:table-cell office:value-type="float" office:value="117">
                <text:p>117</text:p>
              </table:table-cell>
              <table:table-cell office:value-type="float" office:value="13.653157423084">
                <text:p>13.653157423084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8">
                <text:p>118</text:p>
              </table:table-cell>
              <table:table-cell office:value-type="float" office:value="39">
                <text:p>39</text:p>
              </table:table-cell>
              <table:table-cell office:value-type="float" office:value="118">
                <text:p>118</text:p>
              </table:table-cell>
              <table:table-cell office:value-type="float" office:value="13.806033962992">
                <text:p>13.806033962992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9">
                <text:p>119</text:p>
              </table:table-cell>
              <table:table-cell office:value-type="float" office:value="39">
                <text:p>39</text:p>
              </table:table-cell>
              <table:table-cell office:value-type="float" office:value="119">
                <text:p>119</text:p>
              </table:table-cell>
              <table:table-cell office:value-type="float" office:value="13.9590031897575">
                <text:p>13.9590031897575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0">
                <text:p>120</text:p>
              </table:table-cell>
              <table:table-cell office:value-type="float" office:value="40">
                <text:p>40</text:p>
              </table:table-cell>
              <table:table-cell office:value-type="float" office:value="120">
                <text:p>120</text:p>
              </table:table-cell>
              <table:table-cell office:value-type="float" office:value="14.1120624851416">
                <text:p>14.1120624851416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1">
                <text:p>121</text:p>
              </table:table-cell>
              <table:table-cell office:value-type="float" office:value="40">
                <text:p>40</text:p>
              </table:table-cell>
              <table:table-cell office:value-type="float" office:value="121">
                <text:p>121</text:p>
              </table:table-cell>
              <table:table-cell office:value-type="float" office:value="14.2652093195753">
                <text:p>14.2652093195753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2">
                <text:p>122</text:p>
              </table:table-cell>
              <table:table-cell office:value-type="float" office:value="40">
                <text:p>40</text:p>
              </table:table-cell>
              <table:table-cell office:value-type="float" office:value="122">
                <text:p>122</text:p>
              </table:table-cell>
              <table:table-cell office:value-type="float" office:value="14.4184412487139">
                <text:p>14.4184412487139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3">
                <text:p>123</text:p>
              </table:table-cell>
              <table:table-cell office:value-type="float" office:value="41">
                <text:p>41</text:p>
              </table:table-cell>
              <table:table-cell office:value-type="float" office:value="123">
                <text:p>123</text:p>
              </table:table-cell>
              <table:table-cell office:value-type="float" office:value="14.5717559101403">
                <text:p>14.5717559101403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4">
                <text:p>124</text:p>
              </table:table-cell>
              <table:table-cell office:value-type="float" office:value="41">
                <text:p>41</text:p>
              </table:table-cell>
              <table:table-cell office:value-type="float" office:value="124">
                <text:p>124</text:p>
              </table:table-cell>
              <table:table-cell office:value-type="float" office:value="14.7251510202102">
                <text:p>14.7251510202102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5">
                <text:p>125</text:p>
              </table:table-cell>
              <table:table-cell office:value-type="float" office:value="41">
                <text:p>41</text:p>
              </table:table-cell>
              <table:table-cell office:value-type="float" office:value="125">
                <text:p>125</text:p>
              </table:table-cell>
              <table:table-cell office:value-type="float" office:value="14.8786243710316">
                <text:p>14.8786243710316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6">
                <text:p>126</text:p>
              </table:table-cell>
              <table:table-cell office:value-type="float" office:value="42">
                <text:p>42</text:p>
              </table:table-cell>
              <table:table-cell office:value-type="float" office:value="126">
                <text:p>126</text:p>
              </table:table-cell>
              <table:table-cell office:value-type="float" office:value="15.0321738275739">
                <text:p>15.0321738275739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7">
                <text:p>127</text:p>
              </table:table-cell>
              <table:table-cell office:value-type="float" office:value="42">
                <text:p>42</text:p>
              </table:table-cell>
              <table:table-cell office:value-type="float" office:value="127">
                <text:p>127</text:p>
              </table:table-cell>
              <table:table-cell office:value-type="float" office:value="15.1857973248994">
                <text:p>15.1857973248994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8">
                <text:p>128</text:p>
              </table:table-cell>
              <table:table-cell office:value-type="float" office:value="42">
                <text:p>42</text:p>
              </table:table-cell>
              <table:table-cell office:value-type="float" office:value="128">
                <text:p>128</text:p>
              </table:table-cell>
              <table:table-cell office:value-type="float" office:value="15.3394928655122">
                <text:p>15.3394928655122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9">
                <text:p>129</text:p>
              </table:table-cell>
              <table:table-cell office:value-type="float" office:value="43">
                <text:p>43</text:p>
              </table:table-cell>
              <table:table-cell office:value-type="float" office:value="129">
                <text:p>129</text:p>
              </table:table-cell>
              <table:table-cell office:value-type="float" office:value="15.4932585168191">
                <text:p>15.4932585168191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0">
                <text:p>130</text:p>
              </table:table-cell>
              <table:table-cell office:value-type="float" office:value="43">
                <text:p>43</text:p>
              </table:table-cell>
              <table:table-cell office:value-type="float" office:value="130">
                <text:p>130</text:p>
              </table:table-cell>
              <table:table-cell office:value-type="float" office:value="15.6470924086968">
                <text:p>15.6470924086968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1">
                <text:p>131</text:p>
              </table:table-cell>
              <table:table-cell office:value-type="float" office:value="43">
                <text:p>43</text:p>
              </table:table-cell>
              <table:table-cell office:value-type="float" office:value="131">
                <text:p>131</text:p>
              </table:table-cell>
              <table:table-cell office:value-type="float" office:value="15.8009927311616">
                <text:p>15.8009927311616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2">
                <text:p>132</text:p>
              </table:table-cell>
              <table:table-cell office:value-type="float" office:value="44">
                <text:p>44</text:p>
              </table:table-cell>
              <table:table-cell office:value-type="float" office:value="132">
                <text:p>132</text:p>
              </table:table-cell>
              <table:table-cell office:value-type="float" office:value="15.9549577321354">
                <text:p>15.9549577321354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3">
                <text:p>133</text:p>
              </table:table-cell>
              <table:table-cell office:value-type="float" office:value="44">
                <text:p>44</text:p>
              </table:table-cell>
              <table:table-cell office:value-type="float" office:value="133">
                <text:p>133</text:p>
              </table:table-cell>
              <table:table-cell office:value-type="float" office:value="16.1089857153057">
                <text:p>16.1089857153057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4">
                <text:p>134</text:p>
              </table:table-cell>
              <table:table-cell office:value-type="float" office:value="44">
                <text:p>44</text:p>
              </table:table-cell>
              <table:table-cell office:value-type="float" office:value="134">
                <text:p>134</text:p>
              </table:table-cell>
              <table:table-cell office:value-type="float" office:value="16.263075038073">
                <text:p>16.263075038073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5">
                <text:p>135</text:p>
              </table:table-cell>
              <table:table-cell office:value-type="float" office:value="45">
                <text:p>45</text:p>
              </table:table-cell>
              <table:table-cell office:value-type="float" office:value="135">
                <text:p>135</text:p>
              </table:table-cell>
              <table:table-cell office:value-type="float" office:value="16.4172241095834">
                <text:p>16.4172241095834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6">
                <text:p>136</text:p>
              </table:table-cell>
              <table:table-cell office:value-type="float" office:value="45">
                <text:p>45</text:p>
              </table:table-cell>
              <table:table-cell office:value-type="float" office:value="136">
                <text:p>136</text:p>
              </table:table-cell>
              <table:table-cell office:value-type="float" office:value="16.5714313888423">
                <text:p>16.5714313888423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7">
                <text:p>137</text:p>
              </table:table-cell>
              <table:table-cell office:value-type="float" office:value="45">
                <text:p>45</text:p>
              </table:table-cell>
              <table:table-cell office:value-type="float" office:value="137">
                <text:p>137</text:p>
              </table:table-cell>
              <table:table-cell office:value-type="float" office:value="16.7256953829043">
                <text:p>16.7256953829043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8">
                <text:p>138</text:p>
              </table:table-cell>
              <table:table-cell office:value-type="float" office:value="46">
                <text:p>46</text:p>
              </table:table-cell>
              <table:table-cell office:value-type="float" office:value="138">
                <text:p>138</text:p>
              </table:table-cell>
              <table:table-cell office:value-type="float" office:value="16.8800146451381">
                <text:p>16.8800146451381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9">
                <text:p>139</text:p>
              </table:table-cell>
              <table:table-cell office:value-type="float" office:value="46">
                <text:p>46</text:p>
              </table:table-cell>
              <table:table-cell office:value-type="float" office:value="139">
                <text:p>139</text:p>
              </table:table-cell>
              <table:table-cell office:value-type="float" office:value="17.0343877735605">
                <text:p>17.0343877735605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0">
                <text:p>140</text:p>
              </table:table-cell>
              <table:table-cell office:value-type="float" office:value="46">
                <text:p>46</text:p>
              </table:table-cell>
              <table:table-cell office:value-type="float" office:value="140">
                <text:p>140</text:p>
              </table:table-cell>
              <table:table-cell office:value-type="float" office:value="17.1888134092387">
                <text:p>17.1888134092387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1">
                <text:p>141</text:p>
              </table:table-cell>
              <table:table-cell office:value-type="float" office:value="47">
                <text:p>47</text:p>
              </table:table-cell>
              <table:table-cell office:value-type="float" office:value="141">
                <text:p>141</text:p>
              </table:table-cell>
              <table:table-cell office:value-type="float" office:value="17.3432902347564">
                <text:p>17.3432902347564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2">
                <text:p>142</text:p>
              </table:table-cell>
              <table:table-cell office:value-type="float" office:value="47">
                <text:p>47</text:p>
              </table:table-cell>
              <table:table-cell office:value-type="float" office:value="142">
                <text:p>142</text:p>
              </table:table-cell>
              <table:table-cell office:value-type="float" office:value="17.4978169727416">
                <text:p>17.4978169727416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3">
                <text:p>143</text:p>
              </table:table-cell>
              <table:table-cell office:value-type="float" office:value="47">
                <text:p>47</text:p>
              </table:table-cell>
              <table:table-cell office:value-type="float" office:value="143">
                <text:p>143</text:p>
              </table:table-cell>
              <table:table-cell office:value-type="float" office:value="17.6523923844531">
                <text:p>17.6523923844531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4">
                <text:p>144</text:p>
              </table:table-cell>
              <table:table-cell office:value-type="float" office:value="48">
                <text:p>48</text:p>
              </table:table-cell>
              <table:table-cell office:value-type="float" office:value="144">
                <text:p>144</text:p>
              </table:table-cell>
              <table:table-cell office:value-type="float" office:value="17.8070152684233">
                <text:p>17.8070152684233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5">
                <text:p>145</text:p>
              </table:table-cell>
              <table:table-cell office:value-type="float" office:value="48">
                <text:p>48</text:p>
              </table:table-cell>
              <table:table-cell office:value-type="float" office:value="145">
                <text:p>145</text:p>
              </table:table-cell>
              <table:table-cell office:value-type="float" office:value="17.9616844591542">
                <text:p>17.9616844591542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6">
                <text:p>146</text:p>
              </table:table-cell>
              <table:table-cell office:value-type="float" office:value="48">
                <text:p>48</text:p>
              </table:table-cell>
              <table:table-cell office:value-type="float" office:value="146">
                <text:p>146</text:p>
              </table:table-cell>
              <table:table-cell office:value-type="float" office:value="18.1163988258658">
                <text:p>18.1163988258658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7">
                <text:p>147</text:p>
              </table:table-cell>
              <table:table-cell office:value-type="float" office:value="49">
                <text:p>49</text:p>
              </table:table-cell>
              <table:table-cell office:value-type="float" office:value="147">
                <text:p>147</text:p>
              </table:table-cell>
              <table:table-cell office:value-type="float" office:value="18.2711572712929">
                <text:p>18.2711572712929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8">
                <text:p>148</text:p>
              </table:table-cell>
              <table:table-cell office:value-type="float" office:value="49">
                <text:p>49</text:p>
              </table:table-cell>
              <table:table-cell office:value-type="float" office:value="148">
                <text:p>148</text:p>
              </table:table-cell>
              <table:table-cell office:value-type="float" office:value="18.4259587305289">
                <text:p>18.4259587305289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9">
                <text:p>149</text:p>
              </table:table-cell>
              <table:table-cell office:value-type="float" office:value="49">
                <text:p>49</text:p>
              </table:table-cell>
              <table:table-cell office:value-type="float" office:value="149">
                <text:p>149</text:p>
              </table:table-cell>
              <table:table-cell office:value-type="float" office:value="18.5808021699154">
                <text:p>18.5808021699154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0">
                <text:p>150</text:p>
              </table:table-cell>
              <table:table-cell office:value-type="float" office:value="50">
                <text:p>50</text:p>
              </table:table-cell>
              <table:table-cell office:value-type="float" office:value="150">
                <text:p>150</text:p>
              </table:table-cell>
              <table:table-cell office:value-type="float" office:value="18.7356865859738">
                <text:p>18.7356865859738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1">
                <text:p>151</text:p>
              </table:table-cell>
              <table:table-cell office:value-type="float" office:value="50">
                <text:p>50</text:p>
              </table:table-cell>
              <table:table-cell office:value-type="float" office:value="151">
                <text:p>151</text:p>
              </table:table-cell>
              <table:table-cell office:value-type="float" office:value="18.890611004379">
                <text:p>18.890611004379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2">
                <text:p>152</text:p>
              </table:table-cell>
              <table:table-cell office:value-type="float" office:value="50">
                <text:p>50</text:p>
              </table:table-cell>
              <table:table-cell office:value-type="float" office:value="152">
                <text:p>152</text:p>
              </table:table-cell>
              <table:table-cell office:value-type="float" office:value="19.0455744789721">
                <text:p>19.0455744789721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3">
                <text:p>153</text:p>
              </table:table-cell>
              <table:table-cell office:value-type="float" office:value="51">
                <text:p>51</text:p>
              </table:table-cell>
              <table:table-cell office:value-type="float" office:value="153">
                <text:p>153</text:p>
              </table:table-cell>
              <table:table-cell office:value-type="float" office:value="19.2005760908113">
                <text:p>19.2005760908113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">
                <text:p>154</text:p>
              </table:table-cell>
              <table:table-cell office:value-type="float" office:value="51">
                <text:p>51</text:p>
              </table:table-cell>
              <table:table-cell office:value-type="float" office:value="154">
                <text:p>154</text:p>
              </table:table-cell>
              <table:table-cell office:value-type="float" office:value="19.3556149472587">
                <text:p>19.3556149472587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5">
                <text:p>155</text:p>
              </table:table-cell>
              <table:table-cell office:value-type="float" office:value="51">
                <text:p>51</text:p>
              </table:table-cell>
              <table:table-cell office:value-type="float" office:value="155">
                <text:p>155</text:p>
              </table:table-cell>
              <table:table-cell office:value-type="float" office:value="19.5106901811016">
                <text:p>19.5106901811016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6">
                <text:p>156</text:p>
              </table:table-cell>
              <table:table-cell office:value-type="float" office:value="52">
                <text:p>52</text:p>
              </table:table-cell>
              <table:table-cell office:value-type="float" office:value="156">
                <text:p>156</text:p>
              </table:table-cell>
              <table:table-cell office:value-type="float" office:value="19.6658009497078">
                <text:p>19.6658009497078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7">
                <text:p>157</text:p>
              </table:table-cell>
              <table:table-cell office:value-type="float" office:value="52">
                <text:p>52</text:p>
              </table:table-cell>
              <table:table-cell office:value-type="float" office:value="157">
                <text:p>157</text:p>
              </table:table-cell>
              <table:table-cell office:value-type="float" office:value="19.8209464342116">
                <text:p>19.8209464342116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8">
                <text:p>158</text:p>
              </table:table-cell>
              <table:table-cell office:value-type="float" office:value="52">
                <text:p>52</text:p>
              </table:table-cell>
              <table:table-cell office:value-type="float" office:value="158">
                <text:p>158</text:p>
              </table:table-cell>
              <table:table-cell office:value-type="float" office:value="19.9761258387315">
                <text:p>19.9761258387315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9">
                <text:p>159</text:p>
              </table:table-cell>
              <table:table-cell office:value-type="float" office:value="53">
                <text:p>53</text:p>
              </table:table-cell>
              <table:table-cell office:value-type="float" office:value="159">
                <text:p>159</text:p>
              </table:table-cell>
              <table:table-cell office:value-type="float" office:value="20.1313383896162">
                <text:p>20.1313383896162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0">
                <text:p>160</text:p>
              </table:table-cell>
              <table:table-cell office:value-type="float" office:value="53">
                <text:p>53</text:p>
              </table:table-cell>
              <table:table-cell office:value-type="float" office:value="160">
                <text:p>160</text:p>
              </table:table-cell>
              <table:table-cell office:value-type="float" office:value="20.2865833347188">
                <text:p>20.2865833347188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1">
                <text:p>161</text:p>
              </table:table-cell>
              <table:table-cell office:value-type="float" office:value="53">
                <text:p>53</text:p>
              </table:table-cell>
              <table:table-cell office:value-type="float" office:value="161">
                <text:p>161</text:p>
              </table:table-cell>
              <table:table-cell office:value-type="float" office:value="20.4418599426988">
                <text:p>20.4418599426988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2">
                <text:p>162</text:p>
              </table:table-cell>
              <table:table-cell office:value-type="float" office:value="54">
                <text:p>54</text:p>
              </table:table-cell>
              <table:table-cell office:value-type="float" office:value="162">
                <text:p>162</text:p>
              </table:table-cell>
              <table:table-cell office:value-type="float" office:value="20.5971675023482">
                <text:p>20.5971675023482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3">
                <text:p>163</text:p>
              </table:table-cell>
              <table:table-cell office:value-type="float" office:value="54">
                <text:p>54</text:p>
              </table:table-cell>
              <table:table-cell office:value-type="float" office:value="163">
                <text:p>163</text:p>
              </table:table-cell>
              <table:table-cell office:value-type="float" office:value="20.7525053219441">
                <text:p>20.7525053219441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4">
                <text:p>164</text:p>
              </table:table-cell>
              <table:table-cell office:value-type="float" office:value="54">
                <text:p>54</text:p>
              </table:table-cell>
              <table:table-cell office:value-type="float" office:value="164">
                <text:p>164</text:p>
              </table:table-cell>
              <table:table-cell office:value-type="float" office:value="20.9078727286233">
                <text:p>20.9078727286233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5">
                <text:p>165</text:p>
              </table:table-cell>
              <table:table-cell office:value-type="float" office:value="55">
                <text:p>55</text:p>
              </table:table-cell>
              <table:table-cell office:value-type="float" office:value="165">
                <text:p>165</text:p>
              </table:table-cell>
              <table:table-cell office:value-type="float" office:value="21.0632690677812">
                <text:p>21.0632690677812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6">
                <text:p>166</text:p>
              </table:table-cell>
              <table:table-cell office:value-type="float" office:value="55">
                <text:p>55</text:p>
              </table:table-cell>
              <table:table-cell office:value-type="float" office:value="166">
                <text:p>166</text:p>
              </table:table-cell>
              <table:table-cell office:value-type="float" office:value="21.2186937024914">
                <text:p>21.2186937024914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7">
                <text:p>167</text:p>
              </table:table-cell>
              <table:table-cell office:value-type="float" office:value="55">
                <text:p>55</text:p>
              </table:table-cell>
              <table:table-cell office:value-type="float" office:value="167">
                <text:p>167</text:p>
              </table:table-cell>
              <table:table-cell office:value-type="float" office:value="21.3741460129468">
                <text:p>21.3741460129468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8">
                <text:p>168</text:p>
              </table:table-cell>
              <table:table-cell office:value-type="float" office:value="56">
                <text:p>56</text:p>
              </table:table-cell>
              <table:table-cell office:value-type="float" office:value="168">
                <text:p>168</text:p>
              </table:table-cell>
              <table:table-cell office:value-type="float" office:value="21.5296253959207">
                <text:p>21.5296253959207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9">
                <text:p>169</text:p>
              </table:table-cell>
              <table:table-cell office:value-type="float" office:value="56">
                <text:p>56</text:p>
              </table:table-cell>
              <table:table-cell office:value-type="float" office:value="169">
                <text:p>169</text:p>
              </table:table-cell>
              <table:table-cell office:value-type="float" office:value="21.6851312642469">
                <text:p>21.6851312642469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70">
                <text:p>170</text:p>
              </table:table-cell>
              <table:table-cell office:value-type="float" office:value="56">
                <text:p>56</text:p>
              </table:table-cell>
              <table:table-cell office:value-type="float" office:value="170">
                <text:p>170</text:p>
              </table:table-cell>
              <table:table-cell office:value-type="float" office:value="21.8406630463188">
                <text:p>21.8406630463188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71">
                <text:p>171</text:p>
              </table:table-cell>
              <table:table-cell office:value-type="float" office:value="57">
                <text:p>57</text:p>
              </table:table-cell>
              <table:table-cell office:value-type="float" office:value="171">
                <text:p>171</text:p>
              </table:table-cell>
              <table:table-cell office:value-type="float" office:value="21.9962201856063">
                <text:p>21.9962201856063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72">
                <text:p>172</text:p>
              </table:table-cell>
              <table:table-cell office:value-type="float" office:value="57">
                <text:p>57</text:p>
              </table:table-cell>
              <table:table-cell office:value-type="float" office:value="172">
                <text:p>172</text:p>
              </table:table-cell>
              <table:table-cell office:value-type="float" office:value="22.1518021401892">
                <text:p>22.1518021401892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73">
                <text:p>173</text:p>
              </table:table-cell>
              <table:table-cell office:value-type="float" office:value="57">
                <text:p>57</text:p>
              </table:table-cell>
              <table:table-cell office:value-type="float" office:value="173">
                <text:p>173</text:p>
              </table:table-cell>
              <table:table-cell office:value-type="float" office:value="22.3074083823072">
                <text:p>22.3074083823072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74">
                <text:p>174</text:p>
              </table:table-cell>
              <table:table-cell office:value-type="float" office:value="58">
                <text:p>58</text:p>
              </table:table-cell>
              <table:table-cell office:value-type="float" office:value="174">
                <text:p>174</text:p>
              </table:table-cell>
              <table:table-cell office:value-type="float" office:value="22.4630383979268">
                <text:p>22.4630383979268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75">
                <text:p>175</text:p>
              </table:table-cell>
              <table:table-cell office:value-type="float" office:value="58">
                <text:p>58</text:p>
              </table:table-cell>
              <table:table-cell office:value-type="float" office:value="175">
                <text:p>175</text:p>
              </table:table-cell>
              <table:table-cell office:value-type="float" office:value="22.6186916863212">
                <text:p>22.6186916863212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76">
                <text:p>176</text:p>
              </table:table-cell>
              <table:table-cell office:value-type="float" office:value="58">
                <text:p>58</text:p>
              </table:table-cell>
              <table:table-cell office:value-type="float" office:value="176">
                <text:p>176</text:p>
              </table:table-cell>
              <table:table-cell office:value-type="float" office:value="22.7743677596672">
                <text:p>22.7743677596672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77">
                <text:p>177</text:p>
              </table:table-cell>
              <table:table-cell office:value-type="float" office:value="59">
                <text:p>59</text:p>
              </table:table-cell>
              <table:table-cell office:value-type="float" office:value="177">
                <text:p>177</text:p>
              </table:table-cell>
              <table:table-cell office:value-type="float" office:value="22.9300661426537">
                <text:p>22.9300661426537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78">
                <text:p>178</text:p>
              </table:table-cell>
              <table:table-cell office:value-type="float" office:value="59">
                <text:p>59</text:p>
              </table:table-cell>
              <table:table-cell office:value-type="float" office:value="178">
                <text:p>178</text:p>
              </table:table-cell>
              <table:table-cell office:value-type="float" office:value="23.085786372106">
                <text:p>23.085786372106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79">
                <text:p>179</text:p>
              </table:table-cell>
              <table:table-cell office:value-type="float" office:value="59">
                <text:p>59</text:p>
              </table:table-cell>
              <table:table-cell office:value-type="float" office:value="179">
                <text:p>179</text:p>
              </table:table-cell>
              <table:table-cell office:value-type="float" office:value="23.2415279966211">
                <text:p>23.2415279966211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0">
                <text:p>180</text:p>
              </table:table-cell>
              <table:table-cell office:value-type="float" office:value="60">
                <text:p>60</text:p>
              </table:table-cell>
              <table:table-cell office:value-type="float" office:value="180">
                <text:p>180</text:p>
              </table:table-cell>
              <table:table-cell office:value-type="float" office:value="23.3972905762166">
                <text:p>23.3972905762166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1">
                <text:p>181</text:p>
              </table:table-cell>
              <table:table-cell office:value-type="float" office:value="60">
                <text:p>60</text:p>
              </table:table-cell>
              <table:table-cell office:value-type="float" office:value="181">
                <text:p>181</text:p>
              </table:table-cell>
              <table:table-cell office:value-type="float" office:value="23.553073681991">
                <text:p>23.553073681991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2">
                <text:p>182</text:p>
              </table:table-cell>
              <table:table-cell office:value-type="float" office:value="60">
                <text:p>60</text:p>
              </table:table-cell>
              <table:table-cell office:value-type="float" office:value="182">
                <text:p>182</text:p>
              </table:table-cell>
              <table:table-cell office:value-type="float" office:value="23.7088768957963">
                <text:p>23.7088768957963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3">
                <text:p>183</text:p>
              </table:table-cell>
              <table:table-cell office:value-type="float" office:value="61">
                <text:p>61</text:p>
              </table:table-cell>
              <table:table-cell office:value-type="float" office:value="183">
                <text:p>183</text:p>
              </table:table-cell>
              <table:table-cell office:value-type="float" office:value="23.8646998099202">
                <text:p>23.8646998099202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4">
                <text:p>184</text:p>
              </table:table-cell>
              <table:table-cell office:value-type="float" office:value="61">
                <text:p>61</text:p>
              </table:table-cell>
              <table:table-cell office:value-type="float" office:value="184">
                <text:p>184</text:p>
              </table:table-cell>
              <table:table-cell office:value-type="float" office:value="24.0205420267808">
                <text:p>24.0205420267808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5">
                <text:p>185</text:p>
              </table:table-cell>
              <table:table-cell office:value-type="float" office:value="61">
                <text:p>61</text:p>
              </table:table-cell>
              <table:table-cell office:value-type="float" office:value="185">
                <text:p>185</text:p>
              </table:table-cell>
              <table:table-cell office:value-type="float" office:value="24.1764031586301">
                <text:p>24.1764031586301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6">
                <text:p>186</text:p>
              </table:table-cell>
              <table:table-cell office:value-type="float" office:value="62">
                <text:p>62</text:p>
              </table:table-cell>
              <table:table-cell office:value-type="float" office:value="186">
                <text:p>186</text:p>
              </table:table-cell>
              <table:table-cell office:value-type="float" office:value="24.332282827268">
                <text:p>24.332282827268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7">
                <text:p>187</text:p>
              </table:table-cell>
              <table:table-cell office:value-type="float" office:value="62">
                <text:p>62</text:p>
              </table:table-cell>
              <table:table-cell office:value-type="float" office:value="187">
                <text:p>187</text:p>
              </table:table-cell>
              <table:table-cell office:value-type="float" office:value="24.4881806637661">
                <text:p>24.4881806637661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8">
                <text:p>188</text:p>
              </table:table-cell>
              <table:table-cell office:value-type="float" office:value="62">
                <text:p>62</text:p>
              </table:table-cell>
              <table:table-cell office:value-type="float" office:value="188">
                <text:p>188</text:p>
              </table:table-cell>
              <table:table-cell office:value-type="float" office:value="24.6440963081997">
                <text:p>24.6440963081997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9">
                <text:p>189</text:p>
              </table:table-cell>
              <table:table-cell office:value-type="float" office:value="63">
                <text:p>63</text:p>
              </table:table-cell>
              <table:table-cell office:value-type="float" office:value="189">
                <text:p>189</text:p>
              </table:table-cell>
              <table:table-cell office:value-type="float" office:value="24.8000294093898">
                <text:p>24.8000294093898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90">
                <text:p>190</text:p>
              </table:table-cell>
              <table:table-cell office:value-type="float" office:value="63">
                <text:p>63</text:p>
              </table:table-cell>
              <table:table-cell office:value-type="float" office:value="190">
                <text:p>190</text:p>
              </table:table-cell>
              <table:table-cell office:value-type="float" office:value="24.9559796246524">
                <text:p>24.9559796246524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91">
                <text:p>191</text:p>
              </table:table-cell>
              <table:table-cell office:value-type="float" office:value="63">
                <text:p>63</text:p>
              </table:table-cell>
              <table:table-cell office:value-type="float" office:value="191">
                <text:p>191</text:p>
              </table:table-cell>
              <table:table-cell office:value-type="float" office:value="25.1119466195571">
                <text:p>25.1119466195571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92">
                <text:p>192</text:p>
              </table:table-cell>
              <table:table-cell office:value-type="float" office:value="64">
                <text:p>64</text:p>
              </table:table-cell>
              <table:table-cell office:value-type="float" office:value="192">
                <text:p>192</text:p>
              </table:table-cell>
              <table:table-cell office:value-type="float" office:value="25.2679300676928">
                <text:p>25.2679300676928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93">
                <text:p>193</text:p>
              </table:table-cell>
              <table:table-cell office:value-type="float" office:value="64">
                <text:p>64</text:p>
              </table:table-cell>
              <table:table-cell office:value-type="float" office:value="193">
                <text:p>193</text:p>
              </table:table-cell>
              <table:table-cell office:value-type="float" office:value="25.4239296504415">
                <text:p>25.4239296504415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94">
                <text:p>194</text:p>
              </table:table-cell>
              <table:table-cell office:value-type="float" office:value="64">
                <text:p>64</text:p>
              </table:table-cell>
              <table:table-cell office:value-type="float" office:value="194">
                <text:p>194</text:p>
              </table:table-cell>
              <table:table-cell office:value-type="float" office:value="25.5799450567585">
                <text:p>25.5799450567585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95">
                <text:p>195</text:p>
              </table:table-cell>
              <table:table-cell office:value-type="float" office:value="65">
                <text:p>65</text:p>
              </table:table-cell>
              <table:table-cell office:value-type="float" office:value="195">
                <text:p>195</text:p>
              </table:table-cell>
              <table:table-cell office:value-type="float" office:value="25.7359759829613">
                <text:p>25.7359759829613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96">
                <text:p>196</text:p>
              </table:table-cell>
              <table:table-cell office:value-type="float" office:value="65">
                <text:p>65</text:p>
              </table:table-cell>
              <table:table-cell office:value-type="float" office:value="196">
                <text:p>196</text:p>
              </table:table-cell>
              <table:table-cell office:value-type="float" office:value="25.8920221325235">
                <text:p>25.8920221325235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97">
                <text:p>197</text:p>
              </table:table-cell>
              <table:table-cell office:value-type="float" office:value="65">
                <text:p>65</text:p>
              </table:table-cell>
              <table:table-cell office:value-type="float" office:value="197">
                <text:p>197</text:p>
              </table:table-cell>
              <table:table-cell office:value-type="float" office:value="26.0480832158765">
                <text:p>26.0480832158765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98">
                <text:p>198</text:p>
              </table:table-cell>
              <table:table-cell office:value-type="float" office:value="66">
                <text:p>66</text:p>
              </table:table-cell>
              <table:table-cell office:value-type="float" office:value="198">
                <text:p>198</text:p>
              </table:table-cell>
              <table:table-cell office:value-type="float" office:value="26.2041589502169">
                <text:p>26.2041589502169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99">
                <text:p>199</text:p>
              </table:table-cell>
              <table:table-cell office:value-type="float" office:value="66">
                <text:p>66</text:p>
              </table:table-cell>
              <table:table-cell office:value-type="float" office:value="199">
                <text:p>199</text:p>
              </table:table-cell>
              <table:table-cell office:value-type="float" office:value="26.3602490593202">
                <text:p>26.3602490593202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  <table:table-cell office:value-type="float" office:value="66">
                <text:p>66</text:p>
              </table:table-cell>
              <table:table-cell office:value-type="float" office:value="200">
                <text:p>200</text:p>
              </table:table-cell>
              <table:table-cell office:value-type="float" office:value="26.5163532733607">
                <text:p>26.5163532733607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1">
                <text:p>201</text:p>
              </table:table-cell>
              <table:table-cell office:value-type="float" office:value="67">
                <text:p>67</text:p>
              </table:table-cell>
              <table:table-cell office:value-type="float" office:value="201">
                <text:p>201</text:p>
              </table:table-cell>
              <table:table-cell office:value-type="float" office:value="26.672471328736">
                <text:p>26.672471328736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2">
                <text:p>202</text:p>
              </table:table-cell>
              <table:table-cell office:value-type="float" office:value="67">
                <text:p>67</text:p>
              </table:table-cell>
              <table:table-cell office:value-type="float" office:value="202">
                <text:p>202</text:p>
              </table:table-cell>
              <table:table-cell office:value-type="float" office:value="26.8286029678986">
                <text:p>26.8286029678986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3">
                <text:p>203</text:p>
              </table:table-cell>
              <table:table-cell office:value-type="float" office:value="67">
                <text:p>67</text:p>
              </table:table-cell>
              <table:table-cell office:value-type="float" office:value="203">
                <text:p>203</text:p>
              </table:table-cell>
              <table:table-cell office:value-type="float" office:value="26.9847479391911">
                <text:p>26.9847479391911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4">
                <text:p>204</text:p>
              </table:table-cell>
              <table:table-cell office:value-type="float" office:value="68">
                <text:p>68</text:p>
              </table:table-cell>
              <table:table-cell office:value-type="float" office:value="204">
                <text:p>204</text:p>
              </table:table-cell>
              <table:table-cell office:value-type="float" office:value="27.1409059966878">
                <text:p>27.1409059966878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5">
                <text:p>205</text:p>
              </table:table-cell>
              <table:table-cell office:value-type="float" office:value="68">
                <text:p>68</text:p>
              </table:table-cell>
              <table:table-cell office:value-type="float" office:value="205">
                <text:p>205</text:p>
              </table:table-cell>
              <table:table-cell office:value-type="float" office:value="27.2970769000403">
                <text:p>27.2970769000403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6">
                <text:p>206</text:p>
              </table:table-cell>
              <table:table-cell office:value-type="float" office:value="68">
                <text:p>68</text:p>
              </table:table-cell>
              <table:table-cell office:value-type="float" office:value="206">
                <text:p>206</text:p>
              </table:table-cell>
              <table:table-cell office:value-type="float" office:value="27.4532604143286">
                <text:p>27.4532604143286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7">
                <text:p>207</text:p>
              </table:table-cell>
              <table:table-cell office:value-type="float" office:value="69">
                <text:p>69</text:p>
              </table:table-cell>
              <table:table-cell office:value-type="float" office:value="207">
                <text:p>207</text:p>
              </table:table-cell>
              <table:table-cell office:value-type="float" office:value="27.6094563099162">
                <text:p>27.6094563099162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8">
                <text:p>208</text:p>
              </table:table-cell>
              <table:table-cell office:value-type="float" office:value="69">
                <text:p>69</text:p>
              </table:table-cell>
              <table:table-cell office:value-type="float" office:value="208">
                <text:p>208</text:p>
              </table:table-cell>
              <table:table-cell office:value-type="float" office:value="27.7656643623096">
                <text:p>27.7656643623096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9">
                <text:p>209</text:p>
              </table:table-cell>
              <table:table-cell office:value-type="float" office:value="69">
                <text:p>69</text:p>
              </table:table-cell>
              <table:table-cell office:value-type="float" office:value="209">
                <text:p>209</text:p>
              </table:table-cell>
              <table:table-cell office:value-type="float" office:value="27.9218843520231">
                <text:p>27.9218843520231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0">
                <text:p>210</text:p>
              </table:table-cell>
              <table:table-cell office:value-type="float" office:value="70">
                <text:p>70</text:p>
              </table:table-cell>
              <table:table-cell office:value-type="float" office:value="210">
                <text:p>210</text:p>
              </table:table-cell>
              <table:table-cell office:value-type="float" office:value="28.0781160644459">
                <text:p>28.0781160644459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1">
                <text:p>211</text:p>
              </table:table-cell>
              <table:table-cell office:value-type="float" office:value="70">
                <text:p>70</text:p>
              </table:table-cell>
              <table:table-cell office:value-type="float" office:value="211">
                <text:p>211</text:p>
              </table:table-cell>
              <table:table-cell office:value-type="float" office:value="28.2343592897151">
                <text:p>28.2343592897151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2">
                <text:p>212</text:p>
              </table:table-cell>
              <table:table-cell office:value-type="float" office:value="70">
                <text:p>70</text:p>
              </table:table-cell>
              <table:table-cell office:value-type="float" office:value="212">
                <text:p>212</text:p>
              </table:table-cell>
              <table:table-cell office:value-type="float" office:value="28.390613822591">
                <text:p>28.390613822591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3">
                <text:p>213</text:p>
              </table:table-cell>
              <table:table-cell office:value-type="float" office:value="71">
                <text:p>71</text:p>
              </table:table-cell>
              <table:table-cell office:value-type="float" office:value="213">
                <text:p>213</text:p>
              </table:table-cell>
              <table:table-cell office:value-type="float" office:value="28.5468794623374">
                <text:p>28.5468794623374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4">
                <text:p>214</text:p>
              </table:table-cell>
              <table:table-cell office:value-type="float" office:value="71">
                <text:p>71</text:p>
              </table:table-cell>
              <table:table-cell office:value-type="float" office:value="214">
                <text:p>214</text:p>
              </table:table-cell>
              <table:table-cell office:value-type="float" office:value="28.7031560126044">
                <text:p>28.7031560126044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5">
                <text:p>215</text:p>
              </table:table-cell>
              <table:table-cell office:value-type="float" office:value="71">
                <text:p>71</text:p>
              </table:table-cell>
              <table:table-cell office:value-type="float" office:value="215">
                <text:p>215</text:p>
              </table:table-cell>
              <table:table-cell office:value-type="float" office:value="28.8594432813152">
                <text:p>28.8594432813152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6">
                <text:p>216</text:p>
              </table:table-cell>
              <table:table-cell office:value-type="float" office:value="72">
                <text:p>72</text:p>
              </table:table-cell>
              <table:table-cell office:value-type="float" office:value="216">
                <text:p>216</text:p>
              </table:table-cell>
              <table:table-cell office:value-type="float" office:value="29.0157410805567">
                <text:p>29.0157410805567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7">
                <text:p>217</text:p>
              </table:table-cell>
              <table:table-cell office:value-type="float" office:value="72">
                <text:p>72</text:p>
              </table:table-cell>
              <table:table-cell office:value-type="float" office:value="217">
                <text:p>217</text:p>
              </table:table-cell>
              <table:table-cell office:value-type="float" office:value="29.1720492264721">
                <text:p>29.1720492264721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8">
                <text:p>218</text:p>
              </table:table-cell>
              <table:table-cell office:value-type="float" office:value="72">
                <text:p>72</text:p>
              </table:table-cell>
              <table:table-cell office:value-type="float" office:value="218">
                <text:p>218</text:p>
              </table:table-cell>
              <table:table-cell office:value-type="float" office:value="29.328367539158">
                <text:p>29.328367539158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9">
                <text:p>219</text:p>
              </table:table-cell>
              <table:table-cell office:value-type="float" office:value="73">
                <text:p>73</text:p>
              </table:table-cell>
              <table:table-cell office:value-type="float" office:value="219">
                <text:p>219</text:p>
              </table:table-cell>
              <table:table-cell office:value-type="float" office:value="29.4846958425638">
                <text:p>29.4846958425638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0">
                <text:p>220</text:p>
              </table:table-cell>
              <table:table-cell office:value-type="float" office:value="73">
                <text:p>73</text:p>
              </table:table-cell>
              <table:table-cell office:value-type="float" office:value="220">
                <text:p>220</text:p>
              </table:table-cell>
              <table:table-cell office:value-type="float" office:value="29.6410339643938">
                <text:p>29.6410339643938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1">
                <text:p>221</text:p>
              </table:table-cell>
              <table:table-cell office:value-type="float" office:value="73">
                <text:p>73</text:p>
              </table:table-cell>
              <table:table-cell office:value-type="float" office:value="221">
                <text:p>221</text:p>
              </table:table-cell>
              <table:table-cell office:value-type="float" office:value="29.797381736013">
                <text:p>29.797381736013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2">
                <text:p>222</text:p>
              </table:table-cell>
              <table:table-cell office:value-type="float" office:value="74">
                <text:p>74</text:p>
              </table:table-cell>
              <table:table-cell office:value-type="float" office:value="222">
                <text:p>222</text:p>
              </table:table-cell>
              <table:table-cell office:value-type="float" office:value="29.9537389923549">
                <text:p>29.9537389923549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3">
                <text:p>223</text:p>
              </table:table-cell>
              <table:table-cell office:value-type="float" office:value="74">
                <text:p>74</text:p>
              </table:table-cell>
              <table:table-cell office:value-type="float" office:value="223">
                <text:p>223</text:p>
              </table:table-cell>
              <table:table-cell office:value-type="float" office:value="30.1101055718321">
                <text:p>30.1101055718321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4">
                <text:p>224</text:p>
              </table:table-cell>
              <table:table-cell office:value-type="float" office:value="74">
                <text:p>74</text:p>
              </table:table-cell>
              <table:table-cell office:value-type="float" office:value="224">
                <text:p>224</text:p>
              </table:table-cell>
              <table:table-cell office:value-type="float" office:value="30.2664813162498">
                <text:p>30.2664813162498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5">
                <text:p>225</text:p>
              </table:table-cell>
              <table:table-cell office:value-type="float" office:value="75">
                <text:p>75</text:p>
              </table:table-cell>
              <table:table-cell office:value-type="float" office:value="225">
                <text:p>225</text:p>
              </table:table-cell>
              <table:table-cell office:value-type="float" office:value="30.4228660707215">
                <text:p>30.4228660707215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6">
                <text:p>226</text:p>
              </table:table-cell>
              <table:table-cell office:value-type="float" office:value="75">
                <text:p>75</text:p>
              </table:table-cell>
              <table:table-cell office:value-type="float" office:value="226">
                <text:p>226</text:p>
              </table:table-cell>
              <table:table-cell office:value-type="float" office:value="30.5792596835868">
                <text:p>30.5792596835868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7">
                <text:p>227</text:p>
              </table:table-cell>
              <table:table-cell office:value-type="float" office:value="75">
                <text:p>75</text:p>
              </table:table-cell>
              <table:table-cell office:value-type="float" office:value="227">
                <text:p>227</text:p>
              </table:table-cell>
              <table:table-cell office:value-type="float" office:value="30.7356620063325">
                <text:p>30.7356620063325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8">
                <text:p>228</text:p>
              </table:table-cell>
              <table:table-cell office:value-type="float" office:value="76">
                <text:p>76</text:p>
              </table:table-cell>
              <table:table-cell office:value-type="float" office:value="228">
                <text:p>228</text:p>
              </table:table-cell>
              <table:table-cell office:value-type="float" office:value="30.8920728935149">
                <text:p>30.8920728935149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9">
                <text:p>229</text:p>
              </table:table-cell>
              <table:table-cell office:value-type="float" office:value="76">
                <text:p>76</text:p>
              </table:table-cell>
              <table:table-cell office:value-type="float" office:value="229">
                <text:p>229</text:p>
              </table:table-cell>
              <table:table-cell office:value-type="float" office:value="31.0484922026849">
                <text:p>31.0484922026849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0">
                <text:p>230</text:p>
              </table:table-cell>
              <table:table-cell office:value-type="float" office:value="76">
                <text:p>76</text:p>
              </table:table-cell>
              <table:table-cell office:value-type="float" office:value="230">
                <text:p>230</text:p>
              </table:table-cell>
              <table:table-cell office:value-type="float" office:value="31.2049197943147">
                <text:p>31.2049197943147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1">
                <text:p>231</text:p>
              </table:table-cell>
              <table:table-cell office:value-type="float" office:value="77">
                <text:p>77</text:p>
              </table:table-cell>
              <table:table-cell office:value-type="float" office:value="231">
                <text:p>231</text:p>
              </table:table-cell>
              <table:table-cell office:value-type="float" office:value="31.3613555317276">
                <text:p>31.3613555317276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2">
                <text:p>232</text:p>
              </table:table-cell>
              <table:table-cell office:value-type="float" office:value="77">
                <text:p>77</text:p>
              </table:table-cell>
              <table:table-cell office:value-type="float" office:value="232">
                <text:p>232</text:p>
              </table:table-cell>
              <table:table-cell office:value-type="float" office:value="31.5177992810283">
                <text:p>31.5177992810283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3">
                <text:p>233</text:p>
              </table:table-cell>
              <table:table-cell office:value-type="float" office:value="77">
                <text:p>77</text:p>
              </table:table-cell>
              <table:table-cell office:value-type="float" office:value="233">
                <text:p>233</text:p>
              </table:table-cell>
              <table:table-cell office:value-type="float" office:value="31.6742509110362">
                <text:p>31.6742509110362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4">
                <text:p>234</text:p>
              </table:table-cell>
              <table:table-cell office:value-type="float" office:value="78">
                <text:p>78</text:p>
              </table:table-cell>
              <table:table-cell office:value-type="float" office:value="234">
                <text:p>234</text:p>
              </table:table-cell>
              <table:table-cell office:value-type="float" office:value="31.8307102932204">
                <text:p>31.8307102932204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5">
                <text:p>235</text:p>
              </table:table-cell>
              <table:table-cell office:value-type="float" office:value="78">
                <text:p>78</text:p>
              </table:table-cell>
              <table:table-cell office:value-type="float" office:value="235">
                <text:p>235</text:p>
              </table:table-cell>
              <table:table-cell office:value-type="float" office:value="31.9871773016361">
                <text:p>31.9871773016361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6">
                <text:p>236</text:p>
              </table:table-cell>
              <table:table-cell office:value-type="float" office:value="78">
                <text:p>78</text:p>
              </table:table-cell>
              <table:table-cell office:value-type="float" office:value="236">
                <text:p>236</text:p>
              </table:table-cell>
              <table:table-cell office:value-type="float" office:value="32.1436518128628">
                <text:p>32.1436518128628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7">
                <text:p>237</text:p>
              </table:table-cell>
              <table:table-cell office:value-type="float" office:value="79">
                <text:p>79</text:p>
              </table:table-cell>
              <table:table-cell office:value-type="float" office:value="237">
                <text:p>237</text:p>
              </table:table-cell>
              <table:table-cell office:value-type="float" office:value="32.300133705945">
                <text:p>32.300133705945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8">
                <text:p>238</text:p>
              </table:table-cell>
              <table:table-cell office:value-type="float" office:value="79">
                <text:p>79</text:p>
              </table:table-cell>
              <table:table-cell office:value-type="float" office:value="238">
                <text:p>238</text:p>
              </table:table-cell>
              <table:table-cell office:value-type="float" office:value="32.4566228623332">
                <text:p>32.4566228623332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9">
                <text:p>239</text:p>
              </table:table-cell>
              <table:table-cell office:value-type="float" office:value="79">
                <text:p>79</text:p>
              </table:table-cell>
              <table:table-cell office:value-type="float" office:value="239">
                <text:p>239</text:p>
              </table:table-cell>
              <table:table-cell office:value-type="float" office:value="32.6131191658277">
                <text:p>32.6131191658277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0">
                <text:p>240</text:p>
              </table:table-cell>
              <table:table-cell office:value-type="float" office:value="80">
                <text:p>80</text:p>
              </table:table-cell>
              <table:table-cell office:value-type="float" office:value="240">
                <text:p>240</text:p>
              </table:table-cell>
              <table:table-cell office:value-type="float" office:value="32.7696225025231">
                <text:p>32.7696225025231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1">
                <text:p>241</text:p>
              </table:table-cell>
              <table:table-cell office:value-type="float" office:value="80">
                <text:p>80</text:p>
              </table:table-cell>
              <table:table-cell office:value-type="float" office:value="241">
                <text:p>241</text:p>
              </table:table-cell>
              <table:table-cell office:value-type="float" office:value="32.9261327607549">
                <text:p>32.9261327607549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2">
                <text:p>242</text:p>
              </table:table-cell>
              <table:table-cell office:value-type="float" office:value="80">
                <text:p>80</text:p>
              </table:table-cell>
              <table:table-cell office:value-type="float" office:value="242">
                <text:p>242</text:p>
              </table:table-cell>
              <table:table-cell office:value-type="float" office:value="33.0826498310472">
                <text:p>33.0826498310472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3">
                <text:p>243</text:p>
              </table:table-cell>
              <table:table-cell office:value-type="float" office:value="81">
                <text:p>81</text:p>
              </table:table-cell>
              <table:table-cell office:value-type="float" office:value="243">
                <text:p>243</text:p>
              </table:table-cell>
              <table:table-cell office:value-type="float" office:value="33.2391736060615">
                <text:p>33.2391736060615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4">
                <text:p>244</text:p>
              </table:table-cell>
              <table:table-cell office:value-type="float" office:value="81">
                <text:p>81</text:p>
              </table:table-cell>
              <table:table-cell office:value-type="float" office:value="244">
                <text:p>244</text:p>
              </table:table-cell>
              <table:table-cell office:value-type="float" office:value="33.3957039805478">
                <text:p>33.3957039805478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5">
                <text:p>245</text:p>
              </table:table-cell>
              <table:table-cell office:value-type="float" office:value="81">
                <text:p>81</text:p>
              </table:table-cell>
              <table:table-cell office:value-type="float" office:value="245">
                <text:p>245</text:p>
              </table:table-cell>
              <table:table-cell office:value-type="float" office:value="33.5522408512963">
                <text:p>33.5522408512963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6">
                <text:p>246</text:p>
              </table:table-cell>
              <table:table-cell office:value-type="float" office:value="82">
                <text:p>82</text:p>
              </table:table-cell>
              <table:table-cell office:value-type="float" office:value="246">
                <text:p>246</text:p>
              </table:table-cell>
              <table:table-cell office:value-type="float" office:value="33.7087841170901">
                <text:p>33.7087841170901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7">
                <text:p>247</text:p>
              </table:table-cell>
              <table:table-cell office:value-type="float" office:value="82">
                <text:p>82</text:p>
              </table:table-cell>
              <table:table-cell office:value-type="float" office:value="247">
                <text:p>247</text:p>
              </table:table-cell>
              <table:table-cell office:value-type="float" office:value="33.8653336786601">
                <text:p>33.8653336786601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8">
                <text:p>248</text:p>
              </table:table-cell>
              <table:table-cell office:value-type="float" office:value="82">
                <text:p>82</text:p>
              </table:table-cell>
              <table:table-cell office:value-type="float" office:value="248">
                <text:p>248</text:p>
              </table:table-cell>
              <table:table-cell office:value-type="float" office:value="34.0218894386404">
                <text:p>34.0218894386404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9">
                <text:p>249</text:p>
              </table:table-cell>
              <table:table-cell office:value-type="float" office:value="83">
                <text:p>83</text:p>
              </table:table-cell>
              <table:table-cell office:value-type="float" office:value="249">
                <text:p>249</text:p>
              </table:table-cell>
              <table:table-cell office:value-type="float" office:value="34.1784513015249">
                <text:p>34.1784513015249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0">
                <text:p>250</text:p>
              </table:table-cell>
              <table:table-cell office:value-type="float" office:value="83">
                <text:p>83</text:p>
              </table:table-cell>
              <table:table-cell office:value-type="float" office:value="250">
                <text:p>250</text:p>
              </table:table-cell>
              <table:table-cell office:value-type="float" office:value="34.3350191736254">
                <text:p>34.3350191736254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1">
                <text:p>251</text:p>
              </table:table-cell>
              <table:table-cell office:value-type="float" office:value="83">
                <text:p>83</text:p>
              </table:table-cell>
              <table:table-cell office:value-type="float" office:value="251">
                <text:p>251</text:p>
              </table:table-cell>
              <table:table-cell office:value-type="float" office:value="34.4915929630304">
                <text:p>34.4915929630304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2">
                <text:p>252</text:p>
              </table:table-cell>
              <table:table-cell office:value-type="float" office:value="84">
                <text:p>84</text:p>
              </table:table-cell>
              <table:table-cell office:value-type="float" office:value="252">
                <text:p>252</text:p>
              </table:table-cell>
              <table:table-cell office:value-type="float" office:value="34.6481725795652">
                <text:p>34.6481725795652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3">
                <text:p>253</text:p>
              </table:table-cell>
              <table:table-cell office:value-type="float" office:value="84">
                <text:p>84</text:p>
              </table:table-cell>
              <table:table-cell office:value-type="float" office:value="253">
                <text:p>253</text:p>
              </table:table-cell>
              <table:table-cell office:value-type="float" office:value="34.8047579347529">
                <text:p>34.8047579347529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4">
                <text:p>254</text:p>
              </table:table-cell>
              <table:table-cell office:value-type="float" office:value="84">
                <text:p>84</text:p>
              </table:table-cell>
              <table:table-cell office:value-type="float" office:value="254">
                <text:p>254</text:p>
              </table:table-cell>
              <table:table-cell office:value-type="float" office:value="34.9613489417769">
                <text:p>34.9613489417769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85">
                <text:p>85</text:p>
              </table:table-cell>
              <table:table-cell office:value-type="float" office:value="255">
                <text:p>255</text:p>
              </table:table-cell>
              <table:table-cell office:value-type="float" office:value="35.1179455154433">
                <text:p>35.1179455154433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6">
                <text:p>256</text:p>
              </table:table-cell>
              <table:table-cell office:value-type="float" office:value="0">
                <text:p>0</text:p>
              </table:table-cell>
              <table:table-cell office:value-type="float" office:value="256">
                <text:p>256</text:p>
              </table:table-cell>
              <table:table-cell office:value-type="float" office:value="35.2745475721452">
                <text:p>35.2745475721452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7">
                <text:p>257</text:p>
              </table:table-cell>
              <table:table-cell office:value-type="float" office:value="0">
                <text:p>0</text:p>
              </table:table-cell>
              <table:table-cell office:value-type="float" office:value="257">
                <text:p>257</text:p>
              </table:table-cell>
              <table:table-cell office:value-type="float" office:value="35.4311550298279">
                <text:p>35.4311550298279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8">
                <text:p>258</text:p>
              </table:table-cell>
              <table:table-cell office:value-type="float" office:value="1">
                <text:p>1</text:p>
              </table:table-cell>
              <table:table-cell office:value-type="float" office:value="258">
                <text:p>258</text:p>
              </table:table-cell>
              <table:table-cell office:value-type="float" office:value="35.5877678079545">
                <text:p>35.5877678079545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9">
                <text:p>259</text:p>
              </table:table-cell>
              <table:table-cell office:value-type="float" office:value="2">
                <text:p>2</text:p>
              </table:table-cell>
              <table:table-cell office:value-type="float" office:value="259">
                <text:p>259</text:p>
              </table:table-cell>
              <table:table-cell office:value-type="float" office:value="35.7443858274722">
                <text:p>35.7443858274722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60">
                <text:p>260</text:p>
              </table:table-cell>
              <table:table-cell office:value-type="float" office:value="2">
                <text:p>2</text:p>
              </table:table-cell>
              <table:table-cell office:value-type="float" office:value="260">
                <text:p>260</text:p>
              </table:table-cell>
              <table:table-cell office:value-type="float" office:value="35.9010090107807">
                <text:p>35.9010090107807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61">
                <text:p>261</text:p>
              </table:table-cell>
              <table:table-cell office:value-type="float" office:value="3">
                <text:p>3</text:p>
              </table:table-cell>
              <table:table-cell office:value-type="float" office:value="261">
                <text:p>261</text:p>
              </table:table-cell>
              <table:table-cell office:value-type="float" office:value="36.0576372816997">
                <text:p>36.0576372816997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62">
                <text:p>262</text:p>
              </table:table-cell>
              <table:table-cell office:value-type="float" office:value="4">
                <text:p>4</text:p>
              </table:table-cell>
              <table:table-cell office:value-type="float" office:value="262">
                <text:p>262</text:p>
              </table:table-cell>
              <table:table-cell office:value-type="float" office:value="36.2142705654385">
                <text:p>36.2142705654385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63">
                <text:p>263</text:p>
              </table:table-cell>
              <table:table-cell office:value-type="float" office:value="5">
                <text:p>5</text:p>
              </table:table-cell>
              <table:table-cell office:value-type="float" office:value="263">
                <text:p>263</text:p>
              </table:table-cell>
              <table:table-cell office:value-type="float" office:value="36.3709087885659">
                <text:p>36.3709087885659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64">
                <text:p>264</text:p>
              </table:table-cell>
              <table:table-cell office:value-type="float" office:value="5">
                <text:p>5</text:p>
              </table:table-cell>
              <table:table-cell office:value-type="float" office:value="264">
                <text:p>264</text:p>
              </table:table-cell>
              <table:table-cell office:value-type="float" office:value="36.5275518789808">
                <text:p>36.5275518789808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65">
                <text:p>265</text:p>
              </table:table-cell>
              <table:table-cell office:value-type="float" office:value="6">
                <text:p>6</text:p>
              </table:table-cell>
              <table:table-cell office:value-type="float" office:value="265">
                <text:p>265</text:p>
              </table:table-cell>
              <table:table-cell office:value-type="float" office:value="36.6841997658835">
                <text:p>36.6841997658835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66">
                <text:p>266</text:p>
              </table:table-cell>
              <table:table-cell office:value-type="float" office:value="7">
                <text:p>7</text:p>
              </table:table-cell>
              <table:table-cell office:value-type="float" office:value="266">
                <text:p>266</text:p>
              </table:table-cell>
              <table:table-cell office:value-type="float" office:value="36.840852379748">
                <text:p>36.840852379748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67">
                <text:p>267</text:p>
              </table:table-cell>
              <table:table-cell office:value-type="float" office:value="8">
                <text:p>8</text:p>
              </table:table-cell>
              <table:table-cell office:value-type="float" office:value="267">
                <text:p>267</text:p>
              </table:table-cell>
              <table:table-cell office:value-type="float" office:value="36.9975096522947">
                <text:p>36.9975096522947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68">
                <text:p>268</text:p>
              </table:table-cell>
              <table:table-cell office:value-type="float" office:value="8">
                <text:p>8</text:p>
              </table:table-cell>
              <table:table-cell office:value-type="float" office:value="268">
                <text:p>268</text:p>
              </table:table-cell>
              <table:table-cell office:value-type="float" office:value="37.1541715164637">
                <text:p>37.1541715164637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69">
                <text:p>269</text:p>
              </table:table-cell>
              <table:table-cell office:value-type="float" office:value="9">
                <text:p>9</text:p>
              </table:table-cell>
              <table:table-cell office:value-type="float" office:value="269">
                <text:p>269</text:p>
              </table:table-cell>
              <table:table-cell office:value-type="float" office:value="37.3108379063896">
                <text:p>37.3108379063896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70">
                <text:p>270</text:p>
              </table:table-cell>
              <table:table-cell office:value-type="float" office:value="10">
                <text:p>10</text:p>
              </table:table-cell>
              <table:table-cell office:value-type="float" office:value="270">
                <text:p>270</text:p>
              </table:table-cell>
              <table:table-cell office:value-type="float" office:value="37.4675087573751">
                <text:p>37.4675087573751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71">
                <text:p>271</text:p>
              </table:table-cell>
              <table:table-cell office:value-type="float" office:value="11">
                <text:p>11</text:p>
              </table:table-cell>
              <table:table-cell office:value-type="float" office:value="271">
                <text:p>271</text:p>
              </table:table-cell>
              <table:table-cell office:value-type="float" office:value="37.6241840058677">
                <text:p>37.6241840058677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72">
                <text:p>272</text:p>
              </table:table-cell>
              <table:table-cell office:value-type="float" office:value="11">
                <text:p>11</text:p>
              </table:table-cell>
              <table:table-cell office:value-type="float" office:value="272">
                <text:p>272</text:p>
              </table:table-cell>
              <table:table-cell office:value-type="float" office:value="37.7808635894345">
                <text:p>37.7808635894345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73">
                <text:p>273</text:p>
              </table:table-cell>
              <table:table-cell office:value-type="float" office:value="12">
                <text:p>12</text:p>
              </table:table-cell>
              <table:table-cell office:value-type="float" office:value="273">
                <text:p>273</text:p>
              </table:table-cell>
              <table:table-cell office:value-type="float" office:value="37.9375474467394">
                <text:p>37.9375474467394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74">
                <text:p>274</text:p>
              </table:table-cell>
              <table:table-cell office:value-type="float" office:value="13">
                <text:p>13</text:p>
              </table:table-cell>
              <table:table-cell office:value-type="float" office:value="274">
                <text:p>274</text:p>
              </table:table-cell>
              <table:table-cell office:value-type="float" office:value="38.0942355175204">
                <text:p>38.0942355175204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75">
                <text:p>275</text:p>
              </table:table-cell>
              <table:table-cell office:value-type="float" office:value="14">
                <text:p>14</text:p>
              </table:table-cell>
              <table:table-cell office:value-type="float" office:value="275">
                <text:p>275</text:p>
              </table:table-cell>
              <table:table-cell office:value-type="float" office:value="38.2509277425665">
                <text:p>38.2509277425665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76">
                <text:p>276</text:p>
              </table:table-cell>
              <table:table-cell office:value-type="float" office:value="14">
                <text:p>14</text:p>
              </table:table-cell>
              <table:table-cell office:value-type="float" office:value="276">
                <text:p>276</text:p>
              </table:table-cell>
              <table:table-cell office:value-type="float" office:value="38.4076240636966">
                <text:p>38.4076240636966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77">
                <text:p>277</text:p>
              </table:table-cell>
              <table:table-cell office:value-type="float" office:value="15">
                <text:p>15</text:p>
              </table:table-cell>
              <table:table-cell office:value-type="float" office:value="277">
                <text:p>277</text:p>
              </table:table-cell>
              <table:table-cell office:value-type="float" office:value="38.5643244237381">
                <text:p>38.5643244237381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78">
                <text:p>278</text:p>
              </table:table-cell>
              <table:table-cell office:value-type="float" office:value="16">
                <text:p>16</text:p>
              </table:table-cell>
              <table:table-cell office:value-type="float" office:value="278">
                <text:p>278</text:p>
              </table:table-cell>
              <table:table-cell office:value-type="float" office:value="38.7210287665057">
                <text:p>38.7210287665057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79">
                <text:p>279</text:p>
              </table:table-cell>
              <table:table-cell office:value-type="float" office:value="17">
                <text:p>17</text:p>
              </table:table-cell>
              <table:table-cell office:value-type="float" office:value="279">
                <text:p>279</text:p>
              </table:table-cell>
              <table:table-cell office:value-type="float" office:value="38.8777370367817">
                <text:p>38.8777370367817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80">
                <text:p>280</text:p>
              </table:table-cell>
              <table:table-cell office:value-type="float" office:value="17">
                <text:p>17</text:p>
              </table:table-cell>
              <table:table-cell office:value-type="float" office:value="280">
                <text:p>280</text:p>
              </table:table-cell>
              <table:table-cell office:value-type="float" office:value="39.0344491802961">
                <text:p>39.0344491802961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81">
                <text:p>281</text:p>
              </table:table-cell>
              <table:table-cell office:value-type="float" office:value="18">
                <text:p>18</text:p>
              </table:table-cell>
              <table:table-cell office:value-type="float" office:value="281">
                <text:p>281</text:p>
              </table:table-cell>
              <table:table-cell office:value-type="float" office:value="39.1911651437068">
                <text:p>39.1911651437068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82">
                <text:p>282</text:p>
              </table:table-cell>
              <table:table-cell office:value-type="float" office:value="19">
                <text:p>19</text:p>
              </table:table-cell>
              <table:table-cell office:value-type="float" office:value="282">
                <text:p>282</text:p>
              </table:table-cell>
              <table:table-cell office:value-type="float" office:value="39.3478848745813">
                <text:p>39.3478848745813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83">
                <text:p>283</text:p>
              </table:table-cell>
              <table:table-cell office:value-type="float" office:value="20">
                <text:p>20</text:p>
              </table:table-cell>
              <table:table-cell office:value-type="float" office:value="283">
                <text:p>283</text:p>
              </table:table-cell>
              <table:table-cell office:value-type="float" office:value="39.5046083213782">
                <text:p>39.5046083213782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84">
                <text:p>284</text:p>
              </table:table-cell>
              <table:table-cell office:value-type="float" office:value="20">
                <text:p>20</text:p>
              </table:table-cell>
              <table:table-cell office:value-type="float" office:value="284">
                <text:p>284</text:p>
              </table:table-cell>
              <table:table-cell office:value-type="float" office:value="39.6613354334287">
                <text:p>39.6613354334287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85">
                <text:p>285</text:p>
              </table:table-cell>
              <table:table-cell office:value-type="float" office:value="21">
                <text:p>21</text:p>
              </table:table-cell>
              <table:table-cell office:value-type="float" office:value="285">
                <text:p>285</text:p>
              </table:table-cell>
              <table:table-cell office:value-type="float" office:value="39.8180661609197">
                <text:p>39.8180661609197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86">
                <text:p>286</text:p>
              </table:table-cell>
              <table:table-cell office:value-type="float" office:value="22">
                <text:p>22</text:p>
              </table:table-cell>
              <table:table-cell office:value-type="float" office:value="286">
                <text:p>286</text:p>
              </table:table-cell>
              <table:table-cell office:value-type="float" office:value="39.9748004548762">
                <text:p>39.9748004548762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87">
                <text:p>287</text:p>
              </table:table-cell>
              <table:table-cell office:value-type="float" office:value="22">
                <text:p>22</text:p>
              </table:table-cell>
              <table:table-cell office:value-type="float" office:value="287">
                <text:p>287</text:p>
              </table:table-cell>
              <table:table-cell office:value-type="float" office:value="40.1315382671448">
                <text:p>40.1315382671448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88">
                <text:p>288</text:p>
              </table:table-cell>
              <table:table-cell office:value-type="float" office:value="23">
                <text:p>23</text:p>
              </table:table-cell>
              <table:table-cell office:value-type="float" office:value="288">
                <text:p>288</text:p>
              </table:table-cell>
              <table:table-cell office:value-type="float" office:value="40.2882795503771">
                <text:p>40.2882795503771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89">
                <text:p>289</text:p>
              </table:table-cell>
              <table:table-cell office:value-type="float" office:value="24">
                <text:p>24</text:p>
              </table:table-cell>
              <table:table-cell office:value-type="float" office:value="289">
                <text:p>289</text:p>
              </table:table-cell>
              <table:table-cell office:value-type="float" office:value="40.4450242580137">
                <text:p>40.4450242580137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90">
                <text:p>290</text:p>
              </table:table-cell>
              <table:table-cell office:value-type="float" office:value="25">
                <text:p>25</text:p>
              </table:table-cell>
              <table:table-cell office:value-type="float" office:value="290">
                <text:p>290</text:p>
              </table:table-cell>
              <table:table-cell office:value-type="float" office:value="40.6017723442688">
                <text:p>40.6017723442688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91">
                <text:p>291</text:p>
              </table:table-cell>
              <table:table-cell office:value-type="float" office:value="25">
                <text:p>25</text:p>
              </table:table-cell>
              <table:table-cell office:value-type="float" office:value="291">
                <text:p>291</text:p>
              </table:table-cell>
              <table:table-cell office:value-type="float" office:value="40.7585237641147">
                <text:p>40.7585237641147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92">
                <text:p>292</text:p>
              </table:table-cell>
              <table:table-cell office:value-type="float" office:value="26">
                <text:p>26</text:p>
              </table:table-cell>
              <table:table-cell office:value-type="float" office:value="292">
                <text:p>292</text:p>
              </table:table-cell>
              <table:table-cell office:value-type="float" office:value="40.9152784732671">
                <text:p>40.9152784732671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93">
                <text:p>293</text:p>
              </table:table-cell>
              <table:table-cell office:value-type="float" office:value="27">
                <text:p>27</text:p>
              </table:table-cell>
              <table:table-cell office:value-type="float" office:value="293">
                <text:p>293</text:p>
              </table:table-cell>
              <table:table-cell office:value-type="float" office:value="41.0720364281701">
                <text:p>41.0720364281701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94">
                <text:p>294</text:p>
              </table:table-cell>
              <table:table-cell office:value-type="float" office:value="28">
                <text:p>28</text:p>
              </table:table-cell>
              <table:table-cell office:value-type="float" office:value="294">
                <text:p>294</text:p>
              </table:table-cell>
              <table:table-cell office:value-type="float" office:value="41.2287975859825">
                <text:p>41.2287975859825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95">
                <text:p>295</text:p>
              </table:table-cell>
              <table:table-cell office:value-type="float" office:value="28">
                <text:p>28</text:p>
              </table:table-cell>
              <table:table-cell office:value-type="float" office:value="295">
                <text:p>295</text:p>
              </table:table-cell>
              <table:table-cell office:value-type="float" office:value="41.3855619045634">
                <text:p>41.3855619045634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96">
                <text:p>296</text:p>
              </table:table-cell>
              <table:table-cell office:value-type="float" office:value="29">
                <text:p>29</text:p>
              </table:table-cell>
              <table:table-cell office:value-type="float" office:value="296">
                <text:p>296</text:p>
              </table:table-cell>
              <table:table-cell office:value-type="float" office:value="41.5423293424588">
                <text:p>41.5423293424588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97">
                <text:p>297</text:p>
              </table:table-cell>
              <table:table-cell office:value-type="float" office:value="30">
                <text:p>30</text:p>
              </table:table-cell>
              <table:table-cell office:value-type="float" office:value="297">
                <text:p>297</text:p>
              </table:table-cell>
              <table:table-cell office:value-type="float" office:value="41.6990998588882">
                <text:p>41.6990998588882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98">
                <text:p>298</text:p>
              </table:table-cell>
              <table:table-cell office:value-type="float" office:value="31">
                <text:p>31</text:p>
              </table:table-cell>
              <table:table-cell office:value-type="float" office:value="298">
                <text:p>298</text:p>
              </table:table-cell>
              <table:table-cell office:value-type="float" office:value="41.8558734137317">
                <text:p>41.8558734137317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99">
                <text:p>299</text:p>
              </table:table-cell>
              <table:table-cell office:value-type="float" office:value="31">
                <text:p>31</text:p>
              </table:table-cell>
              <table:table-cell office:value-type="float" office:value="299">
                <text:p>299</text:p>
              </table:table-cell>
              <table:table-cell office:value-type="float" office:value="42.0126499675173">
                <text:p>42.012649967517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amed-symbol" chart:symbol-name="square" chart:symbol-width="0.25cm" chart:symbol-height="0.25cm"/>
      <style:graphic-properties svg:stroke-color="#004586" draw:fill-color="#004586"/>
      <style:text-properties fo:font-size="6pt" style:font-size-asian="6pt" style:font-size-complex="6pt"/>
    </style:style>
    <style:style style:name="ch7" style:family="chart">
      <style:chart-properties chart:symbol-type="named-symbol" chart:symbol-name="diamond" chart:symbol-width="0.25cm" chart:symbol-height="0.25cm"/>
      <style:graphic-properties svg:stroke-color="#ff420e" draw:fill-color="#ff420e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24.663cm" svg:height="7cm" chart:class="chart:scatter" chart:column-mapping="0 1" chart:style-name="ch1">
        <chart:legend chart:legend-position="end" svg:x="22.329cm" svg:y="3.038cm" chart:style-name="ch2"/>
        <chart:plot-area chart:style-name="ch3" table:cell-range-address="'nuovo davis'.A3:'nuovo davis'.B10 'nuovo davis'.D3:'nuovo davis'.D10" chart:data-source-has-labels="column" svg:x="0.493cm" svg:y="0.14cm" svg:width="21.343cm" svg:height="6.579cm">
          <chart:axis chart:dimension="x" chart:name="primary-x" chart:style-name="ch4">
            <chart:categories table:cell-range-address="'nuovo davis'.B4:'nuovo davis'.B1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nuovo davis'.A3:'nuovo davis'.A10" chart:class="chart:scatter">
            <chart:domain table:cell-range-address="'nuovo davis'.B3:'nuovo davis'.B10"/>
            <chart:data-point chart:repeated="8"/>
          </chart:series>
          <chart:series chart:style-name="ch7" chart:values-cell-range-address="'nuovo davis'.D3:'nuovo davis'.D10" chart:class="chart:scatter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A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30</text:p>
              </table:table-cell>
              <table:table-cell office:value-type="float" office:value="14">
                <text:p>14</text:p>
              </table:table-cell>
              <table:table-cell office:value-type="float" office:value="10">
                <text:p>10</text:p>
              </table:table-cell>
              <table:table-cell office:value-type="float" office:value="10.3703703703704">
                <text:p>10.370370370370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0">
                <text:p>30</text:p>
              </table:table-cell>
              <table:table-cell office:value-type="float" office:value="20">
                <text:p>20</text:p>
              </table:table-cell>
              <table:table-cell office:value-type="float" office:value="22.2222222222222">
                <text:p>22.222222222222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3">
                <text:p>43</text:p>
              </table:table-cell>
              <table:table-cell office:value-type="float" office:value="30">
                <text:p>30</text:p>
              </table:table-cell>
              <table:table-cell office:value-type="float" office:value="31.8518518518519">
                <text:p>31.851851851851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4">
                <text:p>54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2">
                <text:p>62</text:p>
              </table:table-cell>
              <table:table-cell office:value-type="float" office:value="50">
                <text:p>50</text:p>
              </table:table-cell>
              <table:table-cell office:value-type="float" office:value="45.9259259259259">
                <text:p>45.925925925925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0">
                <text:p>80</text:p>
              </table:table-cell>
              <table:table-cell office:value-type="float" office:value="60">
                <text:p>60</text:p>
              </table:table-cell>
              <table:table-cell office:value-type="float" office:value="59.2592592592593">
                <text:p>59.259259259259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92">
                <text:p>92</text:p>
              </table:table-cell>
              <table:table-cell office:value-type="float" office:value="75">
                <text:p>75</text:p>
              </table:table-cell>
              <table:table-cell office:value-type="float" office:value="68.1481481481481">
                <text:p>68.1481481481481</text:p>
              </table:table-cell>
            </table:table-row>
            <table:table-row>
              <table:table-cell office:value-type="string"/>
              <table:table-cell office:value-type="float" office:value="123">
                <text:p>123</text:p>
              </table:table-cell>
              <table:table-cell office:value-type="float" office:value="90">
                <text:p>90</text:p>
              </table:table-cell>
              <table:table-cell office:value-type="float" office:value="91.1111111111111">
                <text:p>91.111111111111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amed-symbol" chart:symbol-name="square" chart:symbol-width="0.25cm" chart:symbol-height="0.25cm"/>
      <style:graphic-properties svg:stroke-color="#004586" draw:fill-color="#004586"/>
      <style:text-properties fo:font-size="6pt" style:font-size-asian="6pt" style:font-size-complex="6pt"/>
    </style:style>
    <style:style style:name="ch7" style:family="chart">
      <style:chart-properties chart:symbol-type="named-symbol" chart:symbol-name="diamond" chart:symbol-width="0.25cm" chart:symbol-height="0.25cm"/>
      <style:graphic-properties svg:stroke-color="#ff420e" draw:fill-color="#ff420e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24.251cm" svg:height="7cm" chart:class="chart:scatter" chart:column-mapping="0 1" chart:style-name="ch1">
        <chart:legend chart:legend-position="end" svg:x="21.925cm" svg:y="3.038cm" chart:style-name="ch2"/>
        <chart:plot-area chart:style-name="ch3" table:cell-range-address="lacrosse.A3:lacrosse.B7 lacrosse.E3:lacrosse.E7" chart:data-source-has-labels="column" svg:x="0.485cm" svg:y="0.14cm" svg:width="20.955cm" svg:height="6.579cm">
          <chart:axis chart:dimension="x" chart:name="primary-x" chart:style-name="ch4">
            <chart:categories table:cell-range-address="lacrosse.A4:lacrosse.A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acrosse.A3:lacrosse.A7" chart:class="chart:scatter">
            <chart:domain table:cell-range-address="lacrosse.B3:lacrosse.B7"/>
            <chart:data-point chart:repeated="5"/>
          </chart:series>
          <chart:series chart:style-name="ch7" chart:values-cell-range-address="lacrosse.E3:lacrosse.E7" chart:class="chart:scatte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A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30</text:p>
              </table:table-cell>
              <table:table-cell office:value-type="float" office:value="18">
                <text:p>18</text:p>
              </table:table-cell>
              <table:table-cell office:value-type="float" office:value="20">
                <text:p>20</text:p>
              </table:table-cell>
              <table:table-cell office:value-type="float" office:value="21.6">
                <text:p>21.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5">
                <text:p>25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2">
                <text:p>42</text:p>
              </table:table-cell>
              <table:table-cell office:value-type="float" office:value="50">
                <text:p>50</text:p>
              </table:table-cell>
              <table:table-cell office:value-type="float" office:value="50.4">
                <text:p>50.4</text:p>
              </table:table-cell>
            </table:table-row>
            <table:table-row>
              <table:table-cell office:value-type="string"/>
              <table:table-cell office:value-type="float" office:value="51">
                <text:p>51</text:p>
              </table:table-cell>
              <table:table-cell office:value-type="float" office:value="60">
                <text:p>60</text:p>
              </table:table-cell>
              <table:table-cell office:value-type="float" office:value="61.2">
                <text:p>61.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